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25" style:family="paragraph" style:parent-style-name="Text_20_body">
      <style:text-properties officeooo:paragraph-rsid="01a6e1ca"/>
    </style:style>
    <style:style style:name="P26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27" style:family="paragraph" style:parent-style-name="Text_20_body">
      <style:text-properties officeooo:paragraph-rsid="01a46aa7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3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5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6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2" style:family="paragraph" style:parent-style-name="Text_20_body">
      <style:text-properties fo:font-size="14pt" officeooo:paragraph-rsid="0009bd1f" style:font-size-asian="14pt" style:font-size-complex="14pt"/>
    </style:style>
    <style:style style:name="P4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4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0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1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2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3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4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55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6" style:family="paragraph" style:parent-style-name="Text_20_body">
      <style:paragraph-properties fo:text-align="start" style:justify-single-word="false"/>
      <style:text-properties officeooo:paragraph-rsid="01104b4a"/>
    </style:style>
    <style:style style:name="P57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8" style:family="paragraph" style:parent-style-name="Standard">
      <style:text-properties fo:font-size="12pt" style:font-size-asian="12pt" style:font-size-complex="12pt"/>
    </style:style>
    <style:style style:name="P59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0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6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4" style:family="paragraph" style:parent-style-name="Standard">
      <style:text-properties officeooo:paragraph-rsid="00fab35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6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7" style:family="paragraph" style:parent-style-name="Standard">
      <style:text-properties officeooo:paragraph-rsid="0018a839"/>
    </style:style>
    <style:style style:name="P6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9" style:family="paragraph" style:parent-style-name="Standard" style:list-style-name="L7">
      <style:text-properties officeooo:paragraph-rsid="001921f1"/>
    </style:style>
    <style:style style:name="P70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1" style:family="paragraph" style:parent-style-name="Standard" style:list-style-name="L7">
      <style:paragraph-properties fo:margin-top="0cm" fo:margin-bottom="0cm" style:contextual-spacing="false"/>
      <style:text-properties officeooo:paragraph-rsid="016f9642"/>
    </style:style>
    <style:style style:name="P72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73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7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5" style:family="paragraph" style:parent-style-name="Standard">
      <style:text-properties officeooo:paragraph-rsid="016f9642"/>
    </style:style>
    <style:style style:name="P7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77" style:family="paragraph" style:parent-style-name="Standard">
      <style:paragraph-properties fo:margin-left="0cm" fo:margin-right="0cm" fo:line-height="100%" fo:text-indent="0cm" style:auto-text-indent="false"/>
    </style:style>
    <style:style style:name="P7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9" style:family="paragraph" style:parent-style-name="Standard">
      <style:text-properties fo:font-size="12pt" officeooo:paragraph-rsid="002148f0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line-height="100%"/>
      <style:text-properties officeooo:paragraph-rsid="0149559a"/>
    </style:style>
    <style:style style:name="P83" style:family="paragraph" style:parent-style-name="Text_20_body" style:list-style-name="L8">
      <style:paragraph-properties fo:line-height="100%"/>
      <style:text-properties officeooo:paragraph-rsid="0149559a"/>
    </style:style>
    <style:style style:name="P84" style:family="paragraph" style:parent-style-name="Standard">
      <style:paragraph-properties fo:line-height="100%"/>
      <style:text-properties officeooo:paragraph-rsid="0155afab"/>
    </style:style>
    <style:style style:name="P8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8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paragraph-rsid="01a36cca" style:font-size-asian="12pt" style:font-size-complex="12pt"/>
    </style:style>
    <style:style style:name="P88" style:family="paragraph" style:parent-style-name="Text_20_body">
      <style:paragraph-properties fo:margin-left="0cm" fo:margin-right="-0.3cm" fo:line-height="100%" fo:text-indent="0cm" style:auto-text-indent="false"/>
      <style:text-properties officeooo:paragraph-rsid="01a36cca"/>
    </style:style>
    <style:style style:name="P89" style:family="paragraph" style:parent-style-name="Text_20_body" style:list-style-name="L9">
      <style:paragraph-properties fo:line-height="100%"/>
      <style:text-properties officeooo:paragraph-rsid="01a36cca"/>
    </style:style>
    <style:style style:name="P9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1" style:family="paragraph" style:parent-style-name="Text_20_body">
      <style:paragraph-properties fo:line-height="100%" fo:text-align="start" style:justify-single-word="false"/>
      <style:text-properties fo:font-size="12pt" officeooo:paragraph-rsid="00e1c371"/>
    </style:style>
    <style:style style:name="P9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1a848aa"/>
    </style:style>
    <style:style style:name="P94" style:family="paragraph" style:parent-style-name="Text_20_body">
      <style:paragraph-properties fo:text-align="start" style:justify-single-word="false"/>
      <style:text-properties officeooo:paragraph-rsid="01a848aa"/>
    </style:style>
    <style:style style:name="P9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7" style:family="paragraph" style:parent-style-name="Text_20_body">
      <style:text-properties fo:font-size="12pt" fo:language="pt" fo:country="BR" style:font-size-asian="12pt" style:font-size-complex="12pt"/>
    </style:style>
    <style:style style:name="P9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1" style:family="paragraph" style:parent-style-name="Text_20_body">
      <style:text-properties officeooo:paragraph-rsid="00384e83"/>
    </style:style>
    <style:style style:name="P102" style:family="paragraph" style:parent-style-name="Text_20_body">
      <style:paragraph-properties fo:text-align="center" style:justify-single-word="false"/>
      <style:text-properties style:font-name="Liberation Serif" style:text-underline-style="none"/>
    </style:style>
    <style:style style:name="P10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paragraph-rsid="01a89130" style:font-size-asian="12pt" style:font-size-complex="12pt"/>
    </style:style>
    <style:style style:name="P104" style:family="paragraph" style:parent-style-name="Text_20_body">
      <style:text-properties style:font-name="Liberation Serif" fo:font-size="12pt" officeooo:paragraph-rsid="01a89130"/>
    </style:style>
    <style:style style:name="P105" style:family="paragraph" style:parent-style-name="Text_20_body">
      <style:paragraph-properties fo:text-align="center" style:justify-single-word="false"/>
      <style:text-properties style:font-name="Liberation Serif" fo:font-size="12pt" officeooo:paragraph-rsid="01a89130"/>
    </style:style>
    <style:style style:name="P1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0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4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16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17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officeooo:paragraph-rsid="00e1c371" style:font-size-asian="12pt" style:font-size-complex="12pt"/>
    </style:style>
    <style:style style:name="P120" style:family="paragraph" style:parent-style-name="Text_20_body">
      <style:text-properties fo:language="pt" fo:country="BR" officeooo:rsid="00d9fbfd"/>
    </style:style>
    <style:style style:name="P12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3" style:family="paragraph" style:parent-style-name="Heading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24" style:family="paragraph" style:parent-style-name="Text_20_body">
      <style:paragraph-properties fo:text-align="center" style:justify-single-word="false"/>
      <style:text-properties fo:font-size="12pt" officeooo:paragraph-rsid="005baeb4" style:font-size-asian="12pt" style:font-size-complex="12pt"/>
    </style:style>
    <style:style style:name="P12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2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28" style:family="paragraph" style:parent-style-name="Text_20_body">
      <style:paragraph-properties fo:line-height="100%"/>
      <style:text-properties officeooo:paragraph-rsid="01500562"/>
    </style:style>
    <style:style style:name="P129" style:family="paragraph" style:parent-style-name="Text_20_body" style:list-style-name="L10">
      <style:paragraph-properties fo:line-height="100%"/>
      <style:text-properties officeooo:paragraph-rsid="01500562"/>
    </style:style>
    <style:style style:name="P130" style:family="paragraph" style:parent-style-name="Text_20_body">
      <style:paragraph-properties fo:line-height="100%"/>
      <style:text-properties officeooo:rsid="01500562" officeooo:paragraph-rsid="01500562"/>
    </style:style>
    <style:style style:name="P13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3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3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4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2" style:family="paragraph" style:parent-style-name="Text_20_body">
      <style:paragraph-properties fo:text-align="center" style:justify-single-word="false"/>
    </style:style>
    <style:style style:name="P143" style:family="paragraph" style:parent-style-name="Text_20_body">
      <style:text-properties officeooo:paragraph-rsid="00eaa009"/>
    </style:style>
    <style:style style:name="P144" style:family="paragraph" style:parent-style-name="Text_20_body">
      <style:paragraph-properties fo:text-align="center" style:justify-single-word="false"/>
      <style:text-properties officeooo:paragraph-rsid="00eaa009"/>
    </style:style>
    <style:style style:name="P145" style:family="paragraph" style:parent-style-name="Text_20_body">
      <style:paragraph-properties fo:text-align="start" style:justify-single-word="false"/>
      <style:text-properties officeooo:paragraph-rsid="00eaa009"/>
    </style:style>
    <style:style style:name="P146" style:family="paragraph" style:parent-style-name="Text_20_body">
      <style:paragraph-properties fo:line-height="100%"/>
    </style:style>
    <style:style style:name="P147" style:family="paragraph" style:parent-style-name="Text_20_body">
      <style:text-properties officeooo:paragraph-rsid="0076f36b"/>
    </style:style>
    <style:style style:name="P148" style:family="paragraph" style:parent-style-name="Text_20_body">
      <style:paragraph-properties fo:text-align="center" style:justify-single-word="false"/>
      <style:text-properties officeooo:paragraph-rsid="012182fb"/>
    </style:style>
    <style:style style:name="P149" style:family="paragraph" style:parent-style-name="Text_20_body">
      <style:paragraph-properties fo:text-align="start" style:justify-single-word="false"/>
      <style:text-properties officeooo:paragraph-rsid="012182fb"/>
    </style:style>
    <style:style style:name="P150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1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2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4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55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56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57" style:family="paragraph" style:parent-style-name="Standard">
      <style:paragraph-properties fo:margin-left="0cm" fo:margin-right="0cm" style:line-height-at-least="0cm" fo:text-indent="0cm" style:auto-text-indent="false"/>
    </style:style>
    <style:style style:name="P158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5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0" style:family="paragraph" style:parent-style-name="Text_20_body">
      <style:paragraph-properties fo:text-align="start" style:justify-single-word="false"/>
      <style:text-properties officeooo:paragraph-rsid="008952b2"/>
    </style:style>
    <style:style style:name="P161" style:family="paragraph" style:parent-style-name="Text_20_body">
      <style:paragraph-properties fo:text-align="start" style:justify-single-word="false"/>
      <style:text-properties officeooo:paragraph-rsid="0089288d"/>
    </style:style>
    <style:style style:name="P162" style:family="paragraph" style:parent-style-name="Text_20_body">
      <style:text-properties officeooo:paragraph-rsid="0089948f"/>
    </style:style>
    <style:style style:name="P163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4" style:family="paragraph" style:parent-style-name="Text_20_body">
      <style:paragraph-properties fo:line-height="100%"/>
      <style:text-properties officeooo:paragraph-rsid="015a4c44"/>
    </style:style>
    <style:style style:name="P165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6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67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68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70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71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72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db7365"/>
    </style:style>
    <style:style style:name="P173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4" style:family="paragraph" style:parent-style-name="Text_20_body" style:list-style-name="L12">
      <style:paragraph-properties fo:line-height="100%"/>
      <style:text-properties officeooo:paragraph-rsid="00db7365"/>
    </style:style>
    <style:style style:name="P175" style:family="paragraph" style:parent-style-name="Text_20_body" style:list-style-name="L12">
      <style:paragraph-properties fo:line-height="100%"/>
      <style:text-properties officeooo:paragraph-rsid="00d59182"/>
    </style:style>
    <style:style style:name="P176" style:family="paragraph" style:parent-style-name="Text_20_body" style:list-style-name="L12">
      <style:paragraph-properties fo:line-height="100%"/>
      <style:text-properties officeooo:paragraph-rsid="00d5d97a"/>
    </style:style>
    <style:style style:name="P177" style:family="paragraph" style:parent-style-name="Text_20_body" style:list-style-name="L12">
      <style:paragraph-properties fo:line-height="100%"/>
      <style:text-properties officeooo:paragraph-rsid="00dc62c3"/>
    </style:style>
    <style:style style:name="P178" style:family="paragraph" style:parent-style-name="Text_20_body" style:list-style-name="L12">
      <style:paragraph-properties fo:line-height="100%"/>
      <style:text-properties officeooo:paragraph-rsid="009e54d6"/>
    </style:style>
    <style:style style:name="P179" style:family="paragraph" style:parent-style-name="Text_20_body" style:list-style-name="L12">
      <style:paragraph-properties fo:line-height="100%"/>
      <style:text-properties officeooo:paragraph-rsid="009fc47f"/>
    </style:style>
    <style:style style:name="P180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81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2" style:family="paragraph" style:parent-style-name="Text_20_body" style:list-style-name="L12">
      <style:paragraph-properties fo:line-height="100%"/>
      <style:text-properties officeooo:paragraph-rsid="00d62ec3"/>
    </style:style>
    <style:style style:name="P183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4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5" style:family="paragraph" style:parent-style-name="Text_20_body" style:list-style-name="L12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86" style:family="paragraph" style:parent-style-name="Text_20_body" style:list-style-name="L12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87" style:family="paragraph" style:parent-style-name="Text_20_body" style:list-style-name="L12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8" style:family="paragraph" style:parent-style-name="Text_20_body" style:list-style-name="L12">
      <style:paragraph-properties fo:line-height="100%" fo:break-before="page"/>
      <style:text-properties officeooo:paragraph-rsid="015aff45"/>
    </style:style>
    <style:style style:name="P189" style:family="paragraph" style:parent-style-name="Text_20_body" style:list-style-name="L12">
      <style:paragraph-properties fo:line-height="100%"/>
      <style:text-properties officeooo:paragraph-rsid="015aff45"/>
    </style:style>
    <style:style style:name="P190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91" style:family="paragraph" style:parent-style-name="Text_20_body">
      <style:paragraph-properties fo:line-height="100%"/>
      <style:text-properties fo:language="pt" fo:country="BR"/>
    </style:style>
    <style:style style:name="P19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193" style:family="paragraph" style:parent-style-name="Text_20_body" style:list-style-name="L15">
      <style:paragraph-properties fo:line-height="100%"/>
      <style:text-properties officeooo:paragraph-rsid="016d01a8"/>
    </style:style>
    <style:style style:name="P194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95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96" style:family="paragraph" style:parent-style-name="Heading_20_3" style:list-style-name="">
      <style:paragraph-properties fo:line-height="100%" fo:text-align="center" style:justify-single-word="false"/>
    </style:style>
    <style:style style:name="P197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198" style:family="paragraph" style:parent-style-name="Standard">
      <style:paragraph-properties fo:line-height="100%" fo:text-align="center" style:justify-single-word="false" fo:break-before="page"/>
      <style:text-properties fo:font-size="12pt" fo:language="pt" fo:country="BR" officeooo:rsid="00b725b2" officeooo:paragraph-rsid="00b725b2" style:font-size-asian="12pt" style:font-size-complex="12pt"/>
    </style:style>
    <style:style style:name="P19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00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01" style:family="paragraph" style:parent-style-name="Standard">
      <style:paragraph-properties fo:line-height="100%"/>
      <style:text-properties officeooo:paragraph-rsid="01aa837b"/>
    </style:style>
    <style:style style:name="P202" style:family="paragraph" style:parent-style-name="Standard">
      <style:paragraph-properties fo:line-height="100%" fo:text-align="center" style:justify-single-word="false"/>
      <style:text-properties officeooo:paragraph-rsid="01aa837b"/>
    </style:style>
    <style:style style:name="P20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05" style:family="paragraph" style:parent-style-name="Heading">
      <style:paragraph-properties fo:margin-top="0cm" fo:margin-bottom="0cm" style:contextual-spacing="false"/>
      <style:text-properties fo:font-size="12pt" style:font-size-asian="12pt" style:font-size-complex="12pt"/>
    </style:style>
    <style:style style:name="P206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07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08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09" style:family="paragraph" style:parent-style-name="Standard">
      <style:paragraph-properties fo:text-align="justify" style:justify-single-word="false"/>
      <style:text-properties officeooo:paragraph-rsid="018767ee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11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12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13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18" style:family="paragraph" style:parent-style-name="Standard" style:list-style-name="L16">
      <style:paragraph-properties fo:text-align="start" style:justify-single-word="false"/>
      <style:text-properties officeooo:paragraph-rsid="01887e73"/>
    </style:style>
    <style:style style:name="P219" style:family="paragraph" style:parent-style-name="Standard">
      <style:paragraph-properties fo:text-align="start" style:justify-single-word="false" fo:break-before="page"/>
      <style:text-properties officeooo:paragraph-rsid="01887e73"/>
    </style:style>
    <style:style style:name="P220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21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22" style:family="paragraph" style:parent-style-name="Heading">
      <style:paragraph-properties fo:text-align="center" style:justify-single-word="false"/>
      <style:text-properties style:font-name="Liberation Serif" fo:font-size="12pt" fo:font-weight="normal" officeooo:paragraph-rsid="019729fc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24" style:family="paragraph" style:parent-style-name="Standard" style:list-style-name="L16">
      <style:paragraph-properties fo:text-align="start" style:justify-single-word="false"/>
      <style:text-properties officeooo:paragraph-rsid="018be7f0"/>
    </style:style>
    <style:style style:name="P225" style:family="paragraph" style:parent-style-name="Standard" style:list-style-name="L16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26" style:family="paragraph" style:parent-style-name="Standard" style:list-style-name="L16">
      <style:paragraph-properties fo:text-align="start" style:justify-single-word="false"/>
      <style:text-properties officeooo:paragraph-rsid="018f1173"/>
    </style:style>
    <style:style style:name="P227" style:family="paragraph" style:parent-style-name="Standard" style:list-style-name="L16">
      <style:paragraph-properties fo:text-align="start" style:justify-single-word="false"/>
      <style:text-properties officeooo:paragraph-rsid="0190982d"/>
    </style:style>
    <style:style style:name="P228" style:family="paragraph" style:parent-style-name="Standard" style:list-style-name="L16">
      <style:paragraph-properties fo:text-align="start" style:justify-single-word="false"/>
      <style:text-properties officeooo:paragraph-rsid="0198b8fb"/>
    </style:style>
    <style:style style:name="P229" style:family="paragraph" style:parent-style-name="Standard" style:list-style-name="L16">
      <style:paragraph-properties fo:text-align="start" style:justify-single-word="false"/>
      <style:text-properties officeooo:paragraph-rsid="019b457c"/>
    </style:style>
    <style:style style:name="P230" style:family="paragraph" style:parent-style-name="Standard">
      <style:paragraph-properties fo:text-align="start" style:justify-single-word="false"/>
      <style:text-properties officeooo:paragraph-rsid="019729fc"/>
    </style:style>
    <style:style style:name="P231" style:family="paragraph" style:parent-style-name="Heading_20_1">
      <style:paragraph-properties fo:break-before="page"/>
      <style:text-properties officeooo:rsid="016d01a8" officeooo:paragraph-rsid="016d01a8"/>
    </style:style>
    <style:style style:name="P23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34" style:family="paragraph" style:parent-style-name="Heading_20_1">
      <style:text-properties officeooo:paragraph-rsid="01869135"/>
    </style:style>
    <style:style style:name="P235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36" style:family="paragraph" style:parent-style-name="Text_20_body" style:list-style-name="L17">
      <style:paragraph-properties fo:margin-top="0cm" fo:margin-bottom="0cm" style:contextual-spacing="false" fo:line-height="100%"/>
      <style:text-properties officeooo:paragraph-rsid="01869135"/>
    </style:style>
    <style:style style:name="P237" style:family="paragraph" style:parent-style-name="Text_20_body">
      <style:text-properties officeooo:paragraph-rsid="019e976c"/>
    </style:style>
    <style:style style:name="P238" style:family="paragraph" style:parent-style-name="Standard">
      <style:paragraph-properties fo:line-height="100%"/>
      <style:text-properties officeooo:paragraph-rsid="01869135"/>
    </style:style>
    <style:style style:name="P239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officeooo:paragraph-rsid="019e976c" fo:background-color="#1f1f1f" style:font-size-asian="12pt" style:font-size-complex="12pt"/>
    </style:style>
    <style:style style:name="P240" style:family="paragraph" style:parent-style-name="Standard">
      <style:paragraph-properties fo:margin-left="0cm" fo:margin-right="0cm" fo:line-height="100%" fo:text-indent="0cm" style:auto-text-indent="false"/>
      <style:text-properties officeooo:paragraph-rsid="01869135"/>
    </style:style>
    <style:style style:name="P241" style:family="paragraph" style:parent-style-name="Heading_20_1">
      <style:paragraph-properties fo:keep-with-next="always"/>
      <style:text-properties officeooo:paragraph-rsid="01869135"/>
    </style:style>
    <style:style style:name="P242" style:family="paragraph" style:parent-style-name="Text_20_body" style:list-style-name="L18">
      <style:paragraph-properties fo:line-height="100%"/>
      <style:text-properties officeooo:paragraph-rsid="019276e1"/>
    </style:style>
    <style:style style:name="P243" style:family="paragraph" style:parent-style-name="Text_20_body" style:list-style-name="L19">
      <style:paragraph-properties fo:line-height="100%"/>
    </style:style>
    <style:style style:name="P244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5" style:family="paragraph" style:parent-style-name="Standard">
      <style:paragraph-properties fo:text-align="center" style:justify-single-word="false"/>
      <style:text-properties officeooo:paragraph-rsid="015c238e"/>
    </style:style>
    <style:style style:name="P246" style:family="paragraph" style:parent-style-name="Standard">
      <style:paragraph-properties fo:text-align="start" style:justify-single-word="false"/>
      <style:text-properties officeooo:paragraph-rsid="015c238e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officeooo:paragraph-rsid="012b950b"/>
    </style:style>
    <style:style style:name="P249" style:family="paragraph" style:parent-style-name="Heading_20_1">
      <style:paragraph-properties fo:margin-top="0cm" fo:margin-bottom="0cm" style:contextual-spacing="false"/>
      <style:text-properties officeooo:paragraph-rsid="01abba9b"/>
    </style:style>
    <style:style style:name="P250" style:family="paragraph" style:parent-style-name="Standard" style:list-style-name="L20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52" style:family="paragraph" style:parent-style-name="Heading_20_1">
      <style:text-properties officeooo:rsid="01abba9b" officeooo:paragraph-rsid="01abba9b"/>
    </style:style>
    <style:style style:name="P25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54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55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7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8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9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64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6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68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9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70" style:family="paragraph" style:parent-style-name="Heading_20_1">
      <style:paragraph-properties fo:break-before="page" fo:keep-with-next="always"/>
    </style:style>
    <style:style style:name="P271" style:family="paragraph" style:parent-style-name="Standard">
      <style:paragraph-properties fo:text-align="start" style:justify-single-word="false"/>
      <style:text-properties officeooo:paragraph-rsid="01650b87"/>
    </style:style>
    <style:style style:name="P272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73" style:family="paragraph" style:parent-style-name="Standard" style:list-style-name="L24">
      <style:paragraph-properties fo:text-align="start" style:justify-single-word="false"/>
      <style:text-properties officeooo:paragraph-rsid="01650b87"/>
    </style:style>
    <style:style style:name="P27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75" style:family="paragraph" style:parent-style-name="Heading_20_1">
      <style:paragraph-properties fo:keep-with-next="always"/>
    </style:style>
    <style:style style:name="P27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277" style:family="paragraph" style:parent-style-name="Text_20_body" style:list-style-name="L25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81" style:family="paragraph" style:parent-style-name="Standard" style:list-style-name="L26">
      <style:paragraph-properties fo:line-height="100%" fo:text-align="start" style:justify-single-word="false"/>
      <style:text-properties officeooo:paragraph-rsid="0166e38c"/>
    </style:style>
    <style:style style:name="P28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83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8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5" style:family="paragraph" style:parent-style-name="Text_20_body" style:list-style-name="L27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87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8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9" style:family="paragraph" style:parent-style-name="Heading_20_1">
      <style:paragraph-properties fo:break-before="page"/>
      <style:text-properties officeooo:rsid="01ac95ad" officeooo:paragraph-rsid="01ac95ad"/>
    </style:style>
    <style:style style:name="P290" style:family="paragraph" style:parent-style-name="Text_20_body">
      <style:paragraph-properties fo:text-align="start" style:justify-single-word="false"/>
      <style:text-properties officeooo:paragraph-rsid="01ac95ad"/>
    </style:style>
    <style:style style:name="P291" style:family="paragraph" style:parent-style-name="Text_20_body">
      <style:text-properties fo:language="pt" fo:country="BR" officeooo:rsid="000e2760"/>
    </style:style>
    <style:style style:name="P292" style:family="paragraph" style:parent-style-name="Text_20_body" style:list-style-name="L28">
      <style:text-properties fo:language="pt" fo:country="BR" officeooo:rsid="000e2760"/>
    </style:style>
    <style:style style:name="P293" style:family="paragraph" style:parent-style-name="Text_20_body" style:list-style-name="L29"/>
    <style:style style:name="P294" style:family="paragraph" style:parent-style-name="Text_20_body" style:list-style-name="L30"/>
    <style:style style:name="P295" style:family="paragraph" style:parent-style-name="Text_20_body" style:list-style-name="L30">
      <style:text-properties fo:language="pt" fo:country="BR" officeooo:rsid="000e2760"/>
    </style:style>
    <style:style style:name="P296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paragraph-properties fo:text-align="start" style:justify-single-word="false"/>
      <style:text-properties officeooo:paragraph-rsid="0166e38c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3" style:family="text">
      <style:text-properties fo:color="#00a933" loext:opacity="100%" style:font-name="Mono" fo:font-size="12pt" fo:language="pt" fo:country="BR" fo:font-weight="normal" officeooo:rsid="00d71891" fo:background-color="#ffffff" loext:char-shading-value="0" style:font-size-asian="12pt" style:font-size-complex="12pt"/>
    </style:style>
    <style:style style:name="T54" style:family="text">
      <style:text-properties fo:color="#00a933" loext:opacity="100%" style:font-name="Mono" fo:font-size="12pt" fo:language="pt" fo:country="BR" fo:font-weight="normal" officeooo:rsid="010ac7df" fo:background-color="#ffffff" loext:char-shading-value="0" style:font-size-asian="12pt" style:font-size-complex="12pt"/>
    </style:style>
    <style:style style:name="T55" style:family="text">
      <style:text-properties fo:color="#000000" loext:opacity="100%" style:font-name="Mono" fo:font-size="12pt" fo:language="pt" fo:country="BR" fo:font-weight="normal" officeooo:rsid="00d71891" fo:background-color="#ffffff" loext:char-shading-value="0" style:font-size-asian="12pt" style:font-size-complex="12pt"/>
    </style:style>
    <style:style style:name="T56" style:family="text">
      <style:text-properties fo:color="#00a933" loext:opacity="100%" style:font-name="Mono" fo:font-size="12pt" fo:language="pt" fo:country="BR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57" style:family="text">
      <style:text-properties fo:color="#00a933" loext:opacity="100%" style:font-name="Mono" fo:font-size="12pt" fo:language="pt" fo:country="BR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58" style:family="text">
      <style:text-properties officeooo:rsid="00159500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1" style:family="text">
      <style:text-properties fo:font-variant="normal" fo:text-transform="none" fo:letter-spacing="normal" fo:font-style="normal" style:text-underline-style="none" fo:font-weight="normal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64" style:family="text">
      <style:text-properties officeooo:rsid="006b166c"/>
    </style:style>
    <style:style style:name="T65" style:family="text">
      <style:text-properties fo:font-variant="normal" fo:text-transform="none" fo:letter-spacing="normal" fo:font-style="normal" fo:font-weight="normal" officeooo:rsid="000724ae"/>
    </style:style>
    <style:style style:name="T66" style:family="text">
      <style:text-properties fo:font-variant="normal" fo:text-transform="none" fo:letter-spacing="normal" fo:font-style="normal" fo:font-weight="normal" officeooo:rsid="00ca1cd9"/>
    </style:style>
    <style:style style:name="T67" style:family="text">
      <style:text-properties fo:font-variant="normal" fo:text-transform="none" fo:letter-spacing="normal" fo:font-style="normal" fo:font-weight="normal" officeooo:rsid="00e6e2ec"/>
    </style:style>
    <style:style style:name="T6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9" style:family="text">
      <style:text-properties fo:font-variant="normal" fo:text-transform="none" fo:letter-spacing="normal" fo:font-style="normal" fo:font-weight="normal" officeooo:rsid="001b3091"/>
    </style:style>
    <style:style style:name="T70" style:family="text">
      <style:text-properties officeooo:rsid="000724ae"/>
    </style:style>
    <style:style style:name="T71" style:family="text">
      <style:text-properties style:text-underline-style="solid" style:text-underline-width="auto" style:text-underline-color="font-color" officeooo:rsid="000724ae"/>
    </style:style>
    <style:style style:name="T72" style:family="text">
      <style:text-properties style:text-underline-style="none" officeooo:rsid="0008da07"/>
    </style:style>
    <style:style style:name="T73" style:family="text">
      <style:text-properties style:text-underline-style="solid" style:text-underline-width="auto" style:text-underline-color="font-color" officeooo:rsid="0008da07"/>
    </style:style>
    <style:style style:name="T74" style:family="text">
      <style:text-properties style:text-underline-style="solid" style:text-underline-width="auto" style:text-underline-color="font-color" officeooo:rsid="00133de2"/>
    </style:style>
    <style:style style:name="T75" style:family="text">
      <style:text-properties officeooo:rsid="0008da07"/>
    </style:style>
    <style:style style:name="T76" style:family="text">
      <style:text-properties officeooo:rsid="00ca1cd9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font-name="Liberation Serif" fo:language="pt" fo:country="BR" officeooo:rsid="00fe66b7"/>
    </style:style>
    <style:style style:name="T79" style:family="text">
      <style:text-properties style:font-name="Liberation Serif" fo:language="pt" fo:country="BR" officeooo:rsid="0008da07"/>
    </style:style>
    <style:style style:name="T80" style:family="text">
      <style:text-properties style:font-name="Liberation Serif" fo:language="pt" fo:country="BR" officeooo:rsid="00ca1cd9"/>
    </style:style>
    <style:style style:name="T81" style:family="text">
      <style:text-properties style:font-name="Liberation Serif" fo:language="pt" fo:country="BR" officeooo:rsid="00e6e2ec"/>
    </style:style>
    <style:style style:name="T82" style:family="text">
      <style:text-properties officeooo:rsid="00106bd1"/>
    </style:style>
    <style:style style:name="T83" style:family="text">
      <style:text-properties style:text-underline-style="solid" style:text-underline-width="auto" style:text-underline-color="font-color" officeooo:rsid="00106bd1"/>
    </style:style>
    <style:style style:name="T84" style:family="text">
      <style:text-properties officeooo:rsid="0011dd77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8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9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90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9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93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94" style:family="text">
      <style:text-properties fo:font-weight="normal" officeooo:rsid="006a2549" style:font-weight-asian="normal" style:font-weight-complex="normal"/>
    </style:style>
    <style:style style:name="T95" style:family="text">
      <style:text-properties fo:font-weight="normal" officeooo:rsid="010d7bb1" style:font-weight-asian="normal" style:font-weight-complex="normal"/>
    </style:style>
    <style:style style:name="T96" style:family="text">
      <style:text-properties fo:font-weight="bold" officeooo:rsid="00106bd1" style:font-weight-asian="bold" style:font-weight-complex="bold"/>
    </style:style>
    <style:style style:name="T97" style:family="text">
      <style:text-properties fo:font-weight="bold" officeooo:rsid="010d7bb1" style:font-weight-asian="bold" style:font-weight-complex="bold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10d7bb1" fo:background-color="transparent" loext:char-shading-value="0"/>
    </style:style>
    <style:style style:name="T100" style:family="text">
      <style:text-properties officeooo:rsid="00106bd1" fo:background-color="transparent" loext:char-shading-value="0"/>
    </style:style>
    <style:style style:name="T101" style:family="text">
      <style:text-properties officeooo:rsid="010d7bb1"/>
    </style:style>
    <style:style style:name="T10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0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04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05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6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8" style:family="text">
      <style:text-properties officeooo:rsid="00136b99" fo:background-color="transparent" loext:char-shading-value="0"/>
    </style:style>
    <style:style style:name="T109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10" style:family="text">
      <style:text-properties style:font-name="Monospace" fo:font-weight="bold" officeooo:rsid="00136b99" style:font-weight-asian="bold" style:font-weight-complex="bold"/>
    </style:style>
    <style:style style:name="T111" style:family="text">
      <style:text-properties officeooo:rsid="00136b99"/>
    </style:style>
    <style:style style:name="T112" style:family="text">
      <style:text-properties style:font-name="Liberation Serif" officeooo:rsid="00136b99"/>
    </style:style>
    <style:style style:name="T113" style:family="text">
      <style:text-properties style:font-name="Liberation Serif" officeooo:rsid="010ac7df"/>
    </style:style>
    <style:style style:name="T114" style:family="text">
      <style:text-properties style:font-name="Liberation Serif" officeooo:rsid="00cbd505"/>
    </style:style>
    <style:style style:name="T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16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17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20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21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24" style:family="text">
      <style:text-properties fo:font-size="12pt" style:font-size-asian="12pt" style:font-size-complex="12pt"/>
    </style:style>
    <style:style style:name="T125" style:family="text">
      <style:text-properties officeooo:rsid="01a090d6"/>
    </style:style>
    <style:style style:name="T126" style:family="text">
      <style:text-properties officeooo:rsid="001fa622"/>
    </style:style>
    <style:style style:name="T127" style:family="text">
      <style:text-properties fo:font-weight="bold" officeooo:rsid="001fa622" style:font-weight-asian="bold" style:font-weight-complex="bold"/>
    </style:style>
    <style:style style:name="T128" style:family="text">
      <style:text-properties fo:color="#ce181e" loext:opacity="100%" fo:font-weight="bold" officeooo:rsid="001fa622" style:font-weight-asian="bold" style:font-weight-complex="bold"/>
    </style:style>
    <style:style style:name="T129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30" style:family="text">
      <style:text-properties fo:color="#000000" loext:opacity="100%" style:font-name="Liberation Serif" fo:font-weight="normal" style:font-weight-asian="normal" style:font-weight-complex="normal"/>
    </style:style>
    <style:style style:name="T131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32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33" style:family="text">
      <style:text-properties fo:color="#ce181e" loext:opacity="100%" fo:font-weight="bold" officeooo:rsid="00159500" style:font-weight-asian="bold" style:font-weight-complex="bold"/>
    </style:style>
    <style:style style:name="T134" style:family="text">
      <style:text-properties fo:color="#000000" loext:opacity="100%" fo:font-weight="normal" officeooo:rsid="00159500" style:font-weight-asian="normal" style:font-weight-complex="normal"/>
    </style:style>
    <style:style style:name="T135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36" style:family="text">
      <style:text-properties style:font-name="Monospace" officeooo:rsid="00159500"/>
    </style:style>
    <style:style style:name="T137" style:family="text">
      <style:text-properties officeooo:rsid="003cf95e"/>
    </style:style>
    <style:style style:name="T138" style:family="text">
      <style:text-properties style:text-underline-style="solid" style:text-underline-width="auto" style:text-underline-color="font-color" officeooo:rsid="003cf95e"/>
    </style:style>
    <style:style style:name="T139" style:family="text">
      <style:text-properties officeooo:rsid="0016b291"/>
    </style:style>
    <style:style style:name="T140" style:family="text">
      <style:text-properties style:font-name="Mono" officeooo:rsid="0016b291"/>
    </style:style>
    <style:style style:name="T141" style:family="text">
      <style:text-properties officeooo:rsid="00edc052"/>
    </style:style>
    <style:style style:name="T142" style:family="text">
      <style:text-properties style:font-name="Monospace"/>
    </style:style>
    <style:style style:name="T143" style:family="text">
      <style:text-properties officeooo:rsid="00fe66b7"/>
    </style:style>
    <style:style style:name="T144" style:family="text">
      <style:text-properties officeooo:rsid="001cadfd"/>
    </style:style>
    <style:style style:name="T145" style:family="text">
      <style:text-properties fo:color="#ce181e" loext:opacity="100%" fo:font-weight="bold" style:font-weight-asian="bold" style:font-weight-complex="bold"/>
    </style:style>
    <style:style style:name="T146" style:family="text">
      <style:text-properties officeooo:rsid="00f65e2e"/>
    </style:style>
    <style:style style:name="T147" style:family="text">
      <style:text-properties officeooo:rsid="011a59e4"/>
    </style:style>
    <style:style style:name="T148" style:family="text">
      <style:text-properties style:font-name="Mono"/>
    </style:style>
    <style:style style:name="T149" style:family="text">
      <style:text-properties officeooo:rsid="012d4736"/>
    </style:style>
    <style:style style:name="T150" style:family="text">
      <style:text-properties style:font-name="Liberation Sans" fo:font-size="12pt" fo:language="pt" fo:country="BR" officeooo:rsid="00fab35d" style:font-size-asian="12pt" style:font-size-complex="12pt"/>
    </style:style>
    <style:style style:name="T151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52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3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4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55" style:family="text">
      <style:text-properties style:font-name="Liberation Serif" fo:font-size="12pt" fo:language="pt" fo:country="BR" officeooo:rsid="00f7dc00" style:font-size-asian="12pt" style:font-size-complex="12pt"/>
    </style:style>
    <style:style style:name="T156" style:family="text">
      <style:text-properties style:font-name="Liberation Serif" fo:font-size="12pt" fo:language="pt" fo:country="BR" officeooo:rsid="01104b4a" style:font-size-asian="12pt" style:font-size-complex="12pt"/>
    </style:style>
    <style:style style:name="T157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58" style:family="text">
      <style:text-properties fo:language="pt" fo:country="BR" officeooo:rsid="00f7dc00"/>
    </style:style>
    <style:style style:name="T159" style:family="text">
      <style:text-properties fo:language="pt" fo:country="BR" style:text-underline-style="none" fo:font-weight="bold" officeooo:rsid="00f7dc00" style:font-weight-asian="bold" style:font-weight-complex="bold"/>
    </style:style>
    <style:style style:name="T160" style:family="text">
      <style:text-properties style:text-underline-style="none" fo:font-weight="bold" style:font-weight-asian="bold" style:font-weight-complex="bold"/>
    </style:style>
    <style:style style:name="T161" style:family="text">
      <style:text-properties officeooo:rsid="00f7dc00"/>
    </style:style>
    <style:style style:name="T162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63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64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6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6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67" style:family="text">
      <style:text-properties fo:color="#000000" loext:opacity="100%" style:font-name="Liberation Serif" officeooo:rsid="01104b4a"/>
    </style:style>
    <style:style style:name="T168" style:family="text">
      <style:text-properties fo:color="#000000" loext:opacity="100%" style:font-name="Liberation Serif" officeooo:rsid="011a59e4"/>
    </style:style>
    <style:style style:name="T169" style:family="text">
      <style:text-properties fo:font-weight="bold" officeooo:rsid="00fab35d" style:font-weight-asian="bold" style:font-weight-complex="bold"/>
    </style:style>
    <style:style style:name="T170" style:family="text">
      <style:text-properties officeooo:rsid="00400bc2"/>
    </style:style>
    <style:style style:name="T171" style:family="text">
      <style:text-properties fo:color="#ce181e" loext:opacity="100%" fo:font-weight="normal" style:font-weight-asian="normal" style:font-weight-complex="normal"/>
    </style:style>
    <style:style style:name="T172" style:family="text">
      <style:text-properties fo:color="#000000" loext:opacity="100%" fo:font-size="12pt" fo:language="pt" fo:country="BR" style:text-underline-style="none" officeooo:rsid="00fab35d" style:font-size-asian="12pt" style:font-size-complex="12pt"/>
    </style:style>
    <style:style style:name="T173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174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75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76" style:family="text">
      <style:text-properties style:text-underline-style="solid" style:text-underline-width="auto" style:text-underline-color="font-color" officeooo:rsid="0018a839"/>
    </style:style>
    <style:style style:name="T177" style:family="text">
      <style:text-properties fo:color="#ce181e" loext:opacity="100%" style:font-name="Monospace" fo:font-weight="bold" style:font-weight-asian="bold" style:font-weight-complex="bold"/>
    </style:style>
    <style:style style:name="T178" style:family="text">
      <style:text-properties fo:font-size="12pt" fo:language="pt" fo:country="BR" style:text-underline-style="none" officeooo:rsid="0018a839" style:font-size-asian="12pt" style:font-size-complex="12pt"/>
    </style:style>
    <style:style style:name="T179" style:family="text">
      <style:text-properties fo:font-size="12pt" fo:language="pt" fo:country="BR" style:text-underline-style="none" officeooo:rsid="00cbfeb6" style:font-size-asian="12pt" style:font-size-complex="12pt"/>
    </style:style>
    <style:style style:name="T18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81" style:family="text">
      <style:text-properties fo:font-size="12pt" fo:language="pt" fo:country="BR" style:text-underline-style="none" officeooo:rsid="016f9642" style:font-size-asian="12pt" style:font-size-complex="12pt"/>
    </style:style>
    <style:style style:name="T182" style:family="text">
      <style:text-properties fo:font-size="12pt" fo:language="pt" fo:country="BR" style:text-underline-style="none" officeooo:rsid="001921f1" style:font-size-asian="12pt" style:font-size-complex="12pt"/>
    </style:style>
    <style:style style:name="T183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84" style:family="text">
      <style:text-properties fo:font-size="12pt" fo:language="pt" fo:country="BR" style:text-underline-style="none" officeooo:rsid="011a59e4" style:font-size-asian="12pt" style:font-size-complex="12pt"/>
    </style:style>
    <style:style style:name="T185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186" style:family="text">
      <style:text-properties officeooo:rsid="016f9642"/>
    </style:style>
    <style:style style:name="T187" style:family="text">
      <style:text-properties fo:color="#2a6099" loext:opacity="100%" style:font-name="Mono" fo:font-weight="bold" style:font-weight-asian="bold" style:font-weight-complex="bold"/>
    </style:style>
    <style:style style:name="T188" style:family="text">
      <style:text-properties fo:color="#000000" loext:opacity="100%" style:font-name="Liberation Serif" style:text-underline-style="none" officeooo:rsid="00de5115"/>
    </style:style>
    <style:style style:name="T189" style:family="text">
      <style:text-properties fo:color="#000000" loext:opacity="100%" style:font-name="Liberation Serif" style:text-underline-style="none" officeooo:rsid="01a1617f"/>
    </style:style>
    <style:style style:name="T1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7" style:family="text">
      <style:text-properties officeooo:rsid="0173e915"/>
    </style:style>
    <style:style style:name="T198" style:family="text">
      <style:text-properties officeooo:rsid="0173e46d"/>
    </style:style>
    <style:style style:name="T199" style:family="text">
      <style:text-properties style:font-name="Mono" fo:font-size="10pt" officeooo:rsid="0173e46d" style:font-size-asian="10pt" style:font-size-complex="10pt"/>
    </style:style>
    <style:style style:name="T200" style:family="text">
      <style:text-properties fo:font-size="12pt" fo:language="pt" fo:country="BR" style:text-underline-style="none" officeooo:rsid="000e2760" style:font-size-asian="12pt" style:font-size-complex="12pt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06" style:family="text">
      <style:text-properties fo:color="#569cd6" loext:opacity="100%"/>
    </style:style>
    <style:style style:name="T207" style:family="text">
      <style:text-properties fo:color="#d4d4d4" loext:opacity="100%"/>
    </style:style>
    <style:style style:name="T208" style:family="text">
      <style:text-properties fo:color="#dcdcaa" loext:opacity="100%"/>
    </style:style>
    <style:style style:name="T209" style:family="text">
      <style:text-properties fo:color="#9cdcfe" loext:opacity="100%"/>
    </style:style>
    <style:style style:name="T210" style:family="text">
      <style:text-properties fo:color="#6a9955" loext:opacity="100%"/>
    </style:style>
    <style:style style:name="T211" style:family="text">
      <style:text-properties fo:color="#4ec9b0" loext:opacity="100%"/>
    </style:style>
    <style:style style:name="T212" style:family="text">
      <style:text-properties fo:color="#ffff00" loext:opacity="100%"/>
    </style:style>
    <style:style style:name="T21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1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5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6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7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8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9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2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4" style:family="text">
      <style:text-properties fo:color="#2a6099" loext:opacity="100%" fo:font-weight="bold" style:font-weight-asian="bold" style:font-weight-complex="bold"/>
    </style:style>
    <style:style style:name="T225" style:family="text">
      <style:text-properties officeooo:rsid="00f91742"/>
    </style:style>
    <style:style style:name="T226" style:family="text">
      <style:text-properties fo:font-weight="bold" officeooo:rsid="00f91742" style:font-weight-asian="bold" style:font-weight-complex="bold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3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3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3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3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3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7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8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9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4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41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42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43" style:family="text">
      <style:text-properties officeooo:rsid="00ff48d5"/>
    </style:style>
    <style:style style:name="T24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8" style:family="text">
      <style:text-properties officeooo:rsid="006287df"/>
    </style:style>
    <style:style style:name="T24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5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52" style:family="text">
      <style:text-properties fo:font-size="12pt" fo:language="pt" fo:country="BR" officeooo:rsid="006b166c" style:font-size-asian="12pt" style:font-size-complex="12pt"/>
    </style:style>
    <style:style style:name="T253" style:family="text">
      <style:text-properties fo:font-size="12pt" fo:language="pt" fo:country="BR" officeooo:rsid="01a36cca" style:font-size-asian="12pt" style:font-size-complex="12pt"/>
    </style:style>
    <style:style style:name="T254" style:family="text">
      <style:text-properties fo:font-size="12pt" fo:language="pt" fo:country="BR" fo:font-weight="bold" officeooo:rsid="01a36cca" style:font-size-asian="12pt" style:font-weight-asian="bold" style:font-size-complex="12pt" style:font-weight-complex="bold"/>
    </style:style>
    <style:style style:name="T255" style:family="text">
      <style:text-properties fo:color="#dcdcaa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6" style:family="text">
      <style:text-properties fo:color="#d4d4d4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7" style:family="text">
      <style:text-properties fo:color="#9cdcfe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8" style:family="text">
      <style:text-properties fo:color="#b5cea8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9" style:family="text">
      <style:text-properties fo:color="#ce9178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0" style:family="text">
      <style:text-properties style:font-name="Liberation Serif" fo:font-size="12pt" fo:language="pt" fo:country="BR" officeooo:rsid="003155d3" style:font-size-asian="12pt" style:font-size-complex="12pt"/>
    </style:style>
    <style:style style:name="T261" style:family="text">
      <style:text-properties fo:color="#000000" loext:opacity="100%" style:font-name="Liberation Serif" fo:font-size="12pt" fo:language="pt" fo:country="BR" style:text-underline-style="none" fo:font-weight="normal" officeooo:rsid="003155d3" fo:background-color="#ffffff" loext:char-shading-value="0" style:font-size-asian="12pt" style:font-size-complex="12pt"/>
    </style:style>
    <style:style style:name="T262" style:family="text">
      <style:text-properties fo:color="#000000" loext:opacity="100%" style:font-name="Liberation Serif" fo:font-size="12pt" fo:language="pt" fo:country="BR" fo:font-weight="normal" officeooo:rsid="003155d3" fo:background-color="#ffffff" loext:char-shading-value="0" style:font-size-asian="12pt" style:font-size-complex="12pt"/>
    </style:style>
    <style:style style:name="T26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6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66" style:family="text">
      <style:text-properties fo:color="#000000" loext:opacity="100%" style:font-name="Liberation Serif" fo:font-size="12pt" fo:language="pt" fo:country="BR" style:text-underline-style="none" fo:font-weight="normal" officeooo:rsid="01a36cca" fo:background-color="#ffffff" loext:char-shading-value="0" style:font-size-asian="12pt" style:font-size-complex="12pt"/>
    </style:style>
    <style:style style:name="T267" style:family="text">
      <style:text-properties fo:color="#000000" loext:opacity="100%" style:font-name="Liberation Serif" fo:font-size="12pt" fo:language="pt" fo:country="BR" fo:font-weight="normal" officeooo:rsid="00d71891" fo:background-color="#ffffff" loext:char-shading-value="0" style:font-size-asian="12pt" style:font-size-complex="12pt"/>
    </style:style>
    <style:style style:name="T268" style:family="text">
      <style:text-properties fo:color="#000000" loext:opacity="100%" style:font-name="Liberation Serif" fo:language="pt" fo:country="BR" fo:font-weight="normal" officeooo:rsid="00d71891" fo:background-color="#ffffff" loext:char-shading-value="0" style:font-size-asian="12pt" style:font-size-complex="12pt"/>
    </style:style>
    <style:style style:name="T269" style:family="text">
      <style:text-properties fo:language="pt" fo:country="BR" officeooo:rsid="00e1c371" style:font-size-asian="12pt" style:font-size-complex="12pt"/>
    </style:style>
    <style:style style:name="T270" style:family="text">
      <style:text-properties fo:color="#9cdcfe" loext:opacity="100%" style:font-name="Consolas" fo:font-size="10.5pt" fo:font-weight="normal" fo:background-color="#1f1f1f" loext:char-shading-value="0"/>
    </style:style>
    <style:style style:name="T27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272" style:family="text">
      <style:text-properties fo:color="#d4d4d4" loext:opacity="100%" style:font-name="Consolas" fo:font-size="10.5pt" fo:font-weight="normal" fo:background-color="#1f1f1f" loext:char-shading-value="0"/>
    </style:style>
    <style:style style:name="T273" style:family="text">
      <style:text-properties fo:color="#b5cea8" loext:opacity="100%" style:font-name="Consolas" fo:font-size="10.5pt" fo:font-weight="normal" fo:background-color="#1f1f1f" loext:char-shading-value="0"/>
    </style:style>
    <style:style style:name="T274" style:family="text">
      <style:text-properties fo:color="#6a9955" loext:opacity="100%" style:font-name="Consolas" fo:font-size="10.5pt" fo:font-weight="normal" fo:background-color="#1f1f1f" loext:char-shading-value="0"/>
    </style:style>
    <style:style style:name="T275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7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277" style:family="text">
      <style:text-properties fo:color="#000000" loext:opacity="100%" style:font-name="Liberation Serif" fo:font-size="12pt" fo:language="pt" fo:country="BR" fo:font-weight="normal" officeooo:rsid="0136588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36588d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a848aa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281" style:family="text">
      <style:text-properties fo:color="#dcdcaa" loext:opacity="100%" style:font-name="Consolas" fo:font-size="12pt" fo:language="pt" fo:country="BR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282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9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2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cd474f" style:font-size-asian="12pt" style:font-size-complex="12pt"/>
    </style:style>
    <style:style style:name="T293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cd474f" style:font-size-asian="12pt" style:font-size-complex="12pt"/>
    </style:style>
    <style:style style:name="T295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style:font-size-asian="12pt" style:font-size-complex="12pt"/>
    </style:style>
    <style:style style:name="T298" style:family="text">
      <style:text-properties fo:font-variant="normal" fo:text-transform="none" fo:color="#000000" loext:opacity="100%" style:font-name="Asap" fo:font-size="12pt" fo:letter-spacing="normal" fo:language="pt" fo:country="BR" fo:font-style="normal" style:text-underline-style="none" fo:font-weight="normal" officeooo:rsid="00363250" style:font-size-asian="12pt" style:font-size-complex="12pt"/>
    </style:style>
    <style:style style:name="T299" style:family="text">
      <style:text-properties fo:font-variant="normal" fo:text-transform="none" fo:color="#000000" loext:opacity="100%" style:font-name="sans-serif" fo:font-size="12pt" fo:letter-spacing="normal" fo:language="pt" fo:country="BR" fo:font-style="normal" style:text-underline-style="none" fo:font-weight="normal" officeooo:rsid="00363250" style:font-size-asian="12pt" style:font-size-complex="12pt"/>
    </style:style>
    <style:style style:name="T300" style:family="text">
      <style:text-properties fo:color="#000000" loext:opacity="100%" style:font-name="Liberation Serif" fo:font-size="12pt" fo:language="pt" fo:country="BR" style:text-underline-style="none" officeooo:rsid="0039b365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cdd24e" style:font-size-asian="12pt" style:font-size-complex="12pt"/>
    </style:style>
    <style:style style:name="T303" style:family="text">
      <style:text-properties fo:color="#000000" loext:opacity="100%" fo:font-size="12pt" fo:language="pt" fo:country="BR" style:text-underline-style="none" officeooo:rsid="0039b365" style:font-size-asian="12pt" style:font-size-complex="12pt"/>
    </style:style>
    <style:style style:name="T304" style:family="text">
      <style:text-properties fo:color="#000000" loext:opacity="100%" style:font-name="Monospace" fo:font-size="12pt" fo:language="pt" fo:country="BR" style:text-underline-style="none" officeooo:rsid="0039b365" style:font-size-asian="12pt" style:font-size-complex="12pt"/>
    </style:style>
    <style:style style:name="T305" style:family="text">
      <style:text-properties style:font-name="Liberation Serif" fo:font-size="12pt" fo:language="pt" fo:country="BR" style:text-underline-style="none" officeooo:rsid="003b703f" style:font-size-asian="12pt" style:font-size-complex="12pt"/>
    </style:style>
    <style:style style:name="T306" style:family="text">
      <style:text-properties style:font-name="Liberation Serif" style:text-underline-style="none" officeooo:rsid="003b703f"/>
    </style:style>
    <style:style style:name="T307" style:family="text">
      <style:text-properties style:font-name="Liberation Serif" style:text-underline-style="none"/>
    </style:style>
    <style:style style:name="T308" style:family="text">
      <style:text-properties style:font-name="Liberation Serif" style:text-underline-style="none" officeooo:rsid="006287df"/>
    </style:style>
    <style:style style:name="T309" style:family="text">
      <style:text-properties style:font-name="Liberation Serif" style:text-underline-style="none" officeooo:rsid="01542718"/>
    </style:style>
    <style:style style:name="T310" style:family="text">
      <style:text-properties fo:font-size="12pt" fo:language="pt" fo:country="BR" style:font-size-asian="12pt" style:font-size-complex="12pt"/>
    </style:style>
    <style:style style:name="T311" style:family="text">
      <style:text-properties officeooo:rsid="010023cf"/>
    </style:style>
    <style:style style:name="T312" style:family="text">
      <style:text-properties fo:language="pt" fo:country="BR" style:text-underline-style="none" officeooo:rsid="010023cf" style:font-size-asian="12pt" style:font-size-complex="12pt"/>
    </style:style>
    <style:style style:name="T313" style:family="text">
      <style:text-properties fo:language="pt" fo:country="BR" style:text-underline-style="solid" style:text-underline-width="auto" style:text-underline-color="font-color" officeooo:rsid="010023cf" style:font-size-asian="12pt" style:font-size-complex="12pt"/>
    </style:style>
    <style:style style:name="T314" style:family="text">
      <style:text-properties fo:language="pt" fo:country="BR" style:text-underline-style="none" officeooo:rsid="0138563c" style:font-size-asian="12pt" style:font-size-complex="12pt"/>
    </style:style>
    <style:style style:name="T315" style:family="text">
      <style:text-properties fo:language="pt" fo:country="BR" style:text-underline-style="none" officeooo:rsid="0139c808" style:font-size-asian="12pt" style:font-size-complex="12pt"/>
    </style:style>
    <style:style style:name="T31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1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1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1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20" style:family="text">
      <style:text-properties officeooo:rsid="00d9bf05"/>
    </style:style>
    <style:style style:name="T321" style:family="text">
      <style:text-properties style:font-name="Liberation Serif" style:text-underline-style="none" officeooo:rsid="006129d5"/>
    </style:style>
    <style:style style:name="T32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2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24" style:family="text">
      <style:text-properties style:font-name="Liberation Serif" style:text-underline-style="none" officeooo:rsid="004693bd"/>
    </style:style>
    <style:style style:name="T325" style:family="text">
      <style:text-properties style:font-name="Liberation Serif" style:text-underline-style="none" officeooo:rsid="0103600f"/>
    </style:style>
    <style:style style:name="T326" style:family="text">
      <style:text-properties style:font-name="Liberation Serif" style:text-underline-style="none" officeooo:rsid="004536ce"/>
    </style:style>
    <style:style style:name="T32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2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29" style:family="text">
      <style:text-properties style:font-name="Liberation Serif" style:text-underline-style="none" officeooo:rsid="00480c72"/>
    </style:style>
    <style:style style:name="T330" style:family="text">
      <style:text-properties style:font-name="Monospace" style:text-underline-style="none" officeooo:rsid="00480c72"/>
    </style:style>
    <style:style style:name="T33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3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3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34" style:family="text">
      <style:text-properties style:font-name="Liberation Serif" style:text-underline-style="none" officeooo:rsid="00cf09d7"/>
    </style:style>
    <style:style style:name="T335" style:family="text">
      <style:text-properties style:font-name="Liberation Serif" style:text-underline-style="none" officeooo:rsid="00f01bf8"/>
    </style:style>
    <style:style style:name="T33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37" style:family="text">
      <style:text-properties style:font-name="Liberation Serif" style:text-underline-style="none" officeooo:rsid="004af6fd"/>
    </style:style>
    <style:style style:name="T338" style:family="text">
      <style:text-properties style:font-name="Monospace" style:text-underline-style="none" fo:font-weight="bold" style:font-weight-asian="bold" style:font-weight-complex="bold"/>
    </style:style>
    <style:style style:name="T33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4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4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4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4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4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4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4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4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49" style:family="text">
      <style:text-properties fo:font-size="12pt" fo:language="pt" fo:country="BR"/>
    </style:style>
    <style:style style:name="T350" style:family="text">
      <style:text-properties style:font-name="Liberation Serif" officeooo:rsid="00549112"/>
    </style:style>
    <style:style style:name="T35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2" style:family="text">
      <style:text-properties style:font-name="Liberation Serif" fo:font-weight="normal" officeooo:rsid="00549112" style:font-weight-asian="normal" style:font-weight-complex="normal"/>
    </style:style>
    <style:style style:name="T353" style:family="text">
      <style:text-properties style:font-name="Liberation Serif" fo:font-weight="bold" officeooo:rsid="00549112" style:font-weight-asian="bold" style:font-weight-complex="bold"/>
    </style:style>
    <style:style style:name="T35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5" style:family="text">
      <style:text-properties fo:language="pt" fo:country="BR" style:text-underline-style="none" officeooo:rsid="00e1c371"/>
    </style:style>
    <style:style style:name="T35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7" style:family="text">
      <style:text-properties fo:language="pt" fo:country="BR" style:text-underline-style="solid" style:text-underline-width="auto" style:text-underline-color="font-color" officeooo:rsid="00e1c371"/>
    </style:style>
    <style:style style:name="T358" style:family="text">
      <style:text-properties fo:color="#c586c0" loext:opacity="100%" style:font-name="Consolas" fo:font-weight="normal" fo:background-color="#1e1e1e" loext:char-shading-value="0"/>
    </style:style>
    <style:style style:name="T359" style:family="text">
      <style:text-properties fo:color="#d4d4d4" loext:opacity="100%" style:font-name="Consolas" fo:font-weight="normal" fo:background-color="#1e1e1e" loext:char-shading-value="0"/>
    </style:style>
    <style:style style:name="T360" style:family="text">
      <style:text-properties fo:color="#9cdcfe" loext:opacity="100%" style:font-name="Consolas" fo:font-weight="normal" fo:background-color="#1e1e1e" loext:char-shading-value="0"/>
    </style:style>
    <style:style style:name="T361" style:family="text">
      <style:text-properties fo:color="#dcdcaa" loext:opacity="100%" style:font-name="Consolas" fo:font-weight="normal" fo:background-color="#1e1e1e" loext:char-shading-value="0"/>
    </style:style>
    <style:style style:name="T362" style:family="text">
      <style:text-properties fo:color="#ce9178" loext:opacity="100%" style:font-name="Consolas" fo:font-weight="normal" fo:background-color="#1e1e1e" loext:char-shading-value="0"/>
    </style:style>
    <style:style style:name="T363" style:family="text">
      <style:text-properties fo:language="pt" fo:country="BR" officeooo:rsid="00d9fbfd"/>
    </style:style>
    <style:style style:name="T364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5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6" style:family="text">
      <style:text-properties fo:language="pt" fo:country="BR" fo:font-weight="bold" officeooo:rsid="005baeb4" style:font-weight-asian="bold" style:font-weight-complex="bold"/>
    </style:style>
    <style:style style:name="T367" style:family="text">
      <style:text-properties fo:font-weight="bold" officeooo:rsid="005f13ae" style:font-weight-asian="bold" style:font-weight-complex="bold"/>
    </style:style>
    <style:style style:name="T368" style:family="text">
      <style:text-properties fo:font-weight="bold" officeooo:rsid="00cf09d7" style:font-weight-asian="bold" style:font-weight-complex="bold"/>
    </style:style>
    <style:style style:name="T369" style:family="text">
      <style:text-properties officeooo:rsid="00f01bf8"/>
    </style:style>
    <style:style style:name="T370" style:family="text">
      <style:text-properties style:font-name="Liberation Serif" fo:language="pt" fo:country="BR" officeooo:rsid="000e2760"/>
    </style:style>
    <style:style style:name="T371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2" style:family="text">
      <style:text-properties style:font-name="Mono" fo:language="pt" fo:country="BR" officeooo:rsid="000e2760"/>
    </style:style>
    <style:style style:name="T373" style:family="text">
      <style:text-properties style:font-name="Liberation Serif" fo:language="pt" fo:country="BR" officeooo:rsid="01500562"/>
    </style:style>
    <style:style style:name="T374" style:family="text">
      <style:text-properties style:font-name="Liberation Serif" fo:language="pt" fo:country="BR"/>
    </style:style>
    <style:style style:name="T375" style:family="text">
      <style:text-properties fo:color="#9cdcfe" loext:opacity="100%" style:font-name="Liberation Serif" fo:language="pt" fo:country="BR"/>
    </style:style>
    <style:style style:name="T376" style:family="text">
      <style:text-properties fo:color="#d4d4d4" loext:opacity="100%" style:font-name="Liberation Serif" fo:language="pt" fo:country="BR"/>
    </style:style>
    <style:style style:name="T377" style:family="text">
      <style:text-properties fo:color="#ce9178" loext:opacity="100%" style:font-name="Liberation Serif" fo:language="pt" fo:country="BR"/>
    </style:style>
    <style:style style:name="T378" style:family="text">
      <style:text-properties fo:color="#c586c0" loext:opacity="100%"/>
    </style:style>
    <style:style style:name="T379" style:family="text">
      <style:text-properties fo:color="#ce9178" loext:opacity="100%"/>
    </style:style>
    <style:style style:name="T380" style:family="text">
      <style:text-properties fo:color="#dcdcaa" loext:opacity="100%" style:font-name="Consolas" fo:font-size="10.5pt" fo:font-weight="normal" fo:background-color="#1f1f1f" loext:char-shading-value="0"/>
    </style:style>
    <style:style style:name="T381" style:family="text">
      <style:text-properties fo:color="#b5cea8" loext:opacity="100%"/>
    </style:style>
    <style:style style:name="T382" style:family="text">
      <style:text-properties officeooo:rsid="0071e7d1"/>
    </style:style>
    <style:style style:name="T383" style:family="text">
      <style:text-properties style:text-underline-style="solid" style:text-underline-width="auto" style:text-underline-color="font-color" officeooo:rsid="0071e7d1"/>
    </style:style>
    <style:style style:name="T384" style:family="text">
      <style:text-properties style:font-name="Mono" style:text-underline-style="solid" style:text-underline-width="auto" style:text-underline-color="font-color" officeooo:rsid="0071e7d1"/>
    </style:style>
    <style:style style:name="T385" style:family="text">
      <style:text-properties officeooo:rsid="006f8c00"/>
    </style:style>
    <style:style style:name="T386" style:family="text">
      <style:text-properties style:font-name="Monospace" style:text-underline-style="solid" style:text-underline-width="auto" style:text-underline-color="font-color" officeooo:rsid="006f8c00"/>
    </style:style>
    <style:style style:name="T387" style:family="text">
      <style:text-properties officeooo:rsid="00cfc560"/>
    </style:style>
    <style:style style:name="T388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90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4" style:family="text">
      <style:text-properties style:font-name="Liberation Sans"/>
    </style:style>
    <style:style style:name="T395" style:family="text">
      <style:text-properties style:font-name="Liberation Serif" fo:font-size="12pt" fo:language="pt" fo:country="BR" officeooo:rsid="0071e7d1" style:font-size-asian="12pt" style:font-size-complex="12pt"/>
    </style:style>
    <style:style style:name="T396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7" style:family="text">
      <style:text-properties style:font-name="Liberation Serif" fo:font-size="12pt" fo:language="pt" fo:country="BR" officeooo:rsid="012067e0" style:font-size-asian="12pt" style:font-size-complex="12pt"/>
    </style:style>
    <style:style style:name="T398" style:family="text">
      <style:text-properties style:font-name="Liberation Serif" fo:font-size="12pt" fo:language="pt" fo:country="BR" officeooo:rsid="0073e376" style:font-size-asian="12pt" style:font-size-complex="12pt"/>
    </style:style>
    <style:style style:name="T399" style:family="text">
      <style:text-properties style:font-name="Liberation Serif" fo:font-size="12pt" fo:language="pt" fo:country="BR" officeooo:rsid="00cfc560" style:font-size-asian="12pt" style:font-size-complex="12pt"/>
    </style:style>
    <style:style style:name="T400" style:family="text">
      <style:text-properties style:font-name="Liberation Sans" fo:language="pt" fo:country="BR"/>
    </style:style>
    <style:style style:name="T40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0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3" style:family="text">
      <style:text-properties style:font-name="Liberation Serif" fo:font-size="12pt" fo:language="pt" fo:country="BR" officeooo:rsid="0080d31d" style:font-size-asian="12pt" style:font-size-complex="12pt"/>
    </style:style>
    <style:style style:name="T404" style:family="text">
      <style:text-properties style:font-name="Liberation Serif" fo:font-size="12pt" fo:language="pt" fo:country="BR" officeooo:rsid="00f01bf8" style:font-size-asian="12pt" style:font-size-complex="12pt"/>
    </style:style>
    <style:style style:name="T405" style:family="text">
      <style:text-properties style:font-name="Liberation Serif" fo:font-size="12pt" fo:language="pt" fo:country="BR" officeooo:rsid="00f1ce12" style:font-size-asian="12pt" style:font-size-complex="12pt"/>
    </style:style>
    <style:style style:name="T406" style:family="text">
      <style:text-properties style:font-name="Liberation Serif" fo:font-size="12pt" fo:language="pt" fo:country="BR" officeooo:rsid="0076f36b" style:font-size-asian="12pt" style:font-size-complex="12pt"/>
    </style:style>
    <style:style style:name="T407" style:family="text">
      <style:text-properties style:font-name="Liberation Serif" fo:language="pt" fo:country="BR" officeooo:rsid="0131d471"/>
    </style:style>
    <style:style style:name="T408" style:family="text">
      <style:text-properties style:font-name="Liberation Serif" fo:font-size="12pt" fo:language="pt" fo:country="BR" officeooo:rsid="00d09739" style:font-size-asian="12pt" style:font-size-complex="12pt"/>
    </style:style>
    <style:style style:name="T409" style:family="text">
      <style:text-properties style:font-name="Liberation Serif" fo:font-size="12pt" fo:language="pt" fo:country="BR" officeooo:rsid="007c259c" style:font-size-asian="12pt" style:font-size-complex="12pt"/>
    </style:style>
    <style:style style:name="T410" style:family="text">
      <style:text-properties style:font-name="Liberation Serif" fo:font-size="12pt" fo:language="pt" fo:country="BR" officeooo:rsid="007a7d78" style:font-size-asian="12pt" style:font-size-complex="12pt"/>
    </style:style>
    <style:style style:name="T411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2" style:family="text">
      <style:text-properties style:font-name="Liberation Serif" fo:font-size="12pt" fo:language="pt" fo:country="BR" officeooo:rsid="007efd7c" style:font-size-asian="12pt" style:font-size-complex="12pt"/>
    </style:style>
    <style:style style:name="T413" style:family="text">
      <style:text-properties style:font-name="Liberation Serif" fo:font-size="12pt" fo:language="pt" fo:country="BR" officeooo:rsid="007f3615" style:font-size-asian="12pt" style:font-size-complex="12pt"/>
    </style:style>
    <style:style style:name="T414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5" style:family="text">
      <style:text-properties style:font-name="Liberation Sans" fo:font-size="12pt" fo:language="pt" fo:country="BR" officeooo:rsid="007a7d78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7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9" style:family="text">
      <style:text-properties style:font-name="Liberation Sans" fo:font-size="12pt" fo:language="pt" fo:country="BR" officeooo:rsid="007c259c" style:font-size-asian="12pt" style:font-size-complex="12pt"/>
    </style:style>
    <style:style style:name="T420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21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2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3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4" style:family="text">
      <style:text-properties style:font-name="Liberation Serif" fo:font-size="12pt" fo:language="pt" fo:country="BR" officeooo:rsid="008235c7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6" style:family="text">
      <style:text-properties style:font-name="Liberation Serif" fo:font-size="12pt" fo:language="pt" fo:country="BR" officeooo:rsid="0083f736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officeooo:rsid="00f26c74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31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2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3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8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9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41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3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4" style:family="text">
      <style:text-properties fo:color="#ce9178" loext:opacity="100%" style:font-name="Consolas" fo:font-size="10.5pt" fo:font-weight="normal" fo:background-color="#1f1f1f" loext:char-shading-value="0"/>
    </style:style>
    <style:style style:name="T445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6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style:font-name="Liberation Serif" fo:language="pt" fo:country="BR" fo:font-weight="bold" style:font-weight-asian="bold" style:font-weight-complex="bold"/>
    </style:style>
    <style:style style:name="T44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50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8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4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6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9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5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6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89948f" style:font-size-asian="12pt" style:font-size-complex="12pt"/>
    </style:style>
    <style:style style:name="T493" style:family="text">
      <style:text-properties style:font-name="Liberation Serif" fo:font-size="12pt" fo:language="pt" fo:country="BR" officeooo:rsid="00db7365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5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style:font-name="Liberation Serif" fo:font-size="12pt" fo:language="pt" fo:country="BR" style:font-size-asian="12pt" style:font-size-complex="12pt"/>
    </style:style>
    <style:style style:name="T502" style:family="text">
      <style:text-properties style:font-name="Liberation Serif" fo:font-size="12pt" fo:language="pt" fo:country="BR" officeooo:rsid="00d59182" style:font-size-asian="12pt" style:font-size-complex="12pt"/>
    </style:style>
    <style:style style:name="T503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7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d3304c" style:font-size-asian="12pt" style:font-size-complex="12pt"/>
    </style:style>
    <style:style style:name="T509" style:family="text">
      <style:text-properties style:font-name="Liberation Serif" fo:font-size="12pt" fo:language="pt" fo:country="BR" officeooo:rsid="00eb15cb" style:font-size-asian="12pt" style:font-size-complex="12pt"/>
    </style:style>
    <style:style style:name="T5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6" style:family="text">
      <style:text-properties style:font-name="Liberation Serif" fo:font-size="12pt" fo:language="pt" fo:country="BR" officeooo:rsid="0090c001" style:font-size-asian="12pt" style:font-size-complex="12pt"/>
    </style:style>
    <style:style style:name="T51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1" style:family="text">
      <style:text-properties style:font-name="Liberation Serif" fo:font-size="12pt" fo:language="pt" fo:country="BR" officeooo:rsid="00931c50" style:font-size-asian="12pt" style:font-size-complex="12pt"/>
    </style:style>
    <style:style style:name="T52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3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2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26" style:family="text">
      <style:text-properties style:font-name="Liberation Serif" fo:font-size="12pt" fo:language="pt" fo:country="BR" officeooo:rsid="009781f8" style:font-size-asian="12pt" style:font-size-complex="12pt"/>
    </style:style>
    <style:style style:name="T527" style:family="text">
      <style:text-properties style:font-name="Liberation Serif" fo:font-size="12pt" fo:language="pt" fo:country="BR" officeooo:rsid="00db8495" style:font-size-asian="12pt" style:font-size-complex="12pt"/>
    </style:style>
    <style:style style:name="T52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3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3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2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0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5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8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6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style:font-name="Liberation Serif" fo:font-size="12pt" fo:language="pt" fo:country="BR" officeooo:rsid="009e54d6" style:font-size-asian="12pt" style:font-size-complex="12pt"/>
    </style:style>
    <style:style style:name="T564" style:family="text">
      <style:text-properties style:font-name="Liberation Serif" fo:font-size="12pt" fo:language="pt" fo:country="BR" officeooo:rsid="009fc47f" style:font-size-asian="12pt" style:font-size-complex="12pt"/>
    </style:style>
    <style:style style:name="T565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6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7" style:family="text">
      <style:text-properties style:font-name="Liberation Serif" fo:font-size="12pt" officeooo:rsid="009fc47f" style:font-size-asian="12pt" style:font-size-complex="12pt"/>
    </style:style>
    <style:style style:name="T568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70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71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72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73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74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75" style:family="text">
      <style:text-properties fo:color="#dcdcaa" loext:opacity="100%" style:font-name="Mono" fo:font-weight="normal" fo:background-color="#1e1e1e" loext:char-shading-value="0"/>
    </style:style>
    <style:style style:name="T576" style:family="text">
      <style:text-properties fo:color="#d4d4d4" loext:opacity="100%" style:font-name="Mono" fo:font-weight="normal" fo:background-color="#1e1e1e" loext:char-shading-value="0"/>
    </style:style>
    <style:style style:name="T577" style:family="text">
      <style:text-properties fo:color="#ce9178" loext:opacity="100%" style:font-name="Mono" fo:font-weight="normal" fo:background-color="#1e1e1e" loext:char-shading-value="0"/>
    </style:style>
    <style:style style:name="T578" style:family="text">
      <style:text-properties fo:color="#9cdcfe" loext:opacity="100%" style:font-name="Mono" fo:font-weight="normal" fo:background-color="#1e1e1e" loext:char-shading-value="0"/>
    </style:style>
    <style:style style:name="T579" style:family="text">
      <style:text-properties fo:color="#d4d4d4" loext:opacity="100%" style:font-name="Liberation Serif" fo:font-weight="normal" fo:background-color="#1e1e1e" loext:char-shading-value="0"/>
    </style:style>
    <style:style style:name="T580" style:family="text">
      <style:text-properties style:font-name="Liberation Serif" fo:font-size="12pt" fo:language="pt" fo:country="BR" officeooo:rsid="00a12c32" style:font-size-asian="12pt" style:font-size-complex="12pt"/>
    </style:style>
    <style:style style:name="T581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82" style:family="text">
      <style:text-properties style:font-name="Liberation Serif" officeooo:rsid="00a12c32"/>
    </style:style>
    <style:style style:name="T583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84" style:family="text">
      <style:text-properties style:font-name="Liberation Serif" officeooo:rsid="00a55c3f"/>
    </style:style>
    <style:style style:name="T585" style:family="text">
      <style:text-properties fo:color="#b5cea8" loext:opacity="100%" style:font-name="Mono" fo:font-weight="normal" fo:background-color="#1e1e1e" loext:char-shading-value="0"/>
    </style:style>
    <style:style style:name="T586" style:family="text">
      <style:text-properties style:font-name="Liberation Serif" officeooo:rsid="00aa2d9d"/>
    </style:style>
    <style:style style:name="T587" style:family="text">
      <style:text-properties style:font-name="Liberation Serif" officeooo:rsid="00ac08f6"/>
    </style:style>
    <style:style style:name="T588" style:family="text">
      <style:text-properties fo:color="#6a9955" loext:opacity="100%" style:font-name="Mono" fo:font-weight="normal" fo:background-color="#1e1e1e" loext:char-shading-value="0"/>
    </style:style>
    <style:style style:name="T589" style:family="text">
      <style:text-properties fo:color="#6a9955" loext:opacity="100%" style:font-name="Liberation Serif" fo:font-weight="normal" fo:background-color="#1e1e1e" loext:char-shading-value="0"/>
    </style:style>
    <style:style style:name="T590" style:family="text">
      <style:text-properties style:font-name="Liberation Serif" officeooo:rsid="00ad478e"/>
    </style:style>
    <style:style style:name="T591" style:family="text">
      <style:text-properties fo:color="#6a9955" loext:opacity="100%" style:font-name="Mono" fo:font-weight="normal" officeooo:rsid="000e2760" fo:background-color="#1e1e1e" loext:char-shading-value="0"/>
    </style:style>
    <style:style style:name="T592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93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4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5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6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7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8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0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0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0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03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officeooo:rsid="01887e73"/>
    </style:style>
    <style:style style:name="T609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11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13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14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15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1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9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21" style:family="text">
      <style:text-properties style:font-name="Liberation Serif" fo:font-size="12pt" fo:language="pt" fo:country="BR" officeooo:rsid="00bdec46" style:font-size-asian="12pt" style:font-size-complex="12pt"/>
    </style:style>
    <style:style style:name="T622" style:family="text">
      <style:text-properties style:font-name="Liberation Serif" fo:font-size="12pt" style:font-size-asian="12pt" style:font-size-complex="12pt"/>
    </style:style>
    <style:style style:name="T623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24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25" style:family="text">
      <style:text-properties fo:color="#6a9955" loext:opacity="100%" style:font-name="Consolas" fo:font-weight="normal" fo:background-color="#1e1e1e" loext:char-shading-value="0"/>
    </style:style>
    <style:style style:name="T626" style:family="text">
      <style:text-properties officeooo:rsid="00f288ab"/>
    </style:style>
    <style:style style:name="T627" style:family="text">
      <style:text-properties fo:font-style="italic" officeooo:rsid="00f288ab" style:font-style-asian="italic" style:font-style-complex="italic"/>
    </style:style>
    <style:style style:name="T628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29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30" style:family="text">
      <style:text-properties officeooo:rsid="00b725b2"/>
    </style:style>
    <style:style style:name="T631" style:family="text">
      <style:text-properties fo:color="#c586c0" loext:opacity="100%" style:font-name="Mono" fo:font-weight="normal" officeooo:rsid="00b725b2" fo:background-color="#1e1e1e" loext:char-shading-value="0"/>
    </style:style>
    <style:style style:name="T632" style:family="text">
      <style:text-properties fo:color="#d4d4d4" loext:opacity="100%" style:font-name="Mono" fo:font-weight="normal" officeooo:rsid="00b725b2" fo:background-color="#1e1e1e" loext:char-shading-value="0"/>
    </style:style>
    <style:style style:name="T633" style:family="text">
      <style:text-properties fo:color="#9cdcfe" loext:opacity="100%" style:font-name="Mono" fo:font-weight="normal" officeooo:rsid="00b725b2" fo:background-color="#1e1e1e" loext:char-shading-value="0"/>
    </style:style>
    <style:style style:name="T634" style:family="text">
      <style:text-properties fo:color="#6a9955" loext:opacity="100%" style:font-name="Mono" fo:font-weight="normal" officeooo:rsid="00b725b2" fo:background-color="#1e1e1e" loext:char-shading-value="0"/>
    </style:style>
    <style:style style:name="T635" style:family="text">
      <style:text-properties fo:color="#ffff00" loext:opacity="100%" style:font-name="Mono" fo:font-weight="normal" officeooo:rsid="00b725b2" fo:background-color="#1e1e1e" loext:char-shading-value="0"/>
    </style:style>
    <style:style style:name="T636" style:family="text">
      <style:text-properties fo:font-size="12pt" fo:language="pt" fo:country="BR" officeooo:rsid="00b2d328" style:font-size-asian="12pt" style:font-size-complex="12pt"/>
    </style:style>
    <style:style style:name="T637" style:family="text">
      <style:text-properties officeooo:rsid="00b2d328"/>
    </style:style>
    <style:style style:name="T638" style:family="text">
      <style:text-properties style:font-name="Mono" officeooo:rsid="00b2d328"/>
    </style:style>
    <style:style style:name="T639" style:family="text">
      <style:text-properties officeooo:rsid="01aa837b"/>
    </style:style>
    <style:style style:name="T640" style:family="text">
      <style:text-properties officeooo:rsid="00bd5516"/>
    </style:style>
    <style:style style:name="T641" style:family="text">
      <style:text-properties officeooo:rsid="01860800"/>
    </style:style>
    <style:style style:name="T642" style:family="text">
      <style:text-properties style:font-name="Liberation Serif" fo:font-weight="normal" style:font-weight-asian="normal" style:font-weight-complex="normal"/>
    </style:style>
    <style:style style:name="T643" style:family="text">
      <style:text-properties style:font-name="Liberation Serif" fo:font-weight="normal" officeooo:rsid="01887e73" style:font-weight-asian="normal" style:font-weight-complex="normal"/>
    </style:style>
    <style:style style:name="T644" style:family="text">
      <style:text-properties style:font-name="Liberation Serif" fo:font-weight="bold" style:font-weight-asian="bold" style:font-weight-complex="bold"/>
    </style:style>
    <style:style style:name="T645" style:family="text">
      <style:text-properties fo:color="#9cdcfe" loext:opacity="100%" style:font-name="Mono" fo:font-weight="normal" officeooo:rsid="018767ee" fo:background-color="#1e1e1e" loext:char-shading-value="0"/>
    </style:style>
    <style:style style:name="T646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647" style:family="text">
      <style:text-properties style:text-underline-style="solid" style:text-underline-width="auto" style:text-underline-color="font-color" officeooo:rsid="00fcd43c"/>
    </style:style>
    <style:style style:name="T648" style:family="text">
      <style:text-properties officeooo:rsid="00fcd43c"/>
    </style:style>
    <style:style style:name="T649" style:family="text">
      <style:text-properties fo:color="#dcdcaa" loext:opacity="100%" style:font-name="Mono" fo:font-weight="normal" officeooo:rsid="00fcd43c" fo:background-color="#1e1e1e" loext:char-shading-value="0"/>
    </style:style>
    <style:style style:name="T650" style:family="text">
      <style:text-properties fo:color="#d4d4d4" loext:opacity="100%" style:font-name="Mono" fo:font-weight="normal" officeooo:rsid="00fcd43c" fo:background-color="#1e1e1e" loext:char-shading-value="0"/>
    </style:style>
    <style:style style:name="T651" style:family="text">
      <style:text-properties fo:color="#9cdcfe" loext:opacity="100%" style:font-name="Mono" fo:font-weight="normal" officeooo:rsid="00fcd43c" fo:background-color="#1e1e1e" loext:char-shading-value="0"/>
    </style:style>
    <style:style style:name="T652" style:family="text">
      <style:text-properties style:font-name="Mono" officeooo:rsid="00fcd43c"/>
    </style:style>
    <style:style style:name="T653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54" style:family="text">
      <style:text-properties officeooo:rsid="00fd7e4c"/>
    </style:style>
    <style:style style:name="T655" style:family="text">
      <style:text-properties fo:color="#dcdcaa" loext:opacity="100%" style:font-name="Mono" fo:font-weight="normal" officeooo:rsid="00bd5516" fo:background-color="#1e1e1e" loext:char-shading-value="0"/>
    </style:style>
    <style:style style:name="T656" style:family="text">
      <style:text-properties fo:color="#d4d4d4" loext:opacity="100%" style:font-name="Mono" fo:font-weight="normal" officeooo:rsid="00bd5516" fo:background-color="#1e1e1e" loext:char-shading-value="0"/>
    </style:style>
    <style:style style:name="T657" style:family="text">
      <style:text-properties fo:color="#9cdcfe" loext:opacity="100%" style:font-name="Mono" fo:font-weight="normal" officeooo:rsid="00bd5516" fo:background-color="#1e1e1e" loext:char-shading-value="0"/>
    </style:style>
    <style:style style:name="T658" style:family="text">
      <style:text-properties style:text-underline-style="none" officeooo:rsid="00fb1536"/>
    </style:style>
    <style:style style:name="T659" style:family="text">
      <style:text-properties style:text-underline-style="solid" style:text-underline-width="auto" style:text-underline-color="font-color" officeooo:rsid="00fb1536"/>
    </style:style>
    <style:style style:name="T660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61" style:family="text">
      <style:text-properties fo:color="#dcdcaa" loext:opacity="100%" fo:font-weight="normal" fo:background-color="#1e1e1e" loext:char-shading-value="0"/>
    </style:style>
    <style:style style:name="T662" style:family="text">
      <style:text-properties fo:color="#dcdcaa" loext:opacity="100%" fo:font-weight="normal" officeooo:rsid="00fcd43c" fo:background-color="#1e1e1e" loext:char-shading-value="0"/>
    </style:style>
    <style:style style:name="T663" style:family="text">
      <style:text-properties style:text-underline-style="none" officeooo:rsid="00fd7e4c"/>
    </style:style>
    <style:style style:name="T664" style:family="text">
      <style:text-properties style:text-underline-style="solid" style:text-underline-width="auto" style:text-underline-color="font-color" officeooo:rsid="00fd7e4c"/>
    </style:style>
    <style:style style:name="T665" style:family="text">
      <style:text-properties fo:color="#dcdcaa" loext:opacity="100%" style:font-name="Mono" fo:font-weight="normal" officeooo:rsid="00fd7e4c" fo:background-color="#1e1e1e" loext:char-shading-value="0"/>
    </style:style>
    <style:style style:name="T666" style:family="text">
      <style:text-properties style:font-name="Liberation Serif" officeooo:rsid="00bd5516"/>
    </style:style>
    <style:style style:name="T667" style:family="text">
      <style:text-properties style:font-name="Liberation Serif" style:text-underline-style="none" officeooo:rsid="00fd7e4c"/>
    </style:style>
    <style:style style:name="T668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69" style:family="text">
      <style:text-properties style:font-name="Liberation Serif" style:text-underline-style="none" officeooo:rsid="00bd5516"/>
    </style:style>
    <style:style style:name="T670" style:family="text">
      <style:text-properties style:font-name="Liberation Serif" officeooo:rsid="00fd7e4c"/>
    </style:style>
    <style:style style:name="T671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7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7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4" style:family="text">
      <style:text-properties fo:font-variant="normal" fo:text-transform="none" fo:color="#d4d4d4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5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6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77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78" style:family="text">
      <style:text-properties style:font-name="Liberation Serif" fo:font-size="12pt" fo:language="pt" fo:country="BR" style:text-underline-style="none" officeooo:rsid="00fd7e4c" style:font-size-asian="12pt" style:font-size-complex="12pt"/>
    </style:style>
    <style:style style:name="T679" style:family="text">
      <style:text-properties style:font-name="Liberation Serif" fo:font-size="12pt" fo:language="pt" fo:country="BR" style:text-underline-style="none" officeooo:rsid="0184f0b7" style:font-size-asian="12pt" style:font-size-complex="12pt"/>
    </style:style>
    <style:style style:name="T680" style:family="text">
      <style:text-properties style:font-name="Liberation Serif" fo:font-size="12pt" fo:language="pt" fo:country="BR" style:text-underline-style="none" officeooo:rsid="018767ee" style:font-size-asian="12pt" style:font-size-complex="12pt"/>
    </style:style>
    <style:style style:name="T681" style:family="text">
      <style:text-properties fo:color="#dcdcaa" loext:opacity="100%" style:font-name="Liberation Serif" fo:font-size="12pt" fo:language="pt" fo:country="BR" fo:font-weight="normal" officeooo:rsid="00fcd43c" fo:background-color="#1e1e1e" loext:char-shading-value="0" style:font-size-asian="12pt" style:font-size-complex="12pt"/>
    </style:style>
    <style:style style:name="T68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83" style:family="text">
      <style:text-properties style:font-name="Liberation Serif" fo:font-size="12pt" style:text-underline-style="none" officeooo:rsid="00fd7e4c" style:font-size-asian="12pt" style:font-size-complex="12pt"/>
    </style:style>
    <style:style style:name="T684" style:family="text">
      <style:text-properties style:font-name="Liberation Serif" fo:font-size="12pt" style:text-underline-style="none" officeooo:rsid="018767ee" style:font-size-asian="12pt" style:font-size-complex="12pt"/>
    </style:style>
    <style:style style:name="T685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686" style:family="text">
      <style:text-properties style:text-underline-style="none"/>
    </style:style>
    <style:style style:name="T687" style:family="text">
      <style:text-properties style:text-underline-style="solid" style:text-underline-width="auto" style:text-underline-color="font-color" officeooo:rsid="00d681ad"/>
    </style:style>
    <style:style style:name="T68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68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6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693" style:family="text">
      <style:text-properties fo:color="#9cdcfe" loext:opacity="100%" style:font-name="Consolas" fo:font-weight="normal" officeooo:rsid="00bdec46" fo:background-color="#1e1e1e" loext:char-shading-value="0"/>
    </style:style>
    <style:style style:name="T694" style:family="text">
      <style:text-properties fo:color="#d4d4d4" loext:opacity="100%" style:font-name="Consolas" fo:font-weight="normal" officeooo:rsid="00bdec46" fo:background-color="#1e1e1e" loext:char-shading-value="0"/>
    </style:style>
    <style:style style:name="T695" style:family="text">
      <style:text-properties fo:color="#b5cea8" loext:opacity="100%" style:font-name="Consolas" fo:font-weight="normal" officeooo:rsid="00bdec46" fo:background-color="#1e1e1e" loext:char-shading-value="0"/>
    </style:style>
    <style:style style:name="T696" style:family="text">
      <style:text-properties fo:color="#6a9955" loext:opacity="100%" style:font-name="Consolas" fo:font-weight="normal" officeooo:rsid="00bdec46" fo:background-color="#1e1e1e" loext:char-shading-value="0"/>
    </style:style>
    <style:style style:name="T697" style:family="text">
      <style:text-properties fo:color="#dcdcaa" loext:opacity="100%" style:font-name="Consolas" fo:font-weight="normal"/>
    </style:style>
    <style:style style:name="T698" style:family="text">
      <style:text-properties style:font-name="Consolas" fo:font-weight="normal"/>
    </style:style>
    <style:style style:name="T699" style:family="text">
      <style:text-properties fo:color="#9cdcfe" loext:opacity="100%" style:font-name="Consolas" fo:font-weight="normal"/>
    </style:style>
    <style:style style:name="T700" style:family="text">
      <style:text-properties fo:color="#b5cea8" loext:opacity="100%" style:font-name="Consolas" fo:font-weight="normal"/>
    </style:style>
    <style:style style:name="T701" style:family="text">
      <style:text-properties fo:color="#6a9955" loext:opacity="100%" style:font-name="Consolas" fo:font-weight="normal"/>
    </style:style>
    <style:style style:name="T702" style:family="text">
      <style:text-properties fo:font-weight="bold" officeooo:rsid="018be7f0" style:font-weight-asian="bold" style:font-weight-complex="bold"/>
    </style:style>
    <style:style style:name="T703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704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1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4ec9b0" loext:opacity="100%" style:font-name="Consolas" fo:font-size="10.5pt" fo:font-weight="normal" officeooo:rsid="0198b8fb" fo:background-color="#1f1f1f" loext:char-shading-value="0"/>
    </style:style>
    <style:style style:name="T720" style:family="text">
      <style:text-properties fo:color="#4ec9b0" loext:opacity="100%" style:font-name="Consolas" fo:font-size="10.5pt" fo:font-weight="normal" fo:background-color="#1f1f1f" loext:char-shading-value="0"/>
    </style:style>
    <style:style style:name="T7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723" style:family="text">
      <style:text-properties fo:font-variant="normal" fo:text-transform="none" fo:color="#d4d4d4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24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25" style:family="text">
      <style:text-properties fo:font-variant="normal" fo:text-transform="none" fo:color="#dcdcaa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26" style:family="text">
      <style:text-properties fo:font-variant="normal" fo:text-transform="none" fo:color="#4ec9b0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27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7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729" style:family="text">
      <style:text-properties fo:language="pt" fo:country="BR" officeooo:rsid="016d7e7f"/>
    </style:style>
    <style:style style:name="T730" style:family="text">
      <style:text-properties fo:language="pt" fo:country="BR" officeooo:rsid="000e2760"/>
    </style:style>
    <style:style style:name="T731" style:family="text">
      <style:text-properties officeooo:rsid="01869135"/>
    </style:style>
    <style:style style:name="T732" style:family="text">
      <style:text-properties officeooo:rsid="016d7e7f"/>
    </style:style>
    <style:style style:name="T733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734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735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736" style:family="text">
      <style:text-properties fo:color="#d4d4d4" loext:opacity="100%" style:font-name="Consolas" fo:font-size="10.5pt" fo:language="pt" fo:country="BR" fo:font-weight="normal" officeooo:rsid="01869135" fo:background-color="#1f1f1f" loext:char-shading-value="0"/>
    </style:style>
    <style:style style:name="T737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738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739" style:family="text">
      <style:text-properties style:font-name="Liberation Sans" fo:language="pt" fo:country="BR" officeooo:rsid="01869135" style:font-name-asian="Microsoft YaHei" style:font-name-complex="Mangal1"/>
    </style:style>
    <style:style style:name="T740" style:family="text">
      <style:text-properties style:font-name="Liberation Sans" fo:language="pt" fo:country="BR" officeooo:rsid="019276e1" style:font-name-asian="Microsoft YaHei" style:font-name-complex="Mangal1"/>
    </style:style>
    <style:style style:name="T741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742" style:family="text">
      <style:text-properties fo:language="pt" fo:country="BR" officeooo:rsid="019276e1"/>
    </style:style>
    <style:style style:name="T743" style:family="text">
      <style:text-properties fo:language="pt" fo:country="BR" fo:font-weight="bold" officeooo:rsid="000e2760" style:font-weight-asian="bold" style:font-weight-complex="bold"/>
    </style:style>
    <style:style style:name="T744" style:family="text">
      <style:text-properties fo:font-weight="bold" officeooo:rsid="019276e1" style:font-weight-asian="bold" style:font-weight-complex="bold"/>
    </style:style>
    <style:style style:name="T745" style:family="text">
      <style:text-properties officeooo:rsid="019276e1"/>
    </style:style>
    <style:style style:name="T7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7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748" style:family="text">
      <style:text-properties officeooo:rsid="01abba9b"/>
    </style:style>
    <style:style style:name="T7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75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75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75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75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754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7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75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58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7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762" style:family="text">
      <style:text-properties fo:font-variant="normal" fo:text-transform="none" fo:color="#ff4000" loext:opacity="100%" style:font-name="Mono" fo:font-size="12pt" fo:letter-spacing="normal" fo:language="pt" fo:country="BR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76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76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765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66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67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68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69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771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7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7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74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75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7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778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7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84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8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9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9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9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7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79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95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96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98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99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00" style:family="text">
      <style:text-properties fo:color="#9cdcfe" loext:opacity="100%" style:font-name="Consolas" fo:font-size="10.5pt" fo:font-weight="normal"/>
    </style:style>
    <style:style style:name="T801" style:family="text">
      <style:text-properties fo:color="#d4d4d4" loext:opacity="100%" style:font-name="Consolas" fo:font-size="10.5pt" fo:font-weight="normal"/>
    </style:style>
    <style:style style:name="T802" style:family="text">
      <style:text-properties fo:color="#dcdcaa" loext:opacity="100%" style:font-name="Consolas" fo:font-size="10.5pt" fo:font-weight="normal"/>
    </style:style>
    <style:style style:name="T803" style:family="text">
      <style:text-properties fo:color="#569cd6" loext:opacity="100%" style:font-name="Consolas" fo:font-size="10.5pt" fo:font-weight="normal"/>
    </style:style>
    <style:style style:name="T804" style:family="text">
      <style:text-properties fo:color="#4ec9b0" loext:opacity="100%" style:font-name="Consolas" fo:font-size="10.5pt" fo:font-weight="normal"/>
    </style:style>
    <style:style style:name="T8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0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0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808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0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11" style:family="text">
      <style:text-properties fo:language="pt" fo:country="BR" fo:font-weight="normal" officeooo:rsid="000e2760" style:font-weight-asian="normal" style:font-weight-complex="normal"/>
    </style:style>
    <style:style style:name="T81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1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1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16" style:family="text">
      <style:text-properties officeooo:rsid="01ac95ad"/>
    </style:style>
    <style:style style:name="T817" style:family="text">
      <style:text-properties officeooo:rsid="0169e819"/>
    </style:style>
    <style:style style:name="T818" style:family="text">
      <style:text-properties officeooo:rsid="016b05d5"/>
    </style:style>
    <style:style style:name="T819" style:family="text">
      <style:text-properties style:font-name="Mono" officeooo:rsid="016b05d5"/>
    </style:style>
    <style:style style:name="T820" style:family="text">
      <style:text-properties style:font-name="Mono" officeooo:rsid="0169e819"/>
    </style:style>
    <style:style style:name="T821" style:family="text">
      <style:text-properties fo:font-variant="normal" fo:text-transform="none" fo:color="#2a6099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26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8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8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6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p text:style-name="P22"><text:span text:style-name="T51"/></text:p>
      <text:p text:style-name="P24"/>
      <text:p text:style-name="P24"/>
      <text:p text:style-name="P24">Os <text:span text:style-name="T49">comentários</text:span> serão ignorados durante a interpretação do script e seguem o padrão:</text:p>
      <text:p text:style-name="P25"><text:span text:style-name="T52">//</text:span><text:span text:style-name="T53">este é um comentário inline </text:span><text:span text:style-name="T54">estilo C</text:span><text:span text:style-name="T55"> </text:span></text:p>
      <text:p text:style-name="P26">ou</text:p>
      <text:p text:style-name="P25"><text:span text:style-name="T52">#</text:span><text:span text:style-name="T53">este é um comentário inline </text:span><text:span text:style-name="T54">estilo shell</text:span></text:p>
      <text:p text:style-name="P24">ou</text:p>
      <text:p text:style-name="P27"><text:span text:style-name="T52">/* </text:span><text:span text:style-name="T56">este é um comentário em</text:span></text:p>
      <text:p text:style-name="P27"><text:span text:style-name="T57"><text:s/>mais linhas </text:span><text:span text:style-name="T52">*/</text:span></text:p>
      <text:h text:style-name="P28" text:outline-level="1"><text:span text:style-name="T58">A</text:span>ula 03 – <text:span text:style-name="T1">Guardando arquivos no localhost</text:span></text:h>
      <text:p text:style-name="P29"/>
      <text:p text:style-name="P30"><text:span text:style-name="T49">Apache</text:span> é<text:span text:style-name="T59"> uma ferramenta responsável pela </text:span><text:span text:style-name="T60">comunicação</text:span><text:span text:style-name="T59"> entre o servidor e o cliente, estabelecendo uma conexão </text:span><text:span text:style-name="T61">através do protocolo HTTP. S</text:span><text:span text:style-name="T59">endo o </text:span><text:span text:style-name="T60">Servidor Web</text:span><text:span text:style-name="T59"> mais popular da internet, ele </text:span><text:span text:style-name="T62">interpreta</text:span><text:span text:style-name="T61"> arquivos</text:span><text:span text:style-name="T59"> de diferentes linguagens (como PHP, Java, Python)</text:span><text:span text:style-name="T61">, </text:span><text:span text:style-name="T63">processando/</text:span><text:span text:style-name="T61">transformando</text:span><text:span text:style-name="T59"> esses </text:span><text:span text:style-name="T61">arquivos</text:span><text:span text:style-name="T59"> </text:span><text:span text:style-name="T60">estáticos</text:span><text:span text:style-name="T59"> </text:span><text:span text:style-name="T61">em HTML </text:span><text:span text:style-name="T59">e </text:span><text:span text:style-name="T61">entregando-os ao Browser </text:span><text:span text:style-name="T59">do cliente.</text:span></text:p>
      <text:p text:style-name="P31"/>
      <text:p text:style-name="P32"><text:span text:style-name="T64">A linguagem PHP </text:span><text:span text:style-name="T65">é especialmente adequada para o </text:span><text:span text:style-name="T66">D</text:span><text:span text:style-name="T65">esenvolvimento </text:span><text:span text:style-name="T66">W</text:span><text:span text:style-name="T65">eb </text:span><text:span text:style-name="T67">pois</text:span><text:span text:style-name="T65"> pode ser embutida/</text:span><text:span text:style-name="T67">misturada</text:span><text:span text:style-name="T65"> dentro d</text:span><text:span text:style-name="T67">a linguagem</text:span><text:span text:style-name="T65"> HTML, </text:span><text:span text:style-name="T67">transformando qualquer site estático em uma página </text:span><text:span text:style-name="T68">dinâmica</text:span><text:span text:style-name="T67">, </text:span><text:span text:style-name="T69">permitindo</text:span><text:span text:style-name="T70"> até mesmo acessar banco de dados. Por ser uma linguagem back-end, toda parte do código PHP será processado/executado </text:span><text:span text:style-name="T71">no servidor</text:span><text:span text:style-name="T70"> para depois</text:span><text:span text:style-name="T72"> </text:span><text:span text:style-name="T73">enviar </text:span><text:span text:style-name="T74">somente</text:span><text:span text:style-name="T73"> HTML</text:span><text:span text:style-name="T75"> personalizado ao cliente. </text:span></text:p>
      <text:p text:style-name="P33"/>
      <text:p text:style-name="P34"><text:span text:style-name="T76">Outr</text:span>os exemplos de <text:span text:style-name="T77">tecnologias Server-Side</text:span> são:</text:p>
      <text:list text:style-name="L5">
        <text:list-item>
          <text:p text:style-name="P35"><text:span text:style-name="T78">Servlet/</text:span><text:span text:style-name="T79">JSP </text:span><text:span text:style-name="T80">(Java)</text:span></text:p>
        </text:list-item>
        <text:list-item>
          <text:p text:style-name="P35"><text:span text:style-name="T79">ASP.</text:span><text:span text:style-name="T81">NET</text:span><text:span text:style-name="T79"> (incorporada </text:span><text:span text:style-name="T81">à plataforma</text:span><text:span text:style-name="T79"> .NET </text:span><text:span text:style-name="T80">da Microsoft</text:span><text:span text:style-name="T79">)</text:span></text:p>
        </text:list-item>
      </text:list>
      <text:p text:style-name="P36"/>
      <text:p text:style-name="P37"><text:span text:style-name="T82">Por padrão, </text:span><text:span text:style-name="T49">index</text:span> é sempre o arquivo raiz, <text:span text:style-name="T82">ou seja, o </text:span><text:span text:style-name="T83">arquivo da página principal</text:span><text:span text:style-name="T82"> de um site e o </text:span><text:span text:style-name="T83">primeiro a ser executado</text:span><text:span text:style-name="T82"> pelo servidor, </text:span>sendo <text:span text:style-name="T77">facultativo declará-lo</text:span> na URL. <text:span text:style-name="T84">Sem esse arquivo no diretório raiz, o resultado pode ser catastrófico pois o servidor pode apresentar toda a estrutura do projeto, ou seja, o diretório raiz.</text:span></text:p>
      <text:p text:style-name="P37"/>
      <text:p text:style-name="P38">O <text:span text:style-name="T4">endereço de um servidor</text:span> local é <text:span text:style-name="T85">127.0.0.1</text:span><text:span text:style-name="T49"> </text:span>ou, em sua forma DNS: <text:span text:style-name="T86">localhost</text:span></text:p>
      <text:p text:style-name="P39"><text:span text:style-name="T87">A </text:span><text:span text:style-name="T88">porta 80</text:span><text:span text:style-name="T87"> </text:span><text:span text:style-name="T89">é a porta padrão dos Servidores Web </text:span><text:span text:style-name="T87">para compartilhar documentos </text:span><text:span text:style-name="T89">(como as páginas Web) </text:span><text:span text:style-name="T87">através do protocolo HTTP.</text:span></text:p>
      <text:p text:style-name="P39"><text:span text:style-name="T90">P</text:span><text:span text:style-name="T88">orta </text:span><text:span text:style-name="T87">é uma </text:span><text:span text:style-name="T91">conexão virtual</text:span><text:span text:style-name="T87">/lógica de dados que pode ser usada por programas para </text:span><text:span text:style-name="T91">trocar dados diretamente</text:span><text:span text:style-name="T87">, </text:span><text:span text:style-name="T92">em vez de</text:span><text:span text:style-name="T87"> passar por um arquivo ou outro local de armazenamento temporário. As mais comuns são as portas do tipo TCP e UDP.</text:span></text:p>
      <text:p text:style-name="P40"/>
      <text:p text:style-name="P41"><text:span text:style-name="T93">&lt;?php...?&gt;</text:span><text:span text:style-name="T94"> </text:span><text:span text:style-name="T95">é a</text:span><text:span text:style-name="T96"> </text:span><text:span text:style-name="T97">tag padrão </text:span><text:span text:style-name="T95">para inserir código PHP dentro do código HTML</text:span><text:span text:style-name="T98"> </text:span><text:span text:style-name="T99">e </text:span><text:span text:style-name="T100">t</text:span>udo <text:span text:style-name="T101">o</text:span> que estiver dentr<text:span text:style-name="T98">o d</text:span><text:span text:style-name="T99">ela </text:span><text:span text:style-name="T98">é considerado código PHP.</text:span></text:p>
      <text:p text:style-name="P41"><text:span text:style-name="T93">&lt;?...?&gt;</text:span><text:span text:style-name="T102"> </text:span><text:span text:style-name="T103">short open tag, é uma forma abreviada, para poder usá-la é preciso habilitá-la no nas configurações </text:span><text:span text:style-name="T104">php.ini</text:span><text:span text:style-name="T103"> do servidor</text:span></text:p>
      <text:p text:style-name="P41"><text:span text:style-name="T105">&lt;?=$variável?&gt;</text:span><text:span text:style-name="T106"> </text:span><text:span text:style-name="T103">utilizada para fazer uma </text:span><text:span text:style-name="T107">impressão rápida de uma variável</text:span><text:span text:style-name="T103"> ou expressão quando estiver debuggando, equivalente ao comando </text:span><text:span text:style-name="T104">echo</text:span></text:p>
      <text:p text:style-name="P41"><text:span text:style-name="T108">É importante que a extensão do arquivo seja </text:span><text:span text:style-name="T109">.php</text:span><text:span text:style-name="T108"> pois, se for </text:span><text:span text:style-name="T109">.</text:span><text:span text:style-name="T110">html</text:span><text:span text:style-name="T111">, o código PHP não será reconhecido e processado pelo servidor e, consequentemente</text:span><text:span text:style-name="T112">, não será interpretado </text:span><text:span text:style-name="T113">pelo</text:span><text:span text:style-name="T112"> </text:span><text:span text:style-name="T114">navegador</text:span><text:span text:style-name="T112">.</text:span></text:p>
      <text:p text:style-name="P42"><text:span text:style-name="T115">Um arquivo </text:span><text:span text:style-name="T116">HTML</text:span><text:span text:style-name="T115"> com extensão </text:span><text:span text:style-name="Source_20_Text"><text:span text:style-name="T117">.php</text:span></text:span><text:span text:style-name="T115"> vai se comportar </text:span><text:span text:style-name="Strong_20_Emphasis"><text:span text:style-name="T118">exatamente como HTML</text:span></text:span><text:span text:style-name="T115">. O interpretador PHP só entra em cena para o que estiver entre </text:span><text:span text:style-name="T119">as tags </text:span><text:span text:style-name="Source_20_Text"><text:span text:style-name="T120">&lt;?php… </text:span></text:span><text:span text:style-name="Source_20_Text"><text:span text:style-name="T121">e </text:span></text:span><text:span text:style-name="Source_20_Text"><text:span text:style-name="T120">?&gt;</text:span></text:span><text:span text:style-name="T115">. Nes</text:span><text:span text:style-name="T122">s</text:span><text:span text:style-name="T115">e contexto, o ideal é usar </text:span><text:span text:style-name="T119">todos os arquivos com </text:span><text:span text:style-name="T123">extensão</text:span><text:span text:style-name="T115"> </text:span><text:span text:style-name="Source_20_Text"><text:span text:style-name="T117">.php</text:span></text:span><text:span text:style-name="T115">.</text:span></text:p>
      <text:p text:style-name="P43"><text:a xlink:type="simple" xlink:href="https://www.php.net/manual/pt_BR/" text:style-name="Internet_20_link" text:visited-style-name="Visited_20_Internet_20_Link"><text:span text:style-name="T124">Link para a Documentação do PHP</text:span></text:a></text:p>
      <text:p text:style-name="P43"><text:span text:style-name="T124"/></text:p>
      <text:p text:style-name="P43"><text:span text:style-name="T124"/></text:p>
      <text:p text:style-name="P44"><text:span text:style-name="T125">Nota: </text:span><text:span text:style-name="T126">Para acessar um nível acima na árvore de </text:span><text:span text:style-name="T127">diretórios Linux</text:span><text:span text:style-name="T126">/servidor use </text:span><text:span text:style-name="T128">../</text:span></text:p>
      <text:h text:style-name="P28" text:outline-level="1">Aula 04 – <text:span text:style-name="T1">Declarando variáveis</text:span></text:h>
      <text:p text:style-name="P45"/>
      <text:p text:style-name="P46"><text:span text:style-name="T129">A</text:span><text:span text:style-name="T130"> declaração de variáveis no PHP</text:span><text:span text:style-name="T131"> </text:span><text:span text:style-name="T129">n</text:span><text:span text:style-name="T130">ão é obrigatóri</text:span><text:span text:style-name="T129">a</text:span><text:span text:style-name="T130">, entretanto, é uma boa prática declará-las</text:span></text:p>
      <text:p text:style-name="P47"/>
      <text:p text:style-name="P48"><text:span text:style-name="T131">-</text:span><text:span text:style-name="T132">echo, print</text:span><text:span text:style-name="T133"> </text:span><text:span text:style-name="T134">e</text:span><text:span text:style-name="T133"> </text:span><text:span text:style-name="T132">printf</text:span><text:span text:style-name="T135">()</text:span><text:span text:style-name="T136"> </text:span><text:span text:style-name="T137">são comandos que servem para </text:span><text:span text:style-name="T138">gerar saída</text:span><text:span text:style-name="T77"> na tela</text:span><text:span text:style-name="T139"> (tanto na função </text:span><text:span text:style-name="T140">echo</text:span><text:span text:style-name="T139"> quanto na função </text:span><text:span text:style-name="T140">print</text:span><text:span text:style-name="T139"> são opcionais os parênteses). </text:span></text:p>
      <text:p text:style-name="P49">-Tags HTML podem ser inseridas dentro das aspas <text:span text:style-name="T101">duplas </text:span>como a <text:span text:style-name="T141">tag</text:span> <text:span text:style-name="T142">&lt;br&gt;</text:span> para pular linha.</text:p>
      <text:p text:style-name="P50">-Não é possível colocar <text:span text:style-name="T77">aspas duplas</text:span> dentro de aspas duplas. <text:span text:style-name="T143">(use aspas simples)</text:span></text:p>
      <text:p text:style-name="P51">-Toda variável <text:span text:style-name="T144">deve </text:span>começa<text:span text:style-name="T144">r</text:span> com o cifrão (<text:span text:style-name="T145">$</text:span>), <text:span text:style-name="T146">seguida de letra ou underline, ou seja, não pode começar o nome com número</text:span></text:p>
      <text:p text:style-name="P52"/>
      <text:p text:style-name="P53">Diferente do Java que é Case-Sensitive para tudo, no PHP:</text:p>
      <text:p text:style-name="P53">São Case-<text:span text:style-name="T147">S</text:span>ensitive:</text:p>
      <text:list text:style-name="L6">
        <text:list-item>
          <text:p text:style-name="P54"><text:span text:style-name="T49">$</text:span>variáveis</text:p>
        </text:list-item>
        <text:list-item>
          <text:p text:style-name="P54">CONSTANTES (se declaradas com a palavra-chave <text:span text:style-name="T148">const</text:span>)</text:p>
        </text:list-item>
      </text:list>
      <text:p text:style-name="P53">Não são Case-Sensitive <text:span text:style-name="T149">(ou seja, posso escrevê-las em maiúsculo)</text:span>:</text:p>
      <text:list text:continue-numbering="true" text:style-name="L6">
        <text:list-item>
          <text:p text:style-name="P54">palavras-<text:span text:style-name="T147">chave (reservadas)</text:span></text:p>
        </text:list-item>
        <text:list-item>
          <text:p text:style-name="P54">classes</text:p>
        </text:list-item>
        <text:list-item>
          <text:p text:style-name="P54">funções (até mesmo aquelas definidas pelo usuário)</text:p>
        </text:list-item>
      </text:list>
      <text:p text:style-name="P55"/>
      <text:p text:style-name="P56"><text:span text:style-name="Source_20_Text"><text:span text:style-name="T150">Para criar constantes, use a função </text:span></text:span><text:span text:style-name="Source_20_Text"><text:span text:style-name="T151">define()</text:span></text:span><text:span text:style-name="Source_20_Text"><text:span text:style-name="T150">. Exemplo:<text:line-break/></text:span></text:span><text:span text:style-name="Source_20_Text"><text:span text:style-name="T152">define(</text:span></text:span><text:span text:style-name="Source_20_Text"><text:span text:style-name="T153">“CONSTANTE”),27</text:span></text:span><text:span text:style-name="Source_20_Text"><text:span text:style-name="T152">)</text:span></text:span><text:span text:style-name="Source_20_Text"><text:span text:style-name="T153">;</text:span></text:span><text:span text:style-name="Source_20_Text"><text:span text:style-name="T154"><text:line-break/></text:span></text:span><text:span text:style-name="Source_20_Text"><text:span text:style-name="T155">Outra maneira de declarar constante</text:span></text:span><text:span text:style-name="Source_20_Text"><text:span text:style-name="T156">s</text:span></text:span><text:span text:style-name="Source_20_Text"><text:span text:style-name="T155"> é com a palavra-chave </text:span></text:span><text:span text:style-name="Source_20_Text"><text:span text:style-name="T157">const</text:span></text:span></text:p>
      <text:p text:style-name="P57"/>
      <text:p text:style-name="P58"><text:span text:style-name="T158">Porque </text:span><text:span text:style-name="T159">não declarar </text:span><text:span text:style-name="T160">variáveis com acentos ou símbolos</text:span>?</text:p>
      <text:p text:style-name="P59"><text:span text:style-name="T161">A acentuação é permitida porém não é uma boa prática. </text:span>Todos os computadores interpretam o encoding <text:span text:style-name="T161">(codificação)</text:span> ASCII igual mas, quando se trata de ASCII <text:span text:style-name="T161">estendidos</text:span>, pode ser gerado um problema porque nem todo computador os interpreta igualmente. Não é garantia que em outros idiomas, além do inglês, a interpretação seja igual.<text:tab/><text:tab/><text:span text:style-name="T147">($variável → $vari?vel)</text:span></text:p>
      <text:p text:style-name="P59"/>
      <text:p text:style-name="P60"><text:span text:style-name="T162">N</text:span><text:span text:style-name="T163">ão existe a necessidade de declarar </text:span><text:span text:style-name="T164">tipagem das </text:span><text:span text:style-name="T163">variáveis</text:span><text:span text:style-name="T165">. Os tipos serão atribuídos automaticamente de acordo com o valor que a variável receber, ou seja, </text:span><text:span text:style-name="T166">a linguagem inicializa a variável e</text:span><text:span text:style-name="T165"> modifica </text:span><text:span text:style-name="T166">seu tipo</text:span><text:span text:style-name="T165"> de acordo com a atribuição. Esse processo é conhecido como coerção </text:span><text:span text:style-name="T167">(</text:span><text:span text:style-name="T168">p</text:span><text:span text:style-name="T167">orém é uma boa </text:span><text:span text:style-name="T168">prática</text:span><text:span text:style-name="T167"> de programação declarar as variáveis).</text:span></text:p>
      <text:p text:style-name="P61"/>
      <text:p text:style-name="P62">O <text:span text:style-name="T169">operador</text:span><text:span text:style-name="T49"> de atribuição</text:span> é <text:span text:style-name="T170">um</text:span> sinal de <text:span text:style-name="T171">igual</text:span> (<text:span text:style-name="T145">=</text:span>)</text:p>
      <text:p text:style-name="P63">Exemplo de atribuição de variáveis simultaneamente: $a = $b = $c = 10;</text:p>
      <text:p text:style-name="P64"><text:span text:style-name="T172">Esse operador tem low priority sobre os operadores lógicos </text:span><text:span text:style-name="T173">AND</text:span><text:span text:style-name="T172"> e </text:span><text:span text:style-name="T173">OR</text:span><text:span text:style-name="T172">, porém os operadores </text:span><text:span text:style-name="T52">&amp;&amp;</text:span><text:span text:style-name="T172"> e </text:span><text:span text:style-name="T52">||</text:span><text:span text:style-name="T172"> têm higher priority sobre todos. Exemplo:</text:span></text:p>
      <text:p text:style-name="P65"><text:span text:style-name="T174">$c = $a </text:span><text:span text:style-name="T175">and</text:span><text:span text:style-name="T174"> $b</text:span><text:tab/>→ <text:s text:c="4"/>A precedência dessa operação é <text:span text:style-name="T174">$c = $a</text:span></text:p>
      <text:p text:style-name="P63"/>
      <text:p text:style-name="P45"><text:span text:style-name="T176">É</text:span><text:span text:style-name="T77"> necessário</text:span> o ponto-e-vírgula (<text:span text:style-name="T177">;</text:span>) para indicar o fim do comando</text:p>
      <text:p text:style-name="P66"/>
      <text:p text:style-name="P67"><text:span text:style-name="T178">Não é necessário aquele </text:span><text:span text:style-name="T52">f</text:span><text:span text:style-name="T178"> acompanhando números decimais (</text:span><text:span text:style-name="T52">float</text:span><text:span text:style-name="T178">) </text:span><text:span text:style-name="T179">como no Java</text:span></text:p>
      <text:p text:style-name="P68"/>
      <text:p text:style-name="P67"><text:soft-page-break/><text:span text:style-name="T178">O PHP aceita </text:span><text:span text:style-name="T180">typecast</text:span><text:span text:style-name="T178"> </text:span><text:span text:style-name="T181">para</text:span><text:span text:style-name="T178"> </text:span><text:span text:style-name="T182">forçar a conversão de</text:span><text:span text:style-name="T178"> uma variável </text:span><text:span text:style-name="T182">para </text:span><text:span text:style-name="T181">outro</text:span><text:span text:style-name="T178"> determinado tipo:</text:span></text:p>
      <text:list text:style-name="L7">
        <text:list-item>
          <text:p text:style-name="P69"><text:span text:style-name="T182">Inteiro: </text:span><text:span text:style-name="T183">int</text:span><text:span text:style-name="T182"> </text:span><text:span text:style-name="T184">ou </text:span><text:span text:style-name="T185">integer</text:span></text:p>
        </text:list-item>
        <text:list-item>
          <text:p text:style-name="P70">Real <text:span text:style-name="T186">(ponto flutuante)</text:span>: <text:span text:style-name="T187">real</text:span>, <text:span text:style-name="T187">float</text:span>, <text:span text:style-name="T187">double</text:span></text:p>
        </text:list-item>
        <text:list-item>
          <text:p text:style-name="P70">Caractere<text:span text:style-name="T186">s</text:span>: <text:span text:style-name="T187">string</text:span></text:p>
        </text:list-item>
        <text:list-item>
          <text:p text:style-name="P71"><text:span text:style-name="T181">Booleano (l</text:span><text:span text:style-name="T182">ógico</text:span><text:span text:style-name="T181">)</text:span><text:span text:style-name="T182">: </text:span><text:span text:style-name="T183">boolean</text:span><text:span text:style-name="T188"> </text:span><text:span text:style-name="T189">V</text:span><text:span text:style-name="T188">alores </text:span><text:span text:style-name="T189">booleanos </text:span><text:span text:style-name="T188">são convertidos conforme as seguintes regras:</text:span></text:p>
          <text:list>
            <text:list-item>
              <text:p text:style-name="P72"><text:span text:style-name="Strong_20_Emphasis"><text:span text:style-name="T190">Falsos</text:span></text:span>: <text:span text:style-name="Source_20_Text"><text:span text:style-name="T191">0</text:span></text:span>, <text:span text:style-name="Source_20_Text"><text:span text:style-name="T191">0.0</text:span></text:span>, <text:span text:style-name="T192">string vazia </text:span><text:span text:style-name="T191">“”</text:span><text:span text:style-name="T192"> ou </text:span><text:span text:style-name="T191">“0”</text:span><text:span text:style-name="Source_20_Text">‘’</text:span>, <text:span text:style-name="T192">vetor vazio </text:span><text:span text:style-name="T191">[]</text:span>, <text:span text:style-name="T193">objetos vazios (</text:span><text:span text:style-name="Source_20_Text"><text:span text:style-name="T191">new stdClass()</text:span></text:span><text:span text:style-name="T193"> sem propriedades)</text:span> e <text:span text:style-name="T194">valor</text:span><text:span text:style-name="T195"> </text:span><text:span text:style-name="T196">null</text:span>.</text:p>
            </text:list-item>
            <text:list-item>
              <text:p text:style-name="P73"><text:span text:style-name="Strong_20_Emphasis"><text:span text:style-name="T190">Verdadeiros</text:span></text:span>: Qualquer outro valor. <text:span text:style-name="T197">P</text:span><text:span text:style-name="T198">ermit</text:span><text:span text:style-name="T197">indo</text:span><text:span text:style-name="T198"> inferir, </text:span><text:span text:style-name="T197">por exemplo: </text:span><text:span text:style-name="T199">if (299)</text:span><text:span text:style-name="T198"> retorna </text:span><text:span text:style-name="T199">true</text:span></text:p>
            </text:list-item>
          </text:list>
        </text:list-item>
      </text:list>
      <text:p text:style-name="P74"/>
      <text:p text:style-name="P74">No PHP só é possível fazer cast de tipos para tipos escalares. Portanto fazer o cast de um objeto para uma classe diferente é ilegal, mas fazer um cast de objeto para um tipo escalar é completamente válido. </text:p>
      <text:p text:style-name="P75"/>
      <text:p text:style-name="P75"><text:span text:style-name="Strong_20_Emphasis"><text:span text:style-name="T200">typ</text:span></text:span><text:span text:style-name="Strong_20_Emphasis"><text:span text:style-name="T180">e hints</text:span></text:span><text:span text:style-name="T201"> (ou “sugestões de tipo”) são declarações que especificam o tipo esperado de um argumento, retorno de uma função ou propriedade de classe. </text:span><text:span text:style-name="T202">Na prática, só existe</text:span><text:span text:style-name="T203">m</text:span><text:span text:style-name="T202"> para </text:span><text:span text:style-name="T204">facilitar a leitura</text:span><text:span text:style-name="T202">. </text:span><text:span text:style-name="T205">Exemplos:</text:span></text:p>
      <text:p text:style-name="P76"><text:span text:style-name="T206">function</text:span><text:span text:style-name="T207"> </text:span><text:span text:style-name="T208">addNumbers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): </text:span><text:span text:style-name="T206">int</text:span><text:span text:style-name="T207"> {} </text:span><text:span text:style-name="T210">//type hint tanto nos parâmetros, quanto no retorno da função</text:span></text:p>
      <text:p text:style-name="P76"><text:span text:style-name="T206">function</text:span><text:span text:style-name="T207"> </text:span><text:span text:style-name="T208">processUser</text:span><text:span text:style-name="T207">(</text:span><text:span text:style-name="T211">User</text:span><text:span text:style-name="T207"> </text:span><text:span text:style-name="T209">$user</text:span><text:span text:style-name="T207">) {} </text:span><text:span text:style-name="T210">//objeto                            </text:span></text:p>
      <text:p text:style-name="P76"><text:span text:style-name="T206">function</text:span><text:span text:style-name="T207"> </text:span><text:span text:style-name="T208">setAge</text:span><text:span text:style-name="T207">(?</text:span><text:span text:style-name="T206">int</text:span><text:span text:style-name="T207"> </text:span><text:span text:style-name="T209">$age</text:span><text:span text:style-name="T207">) {} </text:span><text:span text:style-name="T210">// </text:span><text:span text:style-name="T212">null safety</text:span><text:span text:style-name="T210">: O </text:span><text:span text:style-name="T212">operador ?</text:span><text:span text:style-name="T210"> permite que o tipo seja nulo ou do tipo especificado.                                            </text:span></text:p>
      <text:p text:style-name="P76"><text:span text:style-name="T206">function</text:span><text:span text:style-name="T207"> </text:span><text:span text:style-name="T208">calculate</text:span><text:span text:style-name="T207">(</text:span><text:span text:style-name="T206">int</text:span><text:span text:style-name="T207">|</text:span><text:span text:style-name="T206">float</text:span><text:span text:style-name="T207"> </text:span><text:span text:style-name="T209">$value</text:span><text:span text:style-name="T207">): </text:span><text:span text:style-name="T206">int</text:span><text:span text:style-name="T207">|</text:span><text:span text:style-name="T206">float</text:span><text:span text:style-name="T207"> {} </text:span><text:span text:style-name="T210">// múltiplos tipos para um argumento ou retorno.                                                 </text:span></text:p>
      <text:p text:style-name="P76"><text:span text:style-name="T206">function</text:span><text:span text:style-name="T207"> </text:span><text:span text:style-name="T208">process</text:span><text:span text:style-name="T207">(</text:span><text:span text:style-name="T211">LoggerInterface</text:span><text:span text:style-name="T207">&amp;</text:span><text:span text:style-name="T211">Cacheable</text:span><text:span text:style-name="T207"> </text:span><text:span text:style-name="T209">$item</text:span><text:span text:style-name="T207">) {} </text:span><text:span text:style-name="T210">//Permite exigir que o valor implemente múltiplas interfaces.</text:span></text:p>
      <text:p text:style-name="P77"/>
      <text:p text:style-name="P75"><text:span text:style-name="T201">A </text:span><text:span text:style-name="T213">concatenação</text:span><text:span text:style-name="T201"> em PHP é realizada pelo operador </text:span><text:span text:style-name="T214">ponto</text:span><text:span text:style-name="T201"> (</text:span><text:span text:style-name="T215">.</text:span><text:span text:style-name="T201">)</text:span><text:span text:style-name="T216"> </text:span><text:span text:style-name="T217">Exemplo:</text:span></text:p>
      <text:p text:style-name="P78"><text:span text:style-name="T218">echo</text:span><text:span text:style-name="T219"> </text:span><text:span text:style-name="T220">"&lt;br&gt;Concatenando: " </text:span><text:span text:style-name="T221">. </text:span><text:span text:style-name="T222">$no</text:span><text:span text:style-name="T223">me </text:span><text:span text:style-name="T221">. </text:span><text:span text:style-name="T220">" tem " </text:span><text:span text:style-name="T221">. </text:span><text:span text:style-name="T222">$idade </text:span><text:span text:style-name="T221">. </text:span><text:span text:style-name="T220">" anos"</text:span><text:span text:style-name="T219">;</text:span></text:p>
      <text:p text:style-name="P58">Diferente do Javascript onde a concatenação tem preferência sobre a adição numérica; no PHP, o <text:span text:style-name="T224">operador (+)</text:span> serve apenas para somar valores porque o operador de concatenação é o ponto (.) <text:span text:style-name="T225">Exemplo:</text:span><text:span text:style-name="T226"> [javascript: ‘1’+1=11]<text:tab/>[php: ‘1’+1=2]</text:span></text:p>
      <text:p text:style-name="P58"/>
      <text:p text:style-name="P79"><text:span text:style-name="T227">A </text:span><text:span text:style-name="T228">interpolação de strings</text:span><text:span text:style-name="T229"> </text:span><text:span text:style-name="T230">é</text:span><text:span text:style-name="T231"> </text:span><text:span text:style-name="T232">u</text:span><text:span text:style-name="T233">ma alternativa à concatenação</text:span><text:span text:style-name="T231"> </text:span><text:span text:style-name="T234">(</text:span><text:span text:style-name="T227">só funciona se a variável estiver em uma string de</text:span><text:span text:style-name="T235"> </text:span><text:span text:style-name="T234">aspas duplas), </text:span><text:span text:style-name="T236">desse modo não será preciso utilizar o operador ponto(.)</text:span><text:span text:style-name="T234">: </text:span><text:span text:style-name="T237">echo</text:span><text:span text:style-name="T238"> </text:span><text:span text:style-name="T239">"</text:span><text:span text:style-name="T240">Usando</text:span><text:span text:style-name="T239"> </text:span><text:span text:style-name="T241">interpolação</text:span><text:span text:style-name="T239">: </text:span><text:span text:style-name="T242">$nome</text:span><text:span text:style-name="T239"> tem </text:span><text:span text:style-name="T242">$idade</text:span><text:span text:style-name="T239"> anos!"</text:span></text:p>
      <text:p text:style-name="P80"><text:s/><text:span text:style-name="T243">Note que não foi preciso as chaves{}, como no Javascript.</text:span></text:p>
      <text:p text:style-name="P81"/>
      <text:p text:style-name="P82"><text:span text:style-name="T192">Em PHP, </text:span><text:span text:style-name="Strong_20_Emphasis"><text:span text:style-name="Source_20_Text"><text:span text:style-name="T244">$argv</text:span></text:span></text:span><text:span text:style-name="T192"> é uma variável superglobal que armazena os argumentos passados para um script PHP executado na </text:span><text:span text:style-name="Strong_20_Emphasis"><text:span text:style-name="T245">linha de comando</text:span></text:span><text:span text:style-name="T192"> (CLI - Command Line Interface).<text:line-break/></text:span><text:span text:style-name="Strong_20_Emphasis"><text:span text:style-name="Source_20_Text">$argv</text:span></text:span> é um array onde:</text:p>
      <text:list text:style-name="L8">
        <text:list-item>
          <text:p text:style-name="P83"><text:span text:style-name="Strong_20_Emphasis"><text:span text:style-name="Source_20_Text">$argv[0]</text:span></text:span> contém o nome do script sendo executado.</text:p>
        </text:list-item>
        <text:list-item>
          <text:p text:style-name="P83"><text:span text:style-name="Strong_20_Emphasis"><text:span text:style-name="Source_20_Text">$argv[1]</text:span></text:span> (e seguintes) contém os argumentos fornecidos ao script.</text:p>
        </text:list-item>
      </text:list>
      <text:p text:style-name="P84"><text:span text:style-name="T246">Já o </text:span><text:span text:style-name="Source_20_Text"><text:span text:style-name="T247">$argc </text:span></text:span><text:span text:style-name="T246">contém o número de parâmetros passados na linha de comando</text:span></text:p>
      <text:h text:style-name="P28" text:outline-level="1">Aula 05 – <text:span text:style-name="T248">Funções Matemáticas</text:span></text:h>
      <text:p text:style-name="Text_20_body"/>
      <text:p text:style-name="P8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86"><text:span text:style-name="T249">Em PHP, dividindo dois números </text:span><text:span text:style-name="T250">do tipo inteiro</text:span><text:span text:style-name="T249">, o retorno pode ser </text:span><text:span text:style-name="T250">do tipo</text:span><text:span text:style-name="T249"> </text:span><text:span text:style-name="T251">float</text:span><text:span text:style-name="T249">.</text:span></text:p>
      <text:p text:style-name="P87"><text:span text:style-name="T64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span></text:p>
      <text:p text:style-name="P88"><text:span text:style-name="T252">Funç</text:span><text:span text:style-name="T253">ões para </text:span><text:span text:style-name="T254">operação com números</text:span><text:span text:style-name="T253">:</text:span></text:p>
      <text:list text:style-name="L9">
        <text:list-item>
          <text:p text:style-name="P89"><text:span text:style-name="T255">number_format</text:span><text:span text:style-name="T256">(</text:span><text:span text:style-name="T257">$v1</text:span><text:span text:style-name="T256">, </text:span><text:span text:style-name="T258">2</text:span><text:span text:style-name="T256">, </text:span><text:span text:style-name="T259">''</text:span><text:span text:style-name="T256">, </text:span><text:span text:style-name="T259">''</text:span><text:span text:style-name="T256">, </text:span><text:span text:style-name="T259">'.'</text:span><text:span text:style-name="T256">)</text:span><text:span text:style-name="T260">: </text:span><text:span text:style-name="T261">1º parâmetro é o valor, 2º</text:span><text:span text:style-name="T262"> parâmetro é a</text:span><text:span text:style-name="T261"> </text:span><text:span text:style-name="T263">quantidade de casa</text:span><text:span text:style-name="T264">s</text:span><text:span text:style-name="T263"> decimais</text:span><text:span text:style-name="T261">, </text:span><text:span text:style-name="T262">3º parâmetro é o </text:span><text:span text:style-name="T263">separador decimal</text:span><text:span text:style-name="T261">, </text:span><text:span text:style-name="T262">4º parâmetro é o </text:span><text:span text:style-name="T263">separador de milha</text:span><text:span text:style-name="T265">r</text:span><text:span text:style-name="T266">.</text:span></text:p>
        </text:list-item>
        <text:list-item>
          <text:p text:style-name="P89"><text:span text:style-name="T255">ceil()</text:span><text:span text:style-name="T267">: arredondamento para cima</text:span></text:p>
        </text:list-item>
        <text:list-item>
          <text:p text:style-name="P89"><text:span text:style-name="T255">floor()</text:span><text:span text:style-name="T267">: arredondamento para baixo</text:span></text:p>
        </text:list-item>
      </text:list>
      <text:h text:style-name="Heading_20_1" text:outline-level="1" text:is-list-header="true"><text:span text:style-name="T267"/></text:h>
      <text:h text:style-name="P28" text:outline-level="1">Aula 06 – <text:span text:style-name="T248">Operadores</text:span></text:h>
      <text:p text:style-name="Text_20_body"/>
      <text:p text:style-name="P9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91"><text:span text:style-name="T268">Observações quanto às operações com Módulos:</text:span><text:span text:style-name="T269"><text:line-break/></text:span><text:span text:style-name="T270">$</text:span><text:span text:style-name="T271">a</text:span><text:span text:style-name="T272"> = </text:span><text:span text:style-name="T273">1</text:span><text:span text:style-name="T272"> % </text:span><text:span text:style-name="T273">2</text:span><text:span text:style-name="T272">; </text:span><text:span text:style-name="T274">//retorna '1'<text:line-break/></text:span><text:span text:style-name="T270">$</text:span><text:span text:style-name="T271">a</text:span><text:span text:style-name="T272"> = </text:span><text:span text:style-name="T273">0</text:span><text:span text:style-name="T272"> % </text:span><text:span text:style-name="T273">3</text:span><text:span text:style-name="T272">; </text:span><text:span text:style-name="T274">//retorna '0' </text:span></text:p>
      <text:p text:style-name="P92"/>
      <text:p text:style-name="P93"><text:span text:style-name="T275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span></text:p>
      <text:p text:style-name="P94"><text:span text:style-name="T267">Atenção!<text:line-break/>O PÓS incremento/decremento utiliza a variável primeiro para </text:span><text:span text:style-name="T276">depois</text:span><text:span text:style-name="T267"> decrementar, </text:span><text:span text:style-name="T277">ou seja, <text:line-break/></text:span><text:span text:style-name="T255">++a</text:span><text:span text:style-name="T278"> </text:span><text:span text:style-name="T279">é</text:span><text:span text:style-name="T278"> executado </text:span><text:span text:style-name="T280">imediatamente</text:span><text:span text:style-name="T278"><text:line-break/></text:span><text:span text:style-name="T281">a+</text:span><text:span text:style-name="T255">+</text:span><text:span text:style-name="T278"> </text:span><text:span text:style-name="T279">é</text:span><text:span text:style-name="T278"> executado na </text:span><text:span text:style-name="T280">próxima linha</text:span></text:p>
      <text:p text:style-name="P92"/>
      <text:p text:style-name="P95"><text:span text:style-name="T282"/></text:p>
      <text:p text:style-name="P9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pan text:style-name="T283">Colocar um caractere </text:span><text:span text:style-name="Source_20_Text"><text:span text:style-name="T52">&amp;</text:span></text:span><text:span text:style-name="T283"> </text:span><text:span text:style-name="T284">antes</text:span><text:span text:style-name="T283"> de uma variável </text:span><text:span text:style-name="T285">cria um ponteiro</text:span><text:span text:style-name="T283">. El</text:span><text:span text:style-name="T286">e</text:span><text:span text:style-name="T283"> não será uma variável de fato </text:span><text:span text:style-name="T287">mas guardará o </text:span><text:span text:style-name="T288">endereço</text:span><text:span text:style-name="T287"> dela, ou seja,</text:span><text:span text:style-name="T283"> será uma referência à variável original. Com isso, cria-se uma relação entre as variáveis. </text:span><text:span text:style-name="T289">Se alterar uma, também altera a outra.</text:span></text:p>
      <text:p text:style-name="P98"><text:span text:style-name="T283">No exemplo acima, ao utilizar o operador </text:span><text:span text:style-name="T290">&amp;</text:span><text:span text:style-name="T283">, </text:span><text:span text:style-name="T291">a</text:span><text:span text:style-name="T283"> variável </text:span><text:span text:style-name="T292">`</text:span><text:span text:style-name="T293">a</text:span><text:span text:style-name="T292">`</text:span><text:span text:style-name="T294"> </text:span><text:span text:style-name="T283">fará referência à variável </text:span><text:span text:style-name="T292">`</text:span><text:span text:style-name="T295">b</text:span><text:span text:style-name="T296">`</text:span><text:span text:style-name="T283">. Assim, se a variável </text:span><text:span text:style-name="T292">`</text:span><text:span text:style-name="T295">a</text:span><text:span text:style-name="T296">`</text:span><text:span text:style-name="T283"> valer </text:span><text:span text:style-name="T291">8</text:span><text:span text:style-name="T283">, então </text:span><text:span text:style-name="T292">`</text:span><text:span text:style-name="T295">b</text:span><text:span text:style-name="T296">`</text:span><text:span text:style-name="T283"> valerá </text:span><text:span text:style-name="T291">8 + 5 = 13</text:span><text:span text:style-name="T283">, mudando o valor da variável </text:span><text:span text:style-name="T292">`</text:span><text:span text:style-name="T295">a</text:span><text:span text:style-name="T296">`</text:span><text:span text:style-name="T283"> também para </text:span><text:span text:style-name="T291">13 </text:span><text:span text:style-name="T283">e</text:span><text:span text:style-name="T297"> </text:span><text:span text:style-name="T298">ficando </text:span><text:span text:style-name="T299">ambas</text:span><text:span text:style-name="T298"> com o mesmo valor</text:span></text:p>
      <text:p text:style-name="P99"/>
      <text:p text:style-name="P9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<text:span text:style-name="T283">Colocar um </text:span><text:span text:style-name="T285">segundo </text:span><text:span text:style-name="T290">$</text:span><text:span text:style-name="T283"> na frente de uma variável</text:span><text:span text:style-name="T300"> </text:span><text:span text:style-name="T283">cria uma </text:span><text:span text:style-name="T285">variável din</text:span><text:span text:style-name="T301">â</text:span><text:span text:style-name="T285">mica</text:span><text:span text:style-name="T283">, dependen</text:span><text:span text:style-name="T302">te</text:span><text:span text:style-name="T283"> do conteúdo da variável original.</text:span><text:span text:style-name="T300"> Basicamente, o cifrão duplo instrui a criação de uma variável dentro da memória do servidor considerando o conteúdo da variável</text:span><text:span text:style-name="T303"> </text:span><text:span text:style-name="T304">$site</text:span><text:span text:style-name="T303">. </text:span><text:span text:style-name="T300">Logo, a recém-criada variável</text:span><text:span text:style-name="T303"> </text:span><text:span text:style-name="T304">$cursoemvideo</text:span><text:span text:style-name="T303"> recebe o valor </text:span><text:span text:style-name="T304">“cursoPHP”.</text:span><text:span text:style-name="T300"> Sendo assi</text:span><text:span text:style-name="T305">m, teremos 2 variáveis.</text:span></text:p>
      <text:h text:style-name="P28" text:outline-level="1"><text:span text:style-name="T306">A</text:span><text:span text:style-name="T307">ula 07 – </text:span><text:span text:style-name="T308">Operador</text:span><text:span text:style-name="T309">es</text:span><text:span text:style-name="T308"> Relaciona</text:span><text:span text:style-name="T309">is</text:span><text:span text:style-name="T308">, Ternário</text:span><text:span text:style-name="T309">s</text:span><text:span text:style-name="T308"> </text:span><text:span text:style-name="T309">e</text:span><text:span text:style-name="T308"> Lógico</text:span><text:span text:style-name="T309">s</text:span></text:h>
      <text:p text:style-name="P102"><text:span text:style-name="T310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span></text:p>
      <text:p text:style-name="P102"><text:span text:style-name="T310"/></text:p>
      <text:p text:style-name="P103"><text:span text:style-name="T311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span></text:p>
      <text:p text:style-name="P104"><text:span text:style-name="T312">Cuidado! O operador ternário </text:span><text:span text:style-name="T313">apenas retorna valor ou expressão</text:span><text:span text:style-name="T312">, ele NÃO executa declarações, </text:span><text:span text:style-name="T314">funções, </text:span><text:span text:style-name="T312">comandos </text:span><text:span text:style-name="T314">que não </text:span><text:span text:style-name="T315">retornam valor</text:span><text:span text:style-name="T312">. Exemplo de código que </text:span><text:span text:style-name="T313">NÃO</text:span><text:span text:style-name="T312"> compila:<text:line-break/></text:span><text:span text:style-name="T316">(a==b) ? </text:span><text:span text:style-name="T317">echo</text:span><text:span text:style-name="T316"> </text:span><text:span text:style-name="T318">'sim'</text:span><text:span text:style-name="T316">: </text:span><text:span text:style-name="T317">echo</text:span><text:span text:style-name="T316"> </text:span><text:span text:style-name="T318">'não'</text:span><text:span text:style-name="T316"> </text:span><text:span text:style-name="T319">//não compila porque echo não retorna valor</text:span></text:p>
      <text:p text:style-name="P104"><text:span text:style-name="T319"/></text:p>
      <text:p text:style-name="P105"><text:span text:style-name="T312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span></text:p>
      <text:h text:style-name="P28" text:outline-level="1">Aula 08 - <text:span text:style-name="T320">Formulários</text:span></text:h>
      <text:p text:style-name="P97"/>
      <text:p text:style-name="P106"><text:span text:style-name="T321">É possível interligar formulários HTML com scripts PHP através da cláusula </text:span><text:span text:style-name="T322">$_GET</text:span><text:span text:style-name="T323">[“”]</text:span><text:span text:style-name="T324"> <text:line-break/></text:span><text:span text:style-name="T325">(</text:span><text:span text:style-name="T324">Lembr</text:span><text:span text:style-name="T321">ando </text:span><text:span text:style-name="T324">que é </text:span><text:span text:style-name="T321">escrito</text:span><text:span text:style-name="T324"> todo em letras maiúsculas</text:span><text:span text:style-name="T325">)</text:span></text:p>
      <text:p text:style-name="P107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08"><text:span text:style-name="T326">O parâmetro </text:span><text:span text:style-name="T327">m</text:span><text:span text:style-name="T328">e</text:span><text:span text:style-name="T327">tod=”get”</text:span><text:span text:style-name="T326"> envia os dados pela URL (mais rápido) </text:span><text:span text:style-name="T329">e utiliza o comando</text:span><text:span text:style-name="T330"> </text:span><text:span text:style-name="T331">$_GET[“”]</text:span></text:p>
      <text:p text:style-name="P109"><text:span text:style-name="T329">Já </text:span><text:span text:style-name="T307">o </text:span><text:span text:style-name="T324">parâmetro</text:span><text:span text:style-name="T307"> </text:span><text:span text:style-name="T332">metod=”post”</text:span><text:span text:style-name="T307"> envia por pacotes (mais seguro) </text:span><text:span text:style-name="T329">e utiliza o comando</text:span><text:span text:style-name="T330"> </text:span><text:span text:style-name="T331">$_POST[“”]</text:span></text:p>
      <text:p text:style-name="P110"><text:span text:style-name="T307">O parâmetro </text:span><text:span text:style-name="T332">action=”dados.php</text:span><text:span text:style-name="T333">”</text:span><text:span text:style-name="T307"> indica para </text:span><text:span text:style-name="T334">qual arquivo</text:span><text:span text:style-name="T307"> os dados devem ser enviados </text:span><text:span text:style-name="T335">para agir.</text:span></text:p>
      <text:p text:style-name="P111"><text:span text:style-name="T307">A tag </text:span><text:span text:style-name="T336">&lt;form&gt;</text:span><text:span text:style-name="T307"> cria formulários</text:span></text:p>
      <text:p text:style-name="P110"><text:span text:style-name="T307">A tag </text:span><text:span text:style-name="T336">&lt;input&gt;</text:span><text:span text:style-name="T307"> serve para criar uma série de controles, como caixa de textos, </text:span><text:span text:style-name="T324">botões,</text:span><text:span text:style-name="T307"> etc</text:span></text:p>
      <text:p text:style-name="P112"><text:span text:style-name="T337">O o</text:span><text:span text:style-name="T307">bjeto </text:span><text:span text:style-name="T338">input</text:span><text:span text:style-name="T339"> </text:span><text:span text:style-name="T340">d</text:span><text:span text:style-name="T341">e tipo </text:span><text:span text:style-name="T332">submit</text:span><text:span text:style-name="T307"> </text:span><text:span text:style-name="T324">envia </text:span><text:span text:style-name="T334">os </text:span><text:span text:style-name="T324">dados </text:span><text:span text:style-name="T334">do </text:span><text:span text:style-name="T335">formulário</text:span><text:span text:style-name="T334"> </text:span><text:span text:style-name="T324">para o </text:span><text:span text:style-name="T334">arquivo </text:span><text:span text:style-name="T324">estipulado n</text:span><text:span text:style-name="T334">o parâmetro </text:span><text:span text:style-name="T342">action</text:span><text:span text:style-name="T324"> </text:span><text:span text:style-name="T334">d</text:span><text:span text:style-name="T324">a primeira linha.</text:span></text:p>
      <text:p text:style-name="P113"><text:span text:style-name="T343">A </text:span><text:span text:style-name="T344">integração</text:span><text:span text:style-name="T343"> </text:span><text:span text:style-name="T345">entre</text:span><text:span text:style-name="T343"> qualquer controle de formulário </text:span><text:span text:style-name="T345">HTML e seu script PHP</text:span><text:span text:style-name="T343"> pode ser feita através do </text:span><text:span text:style-name="T346">parâmetro</text:span><text:span text:style-name="T347"> </text:span><text:span text:style-name="T348">name</text:span></text:p>
      <text:h text:style-name="P114" text:outline-level="3"><text:span text:style-name="T349"><draw:frame draw:style-name="fr7" draw:name="Figura3" text:anchor-type="as-char" svg:width="13.718cm" svg:height="5.089cm" draw:z-index="41"><draw:image xlink:href="Pictures/1000000000000239000000D380FE4AEA.jpg" xlink:type="simple" xlink:show="embed" xlink:actuate="onLoad" draw:mime-type="image/jpeg"/></draw:frame></text:span></text:h>
      <text:p text:style-name="P115">Ao atribuir valores às variáveis, os dados são inseridos na URL para serem passados como parâmetros.</text:p>
      <text:h text:style-name="P28" text:outline-level="1">Aula 09 – <text:span text:style-name="T248">Condicional Composta</text:span></text:h>
      <text:p text:style-name="P116"><text:span text:style-name="T350">O PHP permite a condicional </text:span><text:span text:style-name="T351">elseif</text:span><text:span text:style-name="T352">,</text:span><text:span text:style-name="T353"> </text:span><text:span text:style-name="T354">o que reduz a quantidade de blocos</text:span></text:p>
      <text:p text:style-name="P117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7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18"/>
      <text:p text:style-name="P119"><text:span text:style-name="T355">Se por acaso as chaves</text:span><text:span text:style-name="T356">{}</text:span><text:span text:style-name="T355"> forem </text:span><text:span text:style-name="T357">esquecidas</text:span><text:span text:style-name="T355">, mesmo assim os comandos executarão, porém de maneira </text:span><text:span text:style-name="T357">independente</text:span><text:span text:style-name="T355">. Exemplo:<text:tab/></text:span><text:span text:style-name="T358">if</text:span><text:span text:style-name="T359"> (</text:span><text:span text:style-name="T360">$x</text:span><text:span text:style-name="T359"> == </text:span><text:span text:style-name="T360">$y</text:span><text:span text:style-name="T359">)   </text:span><text:span text:style-name="T361">echo</text:span><text:span text:style-name="T359"> </text:span><text:span text:style-name="T362">"&lt;hr&gt;comando1"</text:span><text:span text:style-name="T359">;</text:span></text:p>
      <text:h text:style-name="P28" text:outline-level="1"><text:span text:style-name="T9">Aula 10 – </text:span><text:span text:style-name="T363">Condicional Switch</text:span></text:h>
      <text:p text:style-name="P120"/>
      <text:p text:style-name="P121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22"><text:span text:style-name="T364">Não esqueça do comando </text:span><text:span text:style-name="T365">break</text:span></text:p>
      <text:p text:style-name="P123">Exemplo de Condicional Switch com múltiplos <text:span text:style-name="T77">valores:</text:span></text:p>
      <text:p text:style-name="P124"><text:span text:style-name="T366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span></text:p>
      <text:p text:style-name="P125"/>
      <text:p text:style-name="P126"><text:span text:style-name="T367">ATENÇ</text:span><text:span text:style-name="T368">Ã</text:span><text:span text:style-name="T367">O: </text:span><text:span text:style-name="T49">Limpe o cache</text:span>! Seu código não carrega? Editou e não aparece? Limpe <text:span text:style-name="T369">a</text:span> cache do navegador!</text:p>
      <text:h text:style-name="P127" text:outline-level="1">Match Expression</text:h>
      <text:p text:style-name="Text_20_body"/>
      <text:p text:style-name="P128"><text:span text:style-name="T370">Introduzida na versão</text:span><text:span text:style-name="T371"> </text:span><text:span text:style-name="Strong_20_Emphasis"><text:span text:style-name="T371">PHP 8.0</text:span></text:span><text:span text:style-name="T370">, é uma construção mais legível para realizar comparações de valores, com funcionamento semelhante ao </text:span><text:span text:style-name="Source_20_Text"><text:span text:style-name="T372">switch</text:span></text:span><text:span text:style-name="Source_20_Text"><text:span text:style-name="T370"> porém menos propenso a erros e mais seguro. Dentre suas características:</text:span></text:span></text:p>
      <text:list text:style-name="L10">
        <text:list-item>
          <text:p text:style-name="P129"><text:span text:style-name="Source_20_Text"><text:span text:style-name="T373">S</text:span></text:span><text:span text:style-name="Source_20_Text"><text:span text:style-name="T370">empre retorna um valor, enquanto o </text:span></text:span><text:span text:style-name="Source_20_Text"><text:span text:style-name="T372">switch</text:span></text:span><text:span text:style-name="Source_20_Text"><text:span text:style-name="T370"> não retorna nada diretamente. </text:span></text:span></text:p>
        </text:list-item>
        <text:list-item>
          <text:p text:style-name="P129"><text:span text:style-name="Source_20_Text"><text:span text:style-name="T373">U</text:span></text:span><text:span text:style-name="Source_20_Text"><text:span text:style-name="T370">sa </text:span></text:span><text:span text:style-name="Source_20_Text"><text:span text:style-name="Strong_20_Emphasis"><text:span text:style-name="T370">comparação estrita</text:span></text:span></text:span><text:span text:style-name="Source_20_Text"><text:span text:style-name="T370"> </text:span></text:span><text:span text:style-name="Source_20_Text"><text:span text:style-name="T373">(===, ou seja, </text:span></text:span><text:span text:style-name="Source_20_Text"><text:span text:style-name="T370">tipo e valor devem ser iguais) enquanto que o</text:span></text:span><text:span text:style-name="T370"> </text:span><text:span text:style-name="Source_20_Text"><text:span text:style-name="T372">switch</text:span></text:span><text:span text:style-name="T370"> usa comparação frouxa (não verifica tipos). </text:span></text:p>
        </text:list-item>
        <text:list-item>
          <text:p text:style-name="P129"><text:span text:style-name="T370">Sem "fallthrough": No </text:span><text:span text:style-name="Source_20_Text"><text:span text:style-name="T372">match</text:span></text:span><text:span text:style-name="T370">, cada caso é avaliado isoladamente (não ocorre "queda" para o próximo). Já no </text:span><text:span text:style-name="Source_20_Text"><text:span text:style-name="T372">switch</text:span></text:span><text:span text:style-name="T370">, sem </text:span><text:span text:style-name="Source_20_Text"><text:span text:style-name="T370">break</text:span></text:span><text:span text:style-name="T370">, o código continua executando os próximos casos. </text:span></text:p>
        </text:list-item>
      </text:list>
      <text:p text:style-name="P130"><text:span text:style-name="T370">E</text:span><text:span text:style-name="T374">xemplos:</text:span></text:p>
      <text:p text:style-name="P131"><text:span text:style-name="T375">$cor</text:span><text:span text:style-name="T376"> = </text:span><text:span text:style-name="T377">'azul'</text:span><text:span text:style-name="T376">;<text:tab/><text:tab/><text:tab/><text:tab/><text:tab/><text:tab/><text:tab/></text:span></text:p>
      <text:p text:style-name="P132"><text:span text:style-name="T209">$resultado</text:span><text:span text:style-name="T207"> = </text:span><text:span text:style-name="T378">match</text:span><text:span text:style-name="T207"> (</text:span><text:span text:style-name="T209">$cor</text:span><text:span text:style-name="T207">) {<text:tab/><text:tab/><text:tab/><text:tab/></text:span></text:p>
      <text:p text:style-name="P132"><text:span text:style-name="T379"><text:s text:c="2"/>'vermelho'</text:span><text:span text:style-name="T207"> </text:span><text:span text:style-name="T206">=&gt;</text:span><text:span text:style-name="T207"> </text:span><text:span text:style-name="T379">'Cor escolhida foi vermelho'</text:span><text:span text:style-name="T207">,<text:tab/></text:span></text:p>
      <text:p text:style-name="P132"><text:span text:style-name="T379"><text:s text:c="2"/>'azul'</text:span><text:span text:style-name="T207"> </text:span><text:span text:style-name="T206">=&gt;</text:span><text:span text:style-name="T207"> </text:span><text:span text:style-name="T379">'Cor escolhida foi azul'</text:span><text:span text:style-name="T207">,<text:tab/><text:tab/></text:span></text:p>
      <text:p text:style-name="P132"><text:span text:style-name="T379"><text:s text:c="2"/>'verde'</text:span><text:span text:style-name="T207"> </text:span><text:span text:style-name="T206">=&gt;</text:span><text:span text:style-name="T207"> </text:span><text:span text:style-name="T379">'Cor escolhida foi verde'</text:span><text:span text:style-name="T207">,<text:tab/><text:tab/></text:span></text:p>
      <text:p text:style-name="P132"><text:span text:style-name="T378"><text:s text:c="2"/>default</text:span><text:span text:style-name="T207"> </text:span><text:span text:style-name="T206">=&gt;</text:span><text:span text:style-name="T207"> </text:span><text:span text:style-name="T379">'Cor desconhecida'<text:tab/><text:tab/><text:tab/></text:span></text:p>
      <text:p text:style-name="P133">};<text:tab/><text:tab/><text:tab/><text:tab/><text:tab/><text:tab/><text:tab/><text:tab/></text:p>
      <text:p text:style-name="P134"><text:span text:style-name="T380">echo</text:span><text:span text:style-name="T272"> </text:span><text:span text:style-name="T270">$resultado</text:span><text:span text:style-name="T272">; </text:span><text:span text:style-name="T274">// Saída: Cor escolhida foi azul</text:span></text:p>
      <text:p text:style-name="P134"><text:tab/><text:tab/></text:p>
      <text:p text:style-name="P132"><text:span text:style-name="T209">$idade</text:span><text:span text:style-name="T207"> = </text:span><text:span text:style-name="T381">25</text:span><text:span text:style-name="T207">;<text:tab/><text:tab/><text:tab/><text:tab/><text:tab/><text:tab/><text:tab/></text:span></text:p>
      <text:p text:style-name="P132"><text:span text:style-name="T209">$faixaEtaria</text:span><text:span text:style-name="T207"> = </text:span><text:span text:style-name="T378">match</text:span><text:span text:style-name="T207"> (</text:span><text:span text:style-name="T206">true</text:span><text:span text:style-name="T207">) {<text:tab/><text:tab/><text:tab/><text:tab/></text:span></text:p>
      <text:p text:style-name="P132"><text:span text:style-name="T209"><text:s text:c="2"/>$idade</text:span><text:span text:style-name="T207"> &lt; </text:span><text:span text:style-name="T381">13</text:span><text:span text:style-name="T207"> </text:span><text:span text:style-name="T206">=&gt;</text:span><text:span text:style-name="T207"> </text:span><text:span text:style-name="T379">'Criança'</text:span><text:span text:style-name="T207">,<text:tab/><text:tab/><text:tab/><text:tab/></text:span></text:p>
      <text:p text:style-name="P132"><text:span text:style-name="T209"><text:s text:c="2"/>$idade</text:span><text:span text:style-name="T207"> &gt;= </text:span><text:span text:style-name="T381">13</text:span><text:span text:style-name="T207"> &amp;&amp; </text:span><text:span text:style-name="T209">$idade</text:span><text:span text:style-name="T207"> &lt;= </text:span><text:span text:style-name="T381">19</text:span><text:span text:style-name="T207"> </text:span><text:span text:style-name="T206">=&gt;</text:span><text:span text:style-name="T207"> </text:span><text:span text:style-name="T379">'Adolescente'</text:span><text:span text:style-name="T207">,<text:tab/></text:span></text:p>
      <text:p text:style-name="P132"><text:span text:style-name="T209"><text:s text:c="2"/>$idade</text:span><text:span text:style-name="T207"> &gt;= </text:span><text:span text:style-name="T381">20</text:span><text:span text:style-name="T207"> &amp;&amp; </text:span><text:span text:style-name="T209">$idade</text:span><text:span text:style-name="T207"> &lt;= </text:span><text:span text:style-name="T381">64</text:span><text:span text:style-name="T207"> </text:span><text:span text:style-name="T206">=&gt;</text:span><text:span text:style-name="T207"> </text:span><text:span text:style-name="T379">'Adulto'</text:span><text:span text:style-name="T207">,<text:tab/></text:span></text:p>
      <text:p text:style-name="P132"><text:span text:style-name="T209"><text:s text:c="2"/>$idade</text:span><text:span text:style-name="T207"> &gt;= </text:span><text:span text:style-name="T381">65</text:span><text:span text:style-name="T207"> </text:span><text:span text:style-name="T206">=&gt;</text:span><text:span text:style-name="T207"> </text:span><text:span text:style-name="T379">'Idoso'</text:span><text:span text:style-name="T207">,<text:tab/><text:tab/><text:tab/><text:tab/></text:span></text:p>
      <text:p text:style-name="P133">};<text:tab/><text:tab/><text:tab/><text:tab/><text:tab/><text:tab/><text:tab/><text:tab/></text:p>
      <text:p text:style-name="P132"><text:span text:style-name="T208">echo</text:span><text:span text:style-name="T207"> </text:span><text:span text:style-name="T209">$faixaEtaria</text:span><text:span text:style-name="T207">; </text:span><text:span text:style-name="T210">// Saída: Adulto<text:tab/><text:tab/><text:tab/></text:span></text:p>
      <text:p text:style-name="P130"/>
      <text:h text:style-name="P28" text:outline-level="1">Aula 11- Iteração While</text:h>
      <text:p text:style-name="P97"/>
      <text:p text:style-name="P135"><draw:frame draw:style-name="fr1" draw:name="Figura1" text:anchor-type="as-char" svg:width="15.346cm" svg:height="7.17cm" draw:z-index="15"><draw:image xlink:href="Pictures/10000000000002440000010F25FA53C2.jpg" xlink:type="simple" xlink:show="embed" xlink:actuate="onLoad" draw:mime-type="image/jpeg"/></draw:frame></text:p>
      <text:p text:style-name="P135">No<text:span text:style-name="T382">te que é preciso </text:span><text:span text:style-name="T383">atribuir valor à variável $</text:span><text:span text:style-name="T384">c</text:span><text:span text:style-name="T382"> antes de construir o loop.</text:span></text:p>
      <text:p text:style-name="P136"/>
      <text:p text:style-name="P136"/>
      <text:p text:style-name="P137">Para <text:span text:style-name="T49">criar código HTML</text:span> <text:span text:style-name="T160">dinamicamente</text:span>, dentro <text:span text:style-name="T385">de uma extensão </text:span><text:span text:style-name="T386">.php</text:span>, <text:span text:style-name="T387">utilize</text:span> o comando <text:span text:style-name="T388">echo</text:span></text:p>
      <text:p text:style-name="P138"/>
      <text:p text:style-name="P138"/>
      <text:p text:style-name="P139"><draw:frame draw:style-name="fr2" draw:name="Figura18" text:anchor-type="as-char" svg:width="11.986cm" svg:height="8.387cm" draw:z-index="16"><draw:image xlink:href="Pictures/10000000000001C50000013DD4689A7B.jpg" xlink:type="simple" xlink:show="embed" xlink:actuate="onLoad" draw:mime-type="image/jpeg"/></draw:frame></text:p>
      <text:p text:style-name="P140"/>
      <text:p text:style-name="P141"><text:span text:style-name="T389">Dentro dos laços de repetição, o comando </text:span><text:span text:style-name="Source_20_Text"><text:span text:style-name="T390">break</text:span></text:span><text:span text:style-name="T389"> quebra o fluxo d</text:span><text:span text:style-name="T391">a</text:span><text:span text:style-name="T389"> iteração e manda a execução para fora da estrutura. </text:span><text:span text:style-name="T391">Já o coman</text:span><text:span text:style-name="T389">do</text:span><text:span text:style-name="T392"> </text:span><text:span text:style-name="Source_20_Text"><text:span text:style-name="T390">continue</text:span></text:span><text:span text:style-name="Source_20_Text"><text:span text:style-name="T392">, volta para o início da iteração mesmo sem </text:span></text:span><text:span text:style-name="Source_20_Text"><text:span text:style-name="T393">ter chegado</text:span></text:span><text:span text:style-name="Source_20_Text"><text:span text:style-name="T392"> lá embaixo da estrutura.</text:span></text:span></text:p>
      <text:h text:style-name="P28" text:outline-level="1"><text:span text:style-name="Source_20_Text"><text:span text:style-name="T394">Aula 12 – Repetição Do-While</text:span></text:span></text:h>
      <text:p text:style-name="Text_20_body"><text:span text:style-name="Source_20_Text"/></text:p>
      <text:p text:style-name="P142"><text:span text:style-name="Source_20_Text"><draw:frame draw:style-name="fr2" draw:name="Figura19" text:anchor-type="as-char" svg:width="14.579cm" svg:height="6.906cm" draw:z-index="17"><draw:image xlink:href="Pictures/100000000000022700000105DE2D899A.jpg" xlink:type="simple" xlink:show="embed" xlink:actuate="onLoad" draw:mime-type="image/jpeg"/></draw:frame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394">Aula 13 – Iteração For</text:span></text:span></text:h>
      <text:p text:style-name="P143"><text:span text:style-name="Source_20_Text"/></text:p>
      <text:p text:style-name="P144"><text:span text:style-name="Source_20_Text"><draw:frame draw:style-name="fr2" draw:name="Figura20" text:anchor-type="as-char" svg:width="17.092cm" svg:height="5.503cm" draw:z-index="18"><draw:image xlink:href="Pictures/1000000000000286000000D09D5E89F8.jpg" xlink:type="simple" xlink:show="embed" xlink:actuate="onLoad" draw:mime-type="image/jpeg"/></draw:frame></text:span></text:p>
      <text:p text:style-name="P145"><text:span text:style-name="Source_20_Text"><text:span text:style-name="T395">Na iteração </text:span></text:span><text:span text:style-name="Source_20_Text"><text:span text:style-name="T396">for</text:span></text:span><text:span text:style-name="Source_20_Text"><text:span text:style-name="T395">, a variável já é declarada dentro da estrutura, </text:span></text:span><text:span text:style-name="Source_20_Text"><text:span text:style-name="T397">a</text:span></text:span><text:span text:style-name="Source_20_Text"><text:span text:style-name="T398"> semântica do segundo parâmetro equivale </text:span></text:span><text:span text:style-name="Source_20_Text"><text:span text:style-name="T397">a </text:span></text:span><text:span text:style-name="Source_20_Text"><text:span text:style-name="T398">“enquanto” </text:span></text:span><text:span text:style-name="Source_20_Text"><text:span text:style-name="T397">e o</text:span></text:span><text:span text:style-name="Source_20_Text"><text:span text:style-name="T399">s parâmetros são separados por ponto-e-vírgula.</text:span></text:span></text:p>
      <text:h text:style-name="P28" text:outline-level="1"><text:span text:style-name="Source_20_Text"><text:span text:style-name="T400">Aula 14 – Rotinas</text:span></text:span></text:h>
      <text:p text:style-name="P146"><text:span text:style-name="Source_20_Text"/></text:p>
      <text:p text:style-name="P147"><text:span text:style-name="Source_20_Text"><text:span text:style-name="T401">Rotinas</text:span></text:span><text:span text:style-name="Source_20_Text"><text:span text:style-name="T398"> são </text:span></text:span><text:span text:style-name="Source_20_Text"><text:span text:style-name="T402">funções</text:span></text:span><text:span text:style-name="Source_20_Text"><text:span text:style-name="T398"> </text:span></text:span><text:span text:style-name="Source_20_Text"><text:span text:style-name="T403">ou</text:span></text:span><text:span text:style-name="Source_20_Text"><text:span text:style-name="T398"> </text:span></text:span><text:span text:style-name="Source_20_Text"><text:span text:style-name="T402">procedimentos</text:span></text:span><text:span text:style-name="Source_20_Text"><text:span text:style-name="T398">, </text:span></text:span><text:span text:style-name="Source_20_Text"><text:span text:style-name="T403">porém o PHP considera ambas operações como funções, distinguindo-se apenas </text:span></text:span><text:span text:style-name="Source_20_Text"><text:span text:style-name="T399">quanto a</text:span></text:span><text:span text:style-name="Source_20_Text"><text:span text:style-name="T403">o seu </text:span></text:span><text:span text:style-name="Source_20_Text"><text:span text:style-name="T404">valor de retorno, </text:span></text:span><text:span text:style-name="Source_20_Text"><text:span text:style-name="T405">se é vazio</text:span></text:span><text:span text:style-name="Source_20_Text"><text:span text:style-name="T406"> </text:span></text:span><text:span text:style-name="Source_20_Text"><text:span text:style-name="T403">ou</text:span></text:span><text:span text:style-name="Source_20_Text"><text:span text:style-name="T406"> não.</text:span></text:span></text:p>
      <text:p text:style-name="P142"><draw:frame draw:style-name="fr4" draw:name="Figura21" text:anchor-type="paragraph" svg:x="-0.533cm" svg:y="0cm" svg:width="9.197cm" svg:height="4.942cm" draw:z-index="19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20"><draw:image xlink:href="Pictures/10000000000002990000016C3BE79DD7.jpg" xlink:type="simple" xlink:show="embed" xlink:actuate="onLoad" draw:mime-type="image/jpeg"/></draw:frame><text:span text:style-name="Source_20_Text"/></text:p>
      <text:p text:style-name="P142"><text:span text:style-name="Source_20_Text"/></text:p>
      <text:p text:style-name="P142"><text:span text:style-name="Source_20_Text"/></text:p>
      <text:p text:style-name="P142"><text:span text:style-name="Source_20_Text"/></text:p>
      <text:p text:style-name="P142"><text:span text:style-name="Source_20_Text"/></text:p>
      <text:p text:style-name="P142"><text:span text:style-name="Source_20_Text"/></text:p>
      <text:p text:style-name="P148"><text:span text:style-name="Source_20_Text"/></text:p>
      <text:p text:style-name="P149"><text:span text:style-name="Source_20_Text"><text:span text:style-name="T374">Nas funções, não é preciso declarar antes as variáveis locais (internas na estrutura). </text:span></text:span><text:span text:style-name="Source_20_Text"><text:span text:style-name="T407">Já n</text:span></text:span><text:span text:style-name="Source_20_Text"><text:span text:style-name="T408">as f</text:span></text:span><text:span text:style-name="Source_20_Text"><text:span text:style-name="T409">unções para criar </text:span></text:span><text:span text:style-name="Source_20_Text"><text:span text:style-name="T410">Rotinas com Múltiplos Parâmetros em PHP, </text:span></text:span><text:span text:style-name="Source_20_Text"><text:span text:style-name="T409">ou seja,</text:span></text:span><text:span text:style-name="Source_20_Text"><text:span text:style-name="T410"> </text:span></text:span><text:span text:style-name="Source_20_Text"><text:span text:style-name="T411">Parâmetros Variáveis</text:span></text:span><text:span text:style-name="Source_20_Text"><text:span text:style-name="T410"> </text:span></text:span><text:span text:style-name="Source_20_Text"><text:span text:style-name="T412">não é preciso especificar os parâmetros pois </text:span></text:span><text:span text:style-name="Source_20_Text"><text:span text:style-name="T408">existem</text:span></text:span><text:span text:style-name="Source_20_Text"><text:span text:style-name="T412"> funç</text:span></text:span><text:span text:style-name="Source_20_Text"><text:span text:style-name="T408">ões</text:span></text:span><text:span text:style-name="Source_20_Text"><text:span text:style-name="T412"> interna</text:span></text:span><text:span text:style-name="Source_20_Text"><text:span text:style-name="T408">s</text:span></text:span><text:span text:style-name="Source_20_Text"><text:span text:style-name="T412"> para pegá-los </text:span></text:span><text:span text:style-name="Source_20_Text"><text:span text:style-name="T413">automaticamente</text:span></text:span><text:span text:style-name="Source_20_Text"><text:span text:style-name="T412">:</text:span></text:span></text:p>
      <text:list text:style-name="L11">
        <text:list-item>
          <text:p text:style-name="P150"><text:span text:style-name="Source_20_Text"><text:span text:style-name="T414">func_get_args()</text:span></text:span><text:span text:style-name="Source_20_Text"><text:span text:style-name="T415">: </text:span></text:span><text:span text:style-name="Source_20_Text"><text:span text:style-name="T416">pega todos os argumentos</text:span></text:span><text:span text:style-name="Source_20_Text"><text:span text:style-name="T415"> e coloca dentro de um </text:span></text:span><text:span text:style-name="Source_20_Text"><text:span text:style-name="T417">vetor</text:span></text:span><text:span text:style-name="Source_20_Text"><text:span text:style-name="T418">.</text:span></text:span></text:p>
        </text:list-item>
        <text:list-item>
          <text:p text:style-name="P151"><text:span text:style-name="Source_20_Text"><text:span text:style-name="T414">func_num_args()</text:span></text:span><text:span text:style-name="Source_20_Text"><text:span text:style-name="T419">: </text:span></text:span><text:span text:style-name="Source_20_Text"><text:span text:style-name="T420">retorna</text:span></text:span><text:span text:style-name="Source_20_Text"><text:span text:style-name="T421"> </text:span></text:span><text:span text:style-name="Source_20_Text"><text:span text:style-name="T420">a quantidade</text:span></text:span><text:span text:style-name="Source_20_Text"><text:span text:style-name="T419"> de argumentos passados.</text:span></text:span></text:p>
        </text:list-item>
      </text:list>
      <text:p text:style-name="P152"><draw:frame draw:style-name="fr4" draw:name="Figura23" text:anchor-type="paragraph" svg:x="0.806cm" svg:y="0.31cm" svg:width="16.312cm" svg:height="8.64cm" draw:z-index="21"><draw:image xlink:href="Pictures/10000001000002A00000016434D91DE2.png" xlink:type="simple" xlink:show="embed" xlink:actuate="onLoad" draw:mime-type="image/png"/></draw:frame><text:span text:style-name="Source_20_Text"/></text:p>
      <text:h text:style-name="P28" text:outline-level="1"><text:span text:style-name="Source_20_Text"><text:span text:style-name="T422">Passagem de parâmetros: por </text:span></text:span><text:span text:style-name="Source_20_Text"><text:span text:style-name="T423">valor</text:span></text:span><text:span text:style-name="Source_20_Text"><text:span text:style-name="T422"> ou por </text:span></text:span><text:span text:style-name="Source_20_Text"><text:span text:style-name="T423">referência</text:span></text:span><text:span text:style-name="Source_20_Text"><text:span text:style-name="T422">?</text:span></text:span></text:h>
      <text:h text:style-name="P153" text:outline-level="1"><draw:frame draw:style-name="fr4" draw:name="Figura24" text:anchor-type="paragraph" svg:x="1.004cm" svg:y="0.199cm" svg:width="15.517cm" svg:height="8.451cm" draw:z-index="22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23"><draw:image xlink:href="Pictures/10000000000002900000016657CA2540.jpg" xlink:type="simple" xlink:show="embed" xlink:actuate="onLoad" draw:mime-type="image/jpeg"/></draw:frame><text:span text:style-name="Source_20_Text"><text:span text:style-name="T424"><text:line-break/>Na </text:span></text:span><text:span text:style-name="Source_20_Text"><text:span text:style-name="T425">passagem por valor</text:span></text:span><text:span text:style-name="Source_20_Text"><text:span text:style-name="T424">, o valor da variável </text:span></text:span><text:span text:style-name="Source_20_Text"><text:span text:style-name="T426">externa </text:span></text:span><text:span text:style-name="Source_20_Text"><text:span text:style-name="T424">é </text:span></text:span><text:span text:style-name="Source_20_Text"><text:span text:style-name="T427">copiado</text:span></text:span><text:span text:style-name="Source_20_Text"><text:span text:style-name="T428"> para</text:span></text:span><text:span text:style-name="Source_20_Text"><text:span text:style-name="T424"> o parâmetro da função e, qualquer mudança nesse parâmetro, </text:span></text:span><text:span text:style-name="Source_20_Text"><text:span text:style-name="T429">não altera o valor da variável. </text:span></text:span><text:span text:style-name="Source_20_Text"><text:span text:style-name="T430">Já na </text:span></text:span><text:span text:style-name="Source_20_Text"><text:span text:style-name="T431">passagem por referência</text:span></text:span><text:span text:style-name="Source_20_Text"><text:span text:style-name="T430">, é adicionado um </text:span></text:span><text:span text:style-name="Source_20_Text"><text:span text:style-name="T432">&amp;</text:span></text:span><text:span text:style-name="Source_20_Text"><text:span text:style-name="T430"> (“ê comercial”) </text:span></text:span><text:span text:style-name="Source_20_Text"><text:span text:style-name="T433">na frente</text:span></text:span><text:span text:style-name="Source_20_Text"><text:span text:style-name="T430"> do parâmetro. Desse modo, o que vai para esse parâmetro não é um valor, mas sim </text:span></text:span><text:span text:style-name="Source_20_Text"><text:span text:style-name="T433">o </text:span></text:span><text:span text:style-name="Source_20_Text"><text:span text:style-name="T434">endereço</text:span></text:span><text:span text:style-name="Source_20_Text"><text:span text:style-name="T433"> </text:span></text:span><text:span text:style-name="Source_20_Text"><text:span text:style-name="T435">de</text:span></text:span><text:span text:style-name="Source_20_Text"><text:span text:style-name="T433"> memória </text:span></text:span><text:span text:style-name="Source_20_Text"><text:span text:style-name="T435">(</text:span></text:span><text:span text:style-name="Source_20_Text"><text:span text:style-name="T433">ponteiro</text:span></text:span><text:span text:style-name="Source_20_Text"><text:span text:style-name="T435">)</text:span></text:span><text:span text:style-name="Source_20_Text"><text:span text:style-name="T433"> </text:span></text:span><text:span text:style-name="Source_20_Text"><text:span text:style-name="T435">da</text:span></text:span><text:span text:style-name="Source_20_Text"><text:span text:style-name="T430"> variável</text:span></text:span><text:span text:style-name="Source_20_Text"><text:span text:style-name="T433"> </text:span></text:span><text:span text:style-name="Source_20_Text"><text:span text:style-name="T430">que foi passada e, assim, qualquer alteração feita n</text:span></text:span><text:span text:style-name="Source_20_Text"><text:span text:style-name="T436">esse</text:span></text:span><text:span text:style-name="Source_20_Text"><text:span text:style-name="T430"> parâmetro também </text:span></text:span><text:span text:style-name="Source_20_Text"><text:span text:style-name="T437">altera o valor da variável</text:span></text:span><text:span text:style-name="Source_20_Text"><text:span text:style-name="T430"> </text:span></text:span><text:span text:style-name="Source_20_Text"><text:span text:style-name="T436">externa</text:span></text:span><text:span text:style-name="Source_20_Text"><text:span text:style-name="T430">.</text:span></text:span></text:h>
      <text:h text:style-name="P153" text:outline-level="1"><text:span text:style-name="Source_20_Text"/></text:h>
      <text:h text:style-name="P153" text:outline-level="1"><text:soft-page-break/><text:span text:style-name="Source_20_Text"><text:span text:style-name="T430">A partir do </text:span></text:span><text:span text:style-name="Source_20_Text"><text:span text:style-name="Strong_20_Emphasis"><text:span text:style-name="T438">PHP 8.0</text:span></text:span></text:span><text:span text:style-name="Source_20_Text"><text:span text:style-name="T430">, é possível usar </text:span></text:span><text:span text:style-name="Source_20_Text"><text:span text:style-name="Strong_20_Emphasis"><text:span text:style-name="T439">parâmetros nomeados</text:span></text:span></text:span><text:span text:style-name="Source_20_Text"><text:span text:style-name="T430"> ao chamar funções, </text:span></text:span><text:span text:style-name="Source_20_Text"><text:span text:style-name="T440">permitindo especificar</text:span></text:span><text:span text:style-name="Source_20_Text"><text:span text:style-name="T430"> os argumentos de uma função usando os nomes dos parâmetros, em vez de apenas suas posições. </text:span></text:span><text:span text:style-name="Source_20_Text"><text:span text:style-name="T440">Sendo assim, ordem dos argumentos não importa, desde que sejam passados os nomes corretos. </text:span></text:span><text:span text:style-name="Source_20_Text"><text:span text:style-name="T441">A</text:span></text:span><text:span text:style-name="Source_20_Text"><text:span text:style-name="T440">rgumentos nomeados devem vir </text:span></text:span><text:span text:style-name="Source_20_Text"><text:span text:style-name="Strong_20_Emphasis"><text:span text:style-name="T442">depois</text:span></text:span></text:span><text:span text:style-name="Source_20_Text"><text:span text:style-name="T440"> dos posicionais. </text:span></text:span></text:h>
      <text:p text:style-name="P154"><text:span text:style-name="T206">function</text:span><text:span text:style-name="T207"> </text:span><text:span text:style-name="T208">criarUsuario</text:span><text:span text:style-name="T207">(</text:span><text:span text:style-name="T206">string</text:span><text:span text:style-name="T207"> </text:span><text:span text:style-name="T209">$nome</text:span><text:span text:style-name="T207">, </text:span><text:span text:style-name="T206">int</text:span><text:span text:style-name="T207"> </text:span><text:span text:style-name="T209">$idade</text:span><text:span text:style-name="T207">, </text:span><text:span text:style-name="T206">string</text:span><text:span text:style-name="T207"> </text:span><text:span text:style-name="T209">$email</text:span><text:span text:style-name="T207"> = </text:span><text:span text:style-name="T379">"sem@email.com"</text:span><text:span text:style-name="T207">) {<text:tab/></text:span></text:p>
      <text:p text:style-name="P154"><text:span text:style-name="T378">return</text:span><text:span text:style-name="T207"> </text:span><text:span text:style-name="T379">"Nome: </text:span><text:span text:style-name="T209">$nome</text:span><text:span text:style-name="T379">, Idade: </text:span><text:span text:style-name="T209">$idade</text:span><text:span text:style-name="T379">, Email: </text:span><text:span text:style-name="T209">$email</text:span><text:span text:style-name="T379">"</text:span><text:span text:style-name="T207">;<text:tab/><text:tab/><text:tab/><text:tab/><text:tab/><text:tab/></text:span></text:p>
      <text:p text:style-name="P155">}<text:tab/><text:tab/><text:tab/><text:tab/><text:tab/><text:tab/><text:tab/><text:tab/><text:tab/><text:tab/><text:tab/><text:tab/><text:tab/><text:tab/></text:p>
      <text:p text:style-name="P155"><text:tab/><text:tab/><text:tab/><text:tab/><text:tab/><text:tab/><text:tab/><text:tab/><text:tab/><text:tab/><text:tab/><text:tab/><text:tab/><text:tab/></text:p>
      <text:p text:style-name="P156">// Usando parâmetros nomeados (ordem não importa)<text:tab/><text:tab/><text:tab/><text:tab/><text:tab/><text:tab/><text:tab/></text:p>
      <text:p text:style-name="P157"><text:span text:style-name="T380">echo</text:span><text:span text:style-name="T272"> </text:span><text:span text:style-name="T380">criarUsuario</text:span><text:span text:style-name="T272">(</text:span><text:span text:style-name="T443">idade</text:span><text:span text:style-name="T272">: </text:span><text:span text:style-name="T273">30</text:span><text:span text:style-name="T272">, </text:span><text:span text:style-name="T443">nome</text:span><text:span text:style-name="T272">: </text:span><text:span text:style-name="T444">"João"</text:span><text:span text:style-name="T272">, </text:span><text:span text:style-name="T443">email</text:span><text:span text:style-name="T272">: </text:span><text:span text:style-name="T444">"joao</text:span><text:span text:style-name="T445">@</text:span><text:span text:style-name="T444">email.com"</text:span><text:span text:style-name="T272">);<text:tab/><text:tab/><text:tab/></text:span></text:p>
      <text:p text:style-name="P155"><text:tab/><text:tab/><text:tab/><text:tab/><text:tab/><text:tab/><text:tab/><text:tab/><text:tab/><text:tab/><text:tab/><text:tab/><text:tab/><text:tab/></text:p>
      <text:p text:style-name="P156">// Saída: Nome: João, Idade: 30, Email: joao@email.com<text:tab/><text:tab/><text:tab/><text:tab/><text:tab/><text:tab/></text:p>
      <text:h text:style-name="P158" text:outline-level="1"/>
      <text:h text:style-name="P28" text:outline-level="1"><text:span text:style-name="Source_20_Text"><text:span text:style-name="T394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4"><draw:image xlink:href="Pictures/10000000000001B0000001196A935B85.jpg" xlink:type="simple" xlink:show="embed" xlink:actuate="onLoad" draw:mime-type="image/jpeg"/></draw:frame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/></text:p>
      <text:p text:style-name="P159"><text:span text:style-name="Source_20_Text"><text:span text:style-name="T446"><text:line-break/></text:span></text:span><text:span text:style-name="Source_20_Text"><text:span text:style-name="T37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7">bibliotecas</text:span></text:span><text:span text:style-name="Source_20_Text"><text:span text:style-name="T374">). A grande vantagem é que qualquer alteração dentro dessa função vai afetar também o funcionamento de todos os scripts que a utilizarem.</text:span></text:span></text:p>
      <text:p text:style-name="P160"><text:span text:style-name="Source_20_Text"><text:span text:style-name="T374">Para isso, usamos o comando</text:span></text:span><text:span text:style-name="Source_20_Text"><text:span text:style-name="T448"> </text:span></text:span><text:span text:style-name="Source_20_Text"><text:span text:style-name="T449">include</text:span></text:span><text:span text:style-name="Source_20_Text"><text:span text:style-name="T446">, que </text:span></text:span><text:span text:style-name="Source_20_Text"><text:span text:style-name="T450">permite incluir outros arquivos. </text:span></text:span><text:span text:style-name="Source_20_Text"><text:span text:style-name="T451">C</text:span></text:span><text:span text:style-name="Source_20_Text"><text:span text:style-name="T452">aso o arquivo não esteja disponível, </text:span></text:span><text:span text:style-name="Source_20_Text"><text:span text:style-name="T453">continua o programa</text:span></text:span><text:span text:style-name="Source_20_Text"><text:span text:style-name="T451">, </text:span></text:span><text:span text:style-name="Source_20_Text"><text:span text:style-name="T452">acusa</text:span></text:span><text:span text:style-name="Source_20_Text"><text:span text:style-name="T451">ndo</text:span></text:span><text:span text:style-name="Source_20_Text"><text:span text:style-name="T452"> apenas um [Warning]</text:span></text:span><text:span text:style-name="Source_20_Text"><text:span text:style-name="T454">.</text:span></text:span></text:p>
      <text:p text:style-name="P160"><text:span text:style-name="Source_20_Text"><text:span text:style-name="T450">Existe também o comando </text:span></text:span><text:span text:style-name="Source_20_Text"><text:span text:style-name="T449">require</text:span></text:span><text:span text:style-name="Source_20_Text"><text:span text:style-name="T450"> que tem funcionalidade semelhante porém </text:span></text:span><text:span text:style-name="Source_20_Text"><text:span text:style-name="T455">torna o arquivo obrigatório</text:span></text:span><text:span text:style-name="Source_20_Text"><text:span text:style-name="T456">, ou seja</text:span></text:span><text:span text:style-name="Source_20_Text"><text:span text:style-name="T450">, caso o arquivo requerido não seja encontrado ou esteja corrompido, </text:span></text:span><text:span text:style-name="Source_20_Text"><text:span text:style-name="T457">interrompe</text:span></text:span><text:span text:style-name="Source_20_Text"><text:span text:style-name="T453"> o programa</text:span></text:span><text:span text:style-name="Source_20_Text"><text:span text:style-name="T456"> exatamente nessa linha e </text:span></text:span><text:span text:style-name="Source_20_Text"><text:span text:style-name="T452">apresenta um</text:span></text:span><text:span text:style-name="Source_20_Text"><text:span text:style-name="T456"> [ERRO FATAL], não </text:span></text:span><text:span text:style-name="Source_20_Text"><text:span text:style-name="T458">apresentando</text:span></text:span><text:span text:style-name="Source_20_Text"><text:span text:style-name="T456"> nenhum resultado.</text:span></text:span></text:p>
      <text:p text:style-name="P161"><text:span text:style-name="Source_20_Text"><text:span text:style-name="T459">Existem também as variações </text:span></text:span><text:span text:style-name="Source_20_Text"><text:span text:style-name="T449">include_once</text:span></text:span><text:span text:style-name="Source_20_Text"><text:span text:style-name="T460"> e </text:span></text:span><text:span text:style-name="Source_20_Text"><text:span text:style-name="T449">require_once</text:span></text:span><text:span text:style-name="Source_20_Text"><text:span text:style-name="T459"> que previnem que o mesmo arquivo seja carregado de novo, </text:span></text:span><text:span text:style-name="Source_20_Text"><text:span text:style-name="T451">e sim</text:span></text:span><text:span text:style-name="Source_20_Text"><text:span text:style-name="T459"> apenas uma vez.</text:span></text:span></text:p>
      <text:p text:style-name="P161"><text:span text:style-name="Source_20_Text"/></text:p>
      <text:p text:style-name="P161"><text:span text:style-name="Strong_20_Emphasis"><text:span text:style-name="Source_20_Text"><text:span text:style-name="T461">__DIR__</text:span></text:span></text:span><text:span text:style-name="Source_20_Text"><text:span text:style-name="T459"> é uma </text:span></text:span><text:span text:style-name="Source_20_Text"><text:span text:style-name="Strong_20_Emphasis"><text:span text:style-name="T462">constante mágica</text:span></text:span></text:span><text:span text:style-name="Source_20_Text"><text:span text:style-name="T459"> que retorna o caminho </text:span></text:span><text:span text:style-name="Source_20_Text"><text:span text:style-name="T463">absoluto</text:span></text:span><text:span text:style-name="Source_20_Text"><text:span text:style-name="T459"> do diretório onde o script atual está localizado. Caminhos relativos podem falhar em diferentes contextos de execução (ex.: CLI vs. servidor web). </text:span></text:span><text:span text:style-name="Source_20_Text"><text:span text:style-name="T464">__DIR__</text:span></text:span><text:span text:style-name="Source_20_Text"><text:span text:style-name="T459"> resolve o problema fornecendo o caminho absoluto </text:span></text:span><text:span text:style-name="Source_20_Text"><text:span text:style-name="T465">do arquivo</text:span></text:span><text:span text:style-name="Source_20_Text"><text:span text:style-name="T459">. </text:span></text:span><text:span text:style-name="Source_20_Text"><text:span text:style-name="T465">Facilita a organização de arquivos em diferentes subdiretórios sem depender de configurações externas. Exemplo:<text:line-break/></text:span></text:span><text:span text:style-name="Source_20_Text"><text:span text:style-name="T466">require</text:span></text:span><text:span text:style-name="Source_20_Text"><text:span text:style-name="T467"> </text:span></text:span><text:span text:style-name="Source_20_Text"><text:span text:style-name="T468">__DIR__</text:span></text:span><text:span text:style-name="Source_20_Text"><text:span text:style-name="T467"> . </text:span></text:span><text:span text:style-name="Source_20_Text"><text:span text:style-name="T469">"/funcoes.php"</text:span></text:span><text:span text:style-name="Source_20_Text"><text:span text:style-name="T467">;</text:span></text:span></text:p>
      <text:p text:style-name="P161"><text:span text:style-name="Source_20_Text"/></text:p>
      <text:h text:style-name="P28" text:outline-level="1"><text:span text:style-name="Source_20_Text"><text:span text:style-name="T400">Aula 16 e 17 – Funções para Strings</text:span></text:span></text:h>
      <text:p text:style-name="P162"><text:span text:style-name="Source_20_Text"><text:span text:style-name="T470">No PHP, t</text:span></text:span><text:span text:style-name="Source_20_Text"><text:span text:style-name="T450">udo que está entre aspas </text:span></text:span><text:span text:style-name="Source_20_Text"><text:span text:style-name="T470">é</text:span></text:span><text:span text:style-name="Source_20_Text"><text:span text:style-name="T450"> considera</text:span></text:span><text:span text:style-name="Source_20_Text"><text:span text:style-name="T470">do</text:span></text:span><text:span text:style-name="Source_20_Text"><text:span text:style-name="T450"> como tipo string, </text:span></text:span><text:span text:style-name="Source_20_Text"><text:span text:style-name="T470">porém a </text:span></text:span><text:span text:style-name="Source_20_Text"><text:span text:style-name="T471">aspa simples</text:span></text:span><text:span text:style-name="Source_20_Text"><text:span text:style-name="T470"> não é interpretativa, é apenas uma string e tudo será tratado como </text:span></text:span><text:span text:style-name="Source_20_Text"><text:span text:style-name="T472">texto</text:span></text:span><text:span text:style-name="Source_20_Text"><text:span text:style-name="T470">. Já a </text:span></text:span><text:span text:style-name="Source_20_Text"><text:span text:style-name="T471">aspa dupla</text:span></text:span><text:span text:style-name="Source_20_Text"><text:span text:style-name="T470"> é </text:span></text:span><text:span text:style-name="Source_20_Text"><text:span text:style-name="T472">processada</text:span></text:span><text:span text:style-name="Source_20_Text"><text:span text:style-name="T470">, reconhecendo variáveis no conteúdo ou caracteres de escape como </text:span></text:span><text:span text:style-name="Source_20_Text"><text:span text:style-name="T473">\n \t \r</text:span></text:span><text:span text:style-name="Source_20_Text"><text:span text:style-name="T474"> </text:span></text:span><text:span text:style-name="Source_20_Text"><text:span text:style-name="T470">que serão </text:span></text:span><text:span text:style-name="Source_20_Text"><text:span text:style-name="T475">consideradas</text:span></text:span><text:span text:style-name="Source_20_Text"><text:span text:style-name="T470"> na hora de executar a string.</text:span></text:span></text:p>
      <text:p text:style-name="P163"><text:span text:style-name="Source_20_Text"><text:span text:style-name="T450">O valor </text:span></text:span><text:span text:style-name="Source_20_Text"><text:span text:style-name="T476">verdadeiro</text:span></text:span><text:span text:style-name="Source_20_Text"><text:span text:style-name="T450"> é impresso como ‘</text:span></text:span><text:span text:style-name="Source_20_Text"><text:span text:style-name="T477">1</text:span></text:span><text:span text:style-name="Source_20_Text"><text:span text:style-name="T450">’ e o valor </text:span></text:span><text:span text:style-name="Source_20_Text"><text:span text:style-name="T478">falso</text:span></text:span><text:span text:style-name="Source_20_Text"><text:span text:style-name="T450"> é impresso como vazio </text:span></text:span><text:span text:style-name="Source_20_Text"><text:span text:style-name="T479">““</text:span></text:span><text:span text:style-name="Source_20_Text"><text:span text:style-name="T480">.<text:line-break/></text:span></text:span><text:span text:style-name="Source_20_Text"><text:span text:style-name="T470">Logo, </text:span></text:span><text:span text:style-name="Source_20_Text"><text:span text:style-name="T481"> </text:span></text:span><text:span text:style-name="Source_20_Text"><text:span text:style-name="T482">$c</text:span></text:span><text:span text:style-name="Source_20_Text"><text:span text:style-name="T483"> = (</text:span></text:span><text:span text:style-name="Source_20_Text"><text:span text:style-name="T482">10</text:span></text:span><text:span text:style-name="Source_20_Text"><text:span text:style-name="T483"> &gt; </text:span></text:span><text:span text:style-name="Source_20_Text"><text:span text:style-name="T482">5</text:span></text:span><text:span text:style-name="Source_20_Text"><text:span text:style-name="T483">) ? </text:span></text:span><text:span text:style-name="Source_20_Text"><text:span text:style-name="T484">true</text:span></text:span><text:span text:style-name="Source_20_Text"><text:span text:style-name="T483"> : </text:span></text:span><text:span text:style-name="Source_20_Text"><text:span text:style-name="T484">false</text:span></text:span><text:span text:style-name="Source_20_Text"><text:span text:style-name="T483">;</text:span></text:span><text:span text:style-name="Source_20_Text"><text:span text:style-name="T485"> </text:span></text:span><text:span text:style-name="Source_20_Text"><text:span text:style-name="T486">retorna o valor ‘1’</text:span></text:span></text:p>
      <text:p text:style-name="P164"><text:span text:style-name="Source_20_Text"><text:span text:style-name="T470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7">mb_strtolower()</text:span></text:span><text:span text:style-name="Source_20_Text"><text:span text:style-name="T488"> </text:span></text:span><text:span text:style-name="Source_20_Text"><text:span text:style-name="T470">em vez de </text:span></text:span><text:span text:style-name="Source_20_Text"><text:span text:style-name="T487">strtolower()</text:span></text:span></text:p>
      <text:p text:style-name="P164"><text:span text:style-name="Source_20_Text"/></text:p>
      <text:list xml:id="list2338492505" text:style-name="L12">
        <text:list-item>
          <text:p text:style-name="P165"><text:span text:style-name="Source_20_Text"><text:span text:style-name="T489">print</text:span></text:span><text:span text:style-name="Source_20_Text"><text:span text:style-name="T490">f</text:span></text:span><text:span text:style-name="Source_20_Text"><text:span text:style-name="T491">()</text:span></text:span><text:span text:style-name="Source_20_Text"><text:span text:style-name="T492">: </text:span></text:span><text:span text:style-name="Source_20_Text"><text:span text:style-name="T493">permite exibir uma string com itens </text:span></text:span><text:span text:style-name="Source_20_Text"><text:span text:style-name="T494">formatados</text:span></text:span><text:span text:style-name="Source_20_Text"><text:span text:style-name="T492">. Exemplo:</text:span></text:span><text:span text:style-name="Source_20_Text"><text:span text:style-name="T495">printf</text:span></text:span><text:span text:style-name="Source_20_Text"><text:span text:style-name="T496">(</text:span></text:span><text:span text:style-name="Source_20_Text"><text:span text:style-name="T497">"O </text:span></text:span><text:span text:style-name="Source_20_Text"><text:span text:style-name="T498">%</text:span></text:span><text:span text:style-name="Source_20_Text"><text:span text:style-name="T497">s está custando R$ </text:span></text:span><text:span text:style-name="Source_20_Text"><text:span text:style-name="T498">%</text:span></text:span><text:span text:style-name="Source_20_Text"><text:span text:style-name="T497">.2</text:span></text:span><text:span text:style-name="Source_20_Text"><text:span text:style-name="T498">f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499">$produto</text:span></text:span><text:span text:style-name="Source_20_Text"><text:span text:style-name="T496">, </text:span></text:span><text:span text:style-name="Source_20_Text"><text:span text:style-name="T499">$preco</text:span></text:span><text:span text:style-name="Source_20_Text"><text:span text:style-name="T496">);</text:span></text:span><text:span text:style-name="Source_20_Text"><text:span text:style-name="T500"><text:line-break/><text:line-break/></text:span></text:span><text:span text:style-name="Source_20_Text"><text:span text:style-name="T501">O símbolo </text:span></text:span><text:span text:style-name="Source_20_Text"><text:span text:style-name="T502">de </text:span></text:span><text:span text:style-name="Source_20_Text"><text:span text:style-name="T501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66"><text:span text:style-name="Source_20_Text"><text:span text:style-name="T503">%</text:span></text:span><text:span text:style-name="Source_20_Text"><text:span text:style-name="T504">d</text:span></text:span><text:span text:style-name="Source_20_Text"><text:span text:style-name="T505">: valor </text:span></text:span><text:span text:style-name="Source_20_Text"><text:span text:style-name="T506">inteiro</text:span></text:span><text:span text:style-name="Source_20_Text"><text:span text:style-name="T505"> (positivo ou negativo)</text:span></text:span></text:p>
            </text:list-item>
            <text:list-item>
              <text:p text:style-name="P166"><text:span text:style-name="Source_20_Text"><text:span text:style-name="T507">%</text:span></text:span><text:span text:style-name="Source_20_Text"><text:span text:style-name="T504">f</text:span></text:span><text:span text:style-name="Source_20_Text"><text:span text:style-name="T505">: valor real, </text:span></text:span><text:span text:style-name="Source_20_Text"><text:span text:style-name="T508">float</text:span></text:span></text:p>
            </text:list-item>
            <text:list-item>
              <text:p text:style-name="P167"><text:span text:style-name="Source_20_Text"><text:span text:style-name="T507">%</text:span></text:span><text:span text:style-name="Source_20_Text"><text:span text:style-name="T504">s</text:span></text:span><text:span text:style-name="Source_20_Text"><text:span text:style-name="T505">: string</text:span></text:span></text:p>
            </text:list-item>
            <text:list-item>
              <text:p text:style-name="P167"><text:span text:style-name="Source_20_Text"><text:span text:style-name="T507">%</text:span></text:span><text:span text:style-name="Source_20_Text"><text:span text:style-name="T504">c</text:span></text:span><text:span text:style-name="Source_20_Text"><text:span text:style-name="T509">: caractere</text:span></text:span></text:p>
            </text:list-item>
            <text:list-item>
              <text:p text:style-name="P166"><text:span text:style-name="Source_20_Text"><text:span text:style-name="T507">%</text:span></text:span><text:span text:style-name="Source_20_Text"><text:span text:style-name="T504">i</text:span></text:span><text:span text:style-name="Source_20_Text"><text:span text:style-name="T505">: permite a notação hexadecimal ou octal na função fscanf()</text:span></text:span><text:span text:style-name="Source_20_Text"><text:span text:style-name="T501"><text:line-break/></text:span></text:span></text:p>
            </text:list-item>
          </text:list>
        </text:list-item>
      </text:list>
      <text:list xml:id="list165154790144124" text:continue-list="list2338492505" text:style-name="L12">
        <text:list-item>
          <text:p text:style-name="P168"><text:span text:style-name="Source_20_Text"><text:span text:style-name="T489">print_r()</text:span></text:span><text:span text:style-name="Source_20_Text"><text:span text:style-name="T505">: </text:span></text:span><text:span text:style-name="Source_20_Text"><text:span text:style-name="T510">Exibe </text:span></text:span><text:span text:style-name="Source_20_Text"><text:span text:style-name="T511">coleções</text:span></text:span><text:span text:style-name="Source_20_Text"><text:span text:style-name="T510">, objetos e variáveis compostas (vetores e matrizes) de maneira organizada.</text:span></text:span><text:span text:style-name="Source_20_Text"><text:span text:style-name="T512"> </text:span></text:span><text:span text:style-name="Source_20_Text"><text:span text:style-name="T505">Exemplo:<text:line-break/></text:span></text:span><text:span text:style-name="Source_20_Text"><text:span text:style-name="T495">print_r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; </text:span></text:span><text:span text:style-name="Source_20_Text"><text:span text:style-name="T513">//imprime "Array ( [0] =&gt; 4 [1] =&gt; 8 [2] =&gt; 9 )"</text:span></text:span><text:span text:style-name="Source_20_Text"><text:span text:style-name="T514"><text:line-break/></text:span></text:span><text:span text:style-name="Source_20_Text"><text:span text:style-name="T501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69"><text:span text:style-name="Source_20_Text"><text:span text:style-name="T495">var_dump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/text:p>
            </text:list-item>
            <text:list-item>
              <text:p text:style-name="P169"><text:span text:style-name="Source_20_Text"><text:span text:style-name="T495">var_export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text:span text:style-name="Source_20_Text"><text:span text:style-name="T500"><text:line-break/></text:span></text:span></text:p>
            </text:list-item>
          </text:list>
        </text:list-item>
      </text:list>
      <text:list text:continue-list="list165154790144124" text:style-name="L12">
        <text:list-item>
          <text:p text:style-name="P170"><text:span text:style-name="Source_20_Text"><text:span text:style-name="T515">wordwrap()</text:span></text:span><text:span text:style-name="Source_20_Text"><text:span text:style-name="T516">: cria quebras de linha para textos muito longos </text:span></text:span><text:span text:style-name="Source_20_Text"><text:span text:style-name="T493">e em um </text:span></text:span><text:span text:style-name="Source_20_Text"><text:span text:style-name="T494">tamanho especificado</text:span></text:span><text:span text:style-name="Source_20_Text"><text:span text:style-name="T516">. <text:line-break/>Exemplo:</text:span></text:span><text:span text:style-name="Source_20_Text"><text:span text:style-name="T499">$result</text:span></text:span><text:span text:style-name="Source_20_Text"><text:span text:style-name="T496"> = </text:span></text:span><text:span text:style-name="Source_20_Text"><text:span text:style-name="T495">wordwrap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, </text:span></text:span><text:span text:style-name="Source_20_Text"><text:span text:style-name="T517">9</text:span></text:span><text:span text:style-name="Source_20_Text"><text:span text:style-name="T496">, </text:span></text:span><text:span text:style-name="Source_20_Text"><text:span text:style-name="T497">"&lt;br&gt;</text:span></text:span><text:span text:style-name="Source_20_Text"><text:span text:style-name="T518">\n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519">tru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1"><text:span text:style-name="Source_20_Text"><text:span text:style-name="T520">strlen()</text:span></text:span><text:span text:style-name="Source_20_Text"><text:span text:style-name="T521">: string lenght - </text:span></text:span><text:span text:style-name="Source_20_Text"><text:span text:style-name="T493">retorna</text:span></text:span><text:span text:style-name="Source_20_Text"><text:span text:style-name="T521"> o comprimento, ou seja, a quantidade de caracteres de uma string </text:span></text:span><text:span text:style-name="Source_20_Text"><text:span text:style-name="T493">(inclusive espaços em branco)</text:span></text:span><text:span text:style-name="Source_20_Text"><text:span text:style-name="T521">. Exemplo:</text:span></text:span><text:span text:style-name="Source_20_Text"><text:span text:style-name="T499">$tamanho</text:span></text:span><text:span text:style-name="Source_20_Text"><text:span text:style-name="T496"> = </text:span></text:span><text:span text:style-name="Source_20_Text"><text:span text:style-name="T495">strlen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2"><text:span text:style-name="Source_20_Text"><text:span text:style-name="T520">trim()</text:span></text:span><text:span text:style-name="Source_20_Text"><text:span text:style-name="T521">: </text:span></text:span><text:span text:style-name="Source_20_Text"><text:span text:style-name="T522">Elimina espaços em branco antes e depois de uma string. </text:span></text:span><text:span text:style-name="Source_20_Text"><text:span text:style-name="T521">Exemplo:</text:span></text:span><text:span text:style-name="Source_20_Text"><text:span text:style-name="T499">$nome_sem_espacos</text:span></text:span><text:span text:style-name="Source_20_Text"><text:span text:style-name="T496"> = </text:span></text:span><text:span text:style-name="Source_20_Text"><text:span text:style-name="T495">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3"><text:soft-page-break/><text:span text:style-name="Source_20_Text"><text:span text:style-name="T523">l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início, à esquerda.<text:line-break/></text:span></text:span><text:span text:style-name="Source_20_Text"><text:span text:style-name="T499">$sem_espacos_inicio</text:span></text:span><text:span text:style-name="Source_20_Text"><text:span text:style-name="T496"> = </text:span></text:span><text:span text:style-name="Source_20_Text"><text:span text:style-name="T495">l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1"><text:line-break/></text:span></text:span></text:p>
        </text:list-item>
        <text:list-item>
          <text:p text:style-name="P174"><text:span text:style-name="Source_20_Text"><text:span text:style-name="T524">r</text:span></text:span><text:span text:style-name="Source_20_Text"><text:span text:style-name="T523">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fi</text:span></text:span><text:span text:style-name="Source_20_Text"><text:span text:style-name="T493">nal,</text:span></text:span><text:span text:style-name="Source_20_Text"><text:span text:style-name="T501"> à direita.<text:line-break/></text:span></text:span><text:span text:style-name="Source_20_Text"><text:span text:style-name="T499">$sem_espacos_fim</text:span></text:span><text:span text:style-name="Source_20_Text"><text:span text:style-name="T496"> = </text:span></text:span><text:span text:style-name="Source_20_Text"><text:span text:style-name="T495">r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5"><text:span text:style-name="Source_20_Text"><text:span text:style-name="T525">str_word_count()</text:span></text:span><text:span text:style-name="Source_20_Text"><text:span text:style-name="T526">: </text:span></text:span><text:span text:style-name="Source_20_Text"><text:span text:style-name="T527">dependendo do parâmetro, retorna a quantidade de palavras ou cria um vetor com a string</text:span></text:span><text:span text:style-name="Source_20_Text"><text:span text:style-name="T526">. Exemplo:<text:line-break/></text:span></text:span><text:span text:style-name="Source_20_Text"><text:span text:style-name="T528">$frase</text:span></text:span><text:span text:style-name="Source_20_Text"><text:span text:style-name="T529"> = </text:span></text:span><text:span text:style-name="Source_20_Text"><text:span text:style-name="T530">"Eu vou estudar PHP"</text:span></text:span><text:span text:style-name="Source_20_Text"><text:span text:style-name="T529">; </text:span></text:span><text:span text:style-name="Source_20_Text"><text:span text:style-name="T499">$contador</text:span></text:span><text:span text:style-name="Source_20_Text"><text:span text:style-name="T496"> = </text:span></text:span><text:span text:style-name="Source_20_Text"><text:span text:style-name="T495">str_word_count</text:span></text:span><text:span text:style-name="Source_20_Text"><text:span text:style-name="T496">(</text:span></text:span><text:span text:style-name="Source_20_Text"><text:span text:style-name="T499">$frase</text:span></text:span><text:span text:style-name="Source_20_Text"><text:span text:style-name="T496">, </text:span></text:span><text:span text:style-name="Source_20_Text"><text:span text:style-name="T517">2</text:span></text:span><text:span text:style-name="Source_20_Text"><text:span text:style-name="T496">);</text:span></text:span><text:span text:style-name="Source_20_Text"><text:span text:style-name="T500"><text:line-break/></text:span></text:span><text:span text:style-name="Source_20_Text"><text:span text:style-name="T531">Array ( [0] =&gt; Eu [3] =&gt; vou [7] =&gt; estudar [15] =&gt; PHP )</text:span></text:span><text:span text:style-name="Source_20_Text"><text:span text:style-name="T500"><text:line-break/></text:span></text:span></text:p>
        </text:list-item>
        <text:list-item>
          <text:p text:style-name="P175"><text:span text:style-name="Source_20_Text"><text:span text:style-name="T532">explode()</text:span></text:span><text:span text:style-name="Source_20_Text"><text:span text:style-name="T533">: Pega cada palavra e joga num índice de </text:span></text:span><text:span text:style-name="Source_20_Text"><text:span text:style-name="T534">vetor</text:span></text:span><text:span text:style-name="Source_20_Text"><text:span text:style-name="T533">. É uma versão mais nova da str_word_count, ela procura pelos caracteres </text:span></text:span><text:span text:style-name="Source_20_Text"><text:span text:style-name="T535">especificados no parâmetro</text:span></text:span><text:span text:style-name="Source_20_Text"><text:span text:style-name="T533"> </text:span></text:span><text:span text:style-name="Source_20_Text"><text:span text:style-name="T535">(</text:span></text:span><text:span text:style-name="Source_20_Text"><text:span text:style-name="T536">como </text:span></text:span><text:span text:style-name="Source_20_Text"><text:span text:style-name="T537">exemplo, um</text:span></text:span><text:span text:style-name="Source_20_Text"><text:span text:style-name="T536"> </text:span></text:span><text:span text:style-name="Source_20_Text"><text:span text:style-name="T535">espaço em branco </text:span></text:span><text:span text:style-name="Source_20_Text"><text:span text:style-name="T537">ou ponto-e-vírgula</text:span></text:span><text:span text:style-name="Source_20_Text"><text:span text:style-name="T535">)</text:span></text:span><text:span text:style-name="Source_20_Text"><text:span text:style-name="T533">, </text:span></text:span><text:span text:style-name="Source_20_Text"><text:span text:style-name="T538">quebra</text:span></text:span><text:span text:style-name="Source_20_Text"><text:span text:style-name="T533"> a string e </text:span></text:span><text:span text:style-name="Source_20_Text"><text:span text:style-name="T538">coloca os itens</text:span></text:span><text:span text:style-name="Source_20_Text"><text:span text:style-name="T533"> </text:span></text:span><text:span text:style-name="Source_20_Text"><text:span text:style-name="T538">em</text:span></text:span><text:span text:style-name="Source_20_Text"><text:span text:style-name="T533"> um vetor.<text:line-break/>Exemplo:</text:span></text:span><text:span text:style-name="Source_20_Text"><text:span text:style-name="T528">$site</text:span></text:span><text:span text:style-name="Source_20_Text"><text:span text:style-name="T529"> = </text:span></text:span><text:span text:style-name="Source_20_Text"><text:span text:style-name="T530">"Curso em Video"</text:span></text:span><text:span text:style-name="Source_20_Text"><text:span text:style-name="T529">;</text:span></text:span><text:span text:style-name="Source_20_Text"><text:span text:style-name="T539"><text:tab/></text:span></text:span><text:span text:style-name="Source_20_Text"><text:span text:style-name="T540">$vetor</text:span></text:span><text:span text:style-name="Source_20_Text"><text:span text:style-name="T541"> = </text:span></text:span><text:span text:style-name="Source_20_Text"><text:span text:style-name="T542">explode</text:span></text:span><text:span text:style-name="Source_20_Text"><text:span text:style-name="T541">(</text:span></text:span><text:span text:style-name="Source_20_Text"><text:span text:style-name="T543">" "</text:span></text:span><text:span text:style-name="Source_20_Text"><text:span text:style-name="T541">,</text:span></text:span><text:span text:style-name="Source_20_Text"><text:span text:style-name="T540">$site</text:span></text:span><text:span text:style-name="Source_20_Text"><text:span text:style-name="T541">);</text:span></text:span><text:span text:style-name="Source_20_Text"><text:span text:style-name="T544"><text:line-break/></text:span></text:span><text:span text:style-name="Source_20_Text"><text:span text:style-name="T545">Array ( [0] =&gt; Curso [1] =&gt; em [2] =&gt; Video )</text:span></text:span><text:span text:style-name="Source_20_Text"><text:span text:style-name="T544"><text:line-break/></text:span></text:span></text:p>
        </text:list-item>
        <text:list-item>
          <text:p text:style-name="P175"><text:span text:style-name="Source_20_Text"><text:span text:style-name="T532">str_split(</text:span></text:span><text:span text:style-name="Source_20_Text"><text:span text:style-name="T546">)</text:span></text:span><text:span text:style-name="Source_20_Text"><text:span text:style-name="T533">: coloca cada letra </text:span></text:span><text:span text:style-name="Source_20_Text"><text:span text:style-name="T535">de uma string em uma posição do</text:span></text:span><text:span text:style-name="Source_20_Text"><text:span text:style-name="T533"> vetor. Exemplo:</text:span></text:span><text:span text:style-name="Source_20_Text"><text:span text:style-name="T547">$nome</text:span></text:span><text:span text:style-name="Source_20_Text"><text:span text:style-name="T548"> = </text:span></text:span><text:span text:style-name="Source_20_Text"><text:span text:style-name="T549">"Jonatas"</text:span></text:span><text:span text:style-name="Source_20_Text"><text:span text:style-name="T548">;</text:span></text:span><text:span text:style-name="Source_20_Text"><text:span text:style-name="T550"><text:tab/></text:span></text:span><text:span text:style-name="Source_20_Text"><text:span text:style-name="T547">$vetor</text:span></text:span><text:span text:style-name="Source_20_Text"><text:span text:style-name="T548"> = </text:span></text:span><text:span text:style-name="Source_20_Text"><text:span text:style-name="T551">str_split</text:span></text:span><text:span text:style-name="Source_20_Text"><text:span text:style-name="T548">(</text:span></text:span><text:span text:style-name="Source_20_Text"><text:span text:style-name="T547">$nome</text:span></text:span><text:span text:style-name="Source_20_Text"><text:span text:style-name="T548">);</text:span></text:span><text:span text:style-name="Source_20_Text"><text:span text:style-name="T552"><text:line-break/></text:span></text:span><text:span text:style-name="Source_20_Text"><text:span text:style-name="T553">Array ( [0] =&gt; J [1] =&gt; o [2] =&gt; n [3] =&gt; a [4] =&gt; t [5] =&gt; a [6] =&gt; s )</text:span></text:span><text:span text:style-name="Source_20_Text"><text:span text:style-name="T552"><text:line-break/></text:span></text:span></text:p>
        </text:list-item>
        <text:list-item>
          <text:p text:style-name="P176"><text:span text:style-name="Source_20_Text"><text:span text:style-name="T532">implode()</text:span></text:span><text:span text:style-name="Source_20_Text"><text:span text:style-name="T546"> </text:span></text:span><text:span text:style-name="Source_20_Text"><text:span text:style-name="T554">ou</text:span></text:span><text:span text:style-name="Source_20_Text"><text:span text:style-name="T555"> </text:span></text:span><text:span text:style-name="Source_20_Text"><text:span text:style-name="T556">join()</text:span></text:span><text:span text:style-name="Source_20_Text"><text:span text:style-name="T533">: </text:span></text:span><text:span text:style-name="Source_20_Text"><text:span text:style-name="T535">Transforma um vetor inteiro em uma </text:span></text:span><text:span text:style-name="Source_20_Text"><text:span text:style-name="T533">string. Exemplo:</text:span></text:span><text:span text:style-name="Source_20_Text"><text:span text:style-name="T557"><text:line-break/></text:span></text:span><text:span text:style-name="Source_20_Text"><text:span text:style-name="T547">$vet</text:span></text:span><text:span text:style-name="Source_20_Text"><text:span text:style-name="T548">[</text:span></text:span><text:span text:style-name="Source_20_Text"><text:span text:style-name="T558">0</text:span></text:span><text:span text:style-name="Source_20_Text"><text:span text:style-name="T548">] = </text:span></text:span><text:span text:style-name="Source_20_Text"><text:span text:style-name="T549">"curso"</text:span></text:span><text:span text:style-name="Source_20_Text"><text:span text:style-name="T548">;<text:line-break/></text:span></text:span><text:span text:style-name="T499">$vet</text:span><text:span text:style-name="T496">[</text:span><text:span text:style-name="T517">1</text:span><text:span text:style-name="T496">] = </text:span><text:span text:style-name="T497">"em"</text:span><text:span text:style-name="T496">;<text:line-break/></text:span><text:span text:style-name="T499">$vet</text:span><text:span text:style-name="T496">[</text:span><text:span text:style-name="T517">2</text:span><text:span text:style-name="T496">] = </text:span><text:span text:style-name="T497">"video"</text:span><text:span text:style-name="T496">;<text:line-break/></text:span><text:span text:style-name="T499">$texto</text:span><text:span text:style-name="T496"> = </text:span><text:span text:style-name="T495">implode</text:span><text:span text:style-name="T496">(</text:span><text:span text:style-name="T497">"_"</text:span><text:span text:style-name="T496">, </text:span><text:span text:style-name="T499">$vet</text:span><text:span text:style-name="T496">);</text:span><text:span text:style-name="T500"><text:line-break/></text:span><text:span text:style-name="T531">curso_em_video</text:span><text:span text:style-name="T559"> </text:span><text:span text:style-name="T500"><text:line-break/></text:span></text:p>
        </text:list-item>
        <text:list-item>
          <text:p text:style-name="P177"><text:span text:style-name="Source_20_Text"><text:span text:style-name="T532">chr()</text:span></text:span><text:span text:style-name="Source_20_Text"><text:span text:style-name="T533">: </text:span></text:span><text:span text:style-name="Source_20_Text"><text:span text:style-name="T560">Retorna um caractere de acordo com seu código ASCII passado como parâmetro.</text:span></text:span><text:span text:style-name="Source_20_Text"><text:span text:style-name="T533"> Exemplo:</text:span></text:span><text:span text:style-name="T499">$letra</text:span><text:span text:style-name="T496"> = </text:span><text:span text:style-name="T495">chr</text:span><text:span text:style-name="T496">(</text:span><text:span text:style-name="T517">67</text:span><text:span text:style-name="T496">);</text:span><text:span text:style-name="T500"><text:line-break/></text:span></text:p>
        </text:list-item>
        <text:list-item>
          <text:p text:style-name="P177"><text:span text:style-name="Source_20_Text"><text:span text:style-name="T532">ord()</text:span></text:span><text:span text:style-name="Source_20_Text"><text:span text:style-name="T546">:</text:span></text:span><text:span text:style-name="Source_20_Text"><text:span text:style-name="T561"> </text:span></text:span><text:span text:style-name="Source_20_Text"><text:span text:style-name="T562">Retorna o código ASCII de um caractere passado como parâmetro. </text:span></text:span><text:span text:style-name="Source_20_Text"><text:span text:style-name="T560">Exemp</text:span></text:span><text:span text:style-name="Source_20_Text"><text:span text:style-name="T533">lo:</text:span></text:span><text:span text:style-name="T499">$cod</text:span><text:span text:style-name="T496"> = </text:span><text:span text:style-name="T495">ord</text:span><text:span text:style-name="T496">(</text:span><text:span text:style-name="T499">$letra</text:span><text:span text:style-name="T496">);</text:span><text:span text:style-name="T500"><text:line-break/></text:span></text:p>
        </text:list-item>
        <text:list-item>
          <text:p text:style-name="P178"><text:span text:style-name="Source_20_Text"><text:span text:style-name="T532">strtolower()</text:span></text:span><text:span text:style-name="Source_20_Text"><text:span text:style-name="T533">: converte todas as letras para minúsculo. Exemplo:</text:span></text:span><text:span text:style-name="Source_20_Text"><text:span text:style-name="T563"><text:line-break/></text:span></text:span><text:span text:style-name="Source_20_Text"><text:span text:style-name="T495">print</text:span></text:span><text:span text:style-name="Source_20_Text"><text:span text:style-name="T496">(</text:span></text:span><text:span text:style-name="Source_20_Text"><text:span text:style-name="T497">"Seu nome em minúsculo é "</text:span></text:span><text:span text:style-name="Source_20_Text"><text:span text:style-name="T496"> . </text:span></text:span><text:span text:style-name="Source_20_Text"><text:span text:style-name="T495">strtolower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);</text:span></text:span><text:span text:style-name="Source_20_Text"><text:span text:style-name="T500"><text:line-break/></text:span></text:span></text:p>
        </text:list-item>
        <text:list-item>
          <text:p text:style-name="P179"><text:span text:style-name="Source_20_Text"><text:span text:style-name="T532">strtoupper()</text:span></text:span><text:span text:style-name="Source_20_Text"><text:span text:style-name="T533">: converte para maiúsculo. Exemplo:</text:span></text:span><text:span text:style-name="T564"><text:line-break/></text:span><text:span text:style-name="T495">print</text:span><text:span text:style-name="T496">(</text:span><text:span text:style-name="T497">"Seu nome em MAIÚSCULO é "</text:span><text:span text:style-name="T496"> . </text:span><text:span text:style-name="T495">strtoupper</text:span><text:span text:style-name="T496">(</text:span><text:span text:style-name="T499">$nome</text:span><text:span text:style-name="T496">));</text:span><text:span text:style-name="T564"><text:line-break/></text:span></text:p>
        </text:list-item>
        <text:list-item>
          <text:p text:style-name="P180"><text:soft-page-break/><text:span text:style-name="Source_20_Text"><text:span text:style-name="T565">ucfirst()</text:span></text:span><text:span text:style-name="Source_20_Text"><text:span text:style-name="T566">: converte e primeira letra para maiúsculo (uppercase). Exemplo:</text:span></text:span><text:span text:style-name="T567"><text:line-break/></text:span><text:span text:style-name="T568">print</text:span><text:span text:style-name="T569">(</text:span><text:span text:style-name="T570">"Seu nome, com uppercase, é "</text:span><text:span text:style-name="T569">.</text:span><text:span text:style-name="T568">ucfirst</text:span><text:span text:style-name="T569">(</text:span><text:span text:style-name="T568">strtolower</text:span><text:span text:style-name="T569">(</text:span><text:span text:style-name="T571">$nome</text:span><text:span text:style-name="T569">)));</text:span><text:span text:style-name="T567"><text:line-break/></text:span></text:p>
        </text:list-item>
        <text:list-item>
          <text:p text:style-name="P181"><text:span text:style-name="Source_20_Text"><text:span text:style-name="T572">ucwords()</text:span></text:span><text:span text:style-name="Source_20_Text"><text:span text:style-name="T573">: converte a primeira letra de </text:span></text:span><text:span text:style-name="Source_20_Text"><text:span text:style-name="T574">cada palavra</text:span></text:span><text:span text:style-name="Source_20_Text"><text:span text:style-name="T573"> para maiúsculo. Exemplo:</text:span></text:span><text:span text:style-name="T575">print</text:span><text:span text:style-name="T576">(</text:span><text:span text:style-name="T577">"&lt;br&gt;função ucwords(): "</text:span><text:span text:style-name="T576">.</text:span><text:span text:style-name="T575">ucwords</text:span><text:span text:style-name="T576">(</text:span><text:span text:style-name="T575">strtolower</text:span><text:span text:style-name="T576">(</text:span><text:span text:style-name="T578">$nome</text:span><text:span text:style-name="T576">)));</text:span><text:span text:style-name="T579"><text:line-break/></text:span></text:p>
        </text:list-item>
        <text:list-item>
          <text:p text:style-name="P182"><text:span text:style-name="Source_20_Text"><text:span text:style-name="T532">strrev()</text:span></text:span><text:span text:style-name="Source_20_Text"><text:span text:style-name="T533">: reverte a ordem dos caracteres. Exemplo:</text:span></text:span><text:span text:style-name="T580"><text:line-break/></text:span><text:span text:style-name="T495">print</text:span><text:span text:style-name="T496">(</text:span><text:span text:style-name="T495">strrev</text:span><text:span text:style-name="T496">(</text:span><text:span text:style-name="T495">strtoupper</text:span><text:span text:style-name="T496">(</text:span><text:span text:style-name="T499">$nome</text:span><text:span text:style-name="T496">)));</text:span><text:span text:style-name="T581">SEUGIRDOR SATANOJ</text:span><text:span text:style-name="T500"><text:line-break/></text:span></text:p>
        </text:list-item>
        <text:list-item>
          <text:p text:style-name="P183"><text:span text:style-name="Source_20_Text"><text:span text:style-name="T572">strpos()</text:span></text:span><text:span text:style-name="Source_20_Text"><text:span text:style-name="T573">: retorna a posição da palavra na string. Exemplo:</text:span></text:span><text:span text:style-name="T582"><text:line-break/></text:span><text:span text:style-name="T578">$frase</text:span><text:span text:style-name="T576"> = </text:span><text:span text:style-name="T577">"Estou aprendendo PHP"</text:span><text:span text:style-name="T576">;<text:tab/></text:span><text:span text:style-name="T578">$pos</text:span><text:span text:style-name="T576"> = </text:span><text:span text:style-name="T575">str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84"><text:span text:style-name="Source_20_Text"><text:span text:style-name="T572">stripos()</text:span></text:span><text:span text:style-name="Source_20_Text"><text:span text:style-name="T573">: string-ignore-position, ou seja, retorna a posição da palavra/caractere na string </text:span></text:span><text:span text:style-name="Source_20_Text"><text:span text:style-name="T574">ignorando</text:span></text:span><text:span text:style-name="Source_20_Text"><text:span text:style-name="T573"> se é maiúsculo ou não. Exemplo:</text:span></text:span><text:span text:style-name="T578">$pos</text:span><text:span text:style-name="T576"> = </text:span><text:span text:style-name="T575">stri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84"><text:span text:style-name="Source_20_Text"><text:span text:style-name="T572">substr_count()</text:span></text:span><text:span text:style-name="Source_20_Text"><text:span text:style-name="T573">: retorna a quantidade de vezes que </text:span></text:span><text:span text:style-name="Source_20_Text"><text:span text:style-name="T583">um</text:span></text:span><text:span text:style-name="Source_20_Text"><text:span text:style-name="T573">a palavra apareceu na string. Exemplo:</text:span></text:span><text:span text:style-name="T584"><text:line-break/></text:span><text:span text:style-name="T578">$cont</text:span><text:span text:style-name="T576"> = </text:span><text:span text:style-name="T575">substr_count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84"><text:span text:style-name="Source_20_Text"><text:span text:style-name="T572">substr()</text:span></text:span><text:span text:style-name="Source_20_Text"><text:span text:style-name="T57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84"><text:line-break/></text:span><text:span text:style-name="T578">$sub</text:span><text:span text:style-name="T576"> = </text:span><text:span text:style-name="T575">substr</text:span><text:span text:style-name="T576">(</text:span><text:span text:style-name="T578">$site</text:span><text:span text:style-name="T576">, </text:span><text:span text:style-name="T585">0</text:span><text:span text:style-name="T576">, </text:span><text:span text:style-name="T585">5</text:span><text:span text:style-name="T576">);</text:span><text:span text:style-name="T579"><text:line-break/></text:span></text:p>
        </text:list-item>
        <text:list-item>
          <text:p text:style-name="P185"><text:span text:style-name="Source_20_Text"><text:span text:style-name="T572">str_pad()</text:span></text:span><text:span text:style-name="Source_20_Text"><text:span text:style-name="T573">: faz a string caber em determinado espaço (útil para alinhamentos). Exemplo:</text:span></text:span><text:span text:style-name="T586"><text:line-break/></text:span><text:span text:style-name="T578">$novo</text:span><text:span text:style-name="T576"> = </text:span><text:span text:style-name="T575">str_pad</text:span><text:span text:style-name="T576">(</text:span><text:span text:style-name="T578">$nome</text:span><text:span text:style-name="T576">, </text:span><text:span text:style-name="T585">25</text:span><text:span text:style-name="T576">, </text:span><text:span text:style-name="T577">"."</text:span><text:span text:style-name="T576">, STR_PAD_BOTH);</text:span><text:span text:style-name="T579"><text:line-break/></text:span><text:span text:style-name="Source_20_Text"><text:span text:style-name="T573">Seus 4 parâmetros indicam, respectivamente: variável, tamanho, caractere separador, orientação da posição (Left, Both, Center)</text:span></text:span><text:span text:style-name="T8"><text:line-break/></text:span></text:p>
        </text:list-item>
        <text:list-item>
          <text:p text:style-name="P186"><text:span text:style-name="Source_20_Text"><text:span text:style-name="T572">str_repeat()</text:span></text:span><text:span text:style-name="Source_20_Text"><text:span text:style-name="T573">: repete os caracteres estipulados </text:span></text:span><text:span text:style-name="Source_20_Text"><text:span text:style-name="T583">nos</text:span></text:span><text:span text:style-name="Source_20_Text"><text:span text:style-name="T573"> parâmetros. Exemplo:</text:span></text:span><text:span text:style-name="T587"><text:line-break/></text:span><text:span text:style-name="T575">print</text:span><text:span text:style-name="T576">(</text:span><text:span text:style-name="T575">str_repeat</text:span><text:span text:style-name="T576">(</text:span><text:span text:style-name="T577">"-"</text:span><text:span text:style-name="T576">, </text:span><text:span text:style-name="T585">30</text:span><text:span text:style-name="T576">)); </text:span><text:span text:style-name="T588">//gera 30 sinais de menos</text:span><text:span text:style-name="T589"><text:line-break/></text:span></text:p>
        </text:list-item>
        <text:list-item>
          <text:p text:style-name="P187"><text:span text:style-name="Source_20_Text"><text:span text:style-name="T572">str_replace()</text:span></text:span><text:span text:style-name="Source_20_Text"><text:span text:style-name="T573">: substitui uma string por outra. Exemplo:</text:span></text:span><text:span text:style-name="T590"><text:line-break/></text:span><text:span text:style-name="T578">$frase</text:span><text:span text:style-name="T576"> = </text:span><text:span text:style-name="T577">"Gosto de estudar Matemática!"</text:span><text:span text:style-name="T576">;<text:line-break/></text:span><text:span text:style-name="T578">$novafrase</text:span><text:span text:style-name="T576"> = </text:span><text:span text:style-name="T575">str_replace</text:span><text:span text:style-name="T576">(</text:span><text:span text:style-name="T577">"Matemática"</text:span><text:span text:style-name="T576">, </text:span><text:span text:style-name="T577">"PHP"</text:span><text:span text:style-name="T576">, </text:span><text:span text:style-name="T578">$frase</text:span><text:span text:style-name="T576">);<text:line-break/></text:span><text:span text:style-name="T591">//imprime "Gosto de estudar PHP"</text:span><text:span text:style-name="T592"><text:line-break/></text:span><text:span text:style-name="Source_20_Text"><text:span text:style-name="T573">A função </text:span></text:span><text:span text:style-name="Source_20_Text"><text:span text:style-name="T572">str_ireplace()</text:span></text:span><text:span text:style-name="Source_20_Text"><text:span text:style-name="T573"> ignora caixa alta (maiúsculas).</text:span></text:span></text:p>
        </text:list-item>
        <text:list-item>
          <text:p text:style-name="P188"><text:span text:style-name="Source_20_Text"><text:span text:style-name="T593">strtotime():</text:span></text:span><text:span text:style-name="Source_20_Text"><text:span text:style-name="T594"> converte a data para um Timestamp Unix. Útil para calcular intervalos entre datas. Exemplo:<text:line-break/></text:span></text:span><text:span text:style-name="Source_20_Text"><text:span text:style-name="T595">$entrada</text:span></text:span><text:span text:style-name="Source_20_Text"><text:span text:style-name="T596"> = </text:span></text:span><text:span text:style-name="Source_20_Text"><text:span text:style-name="T597">strtotime</text:span></text:span><text:span text:style-name="Source_20_Text"><text:span text:style-name="T596">(</text:span></text:span><text:span text:style-name="Source_20_Text"><text:span text:style-name="T598">'2024-08-01 23:30'</text:span></text:span><text:span text:style-name="Source_20_Text"><text:span text:style-name="T596">);<text:line-break/></text:span></text:span><text:span text:style-name="T599">$saida</text:span><text:span text:style-name="T600">   = </text:span><text:span text:style-name="T601">strtotime</text:span><text:span text:style-name="T600">(</text:span><text:span text:style-name="T602">'2024-08-02 11:15'</text:span><text:span text:style-name="T600">);<text:line-break/></text:span><text:span text:style-name="T599">$diferenca</text:span><text:span text:style-name="T600"> = </text:span><text:span text:style-name="T599">$saida</text:span><text:span text:style-name="T600"> - </text:span><text:span text:style-name="T599">$entrada</text:span><text:span text:style-name="T600">;<text:line-break/></text:span><text:span text:style-name="T601">printf</text:span><text:span text:style-name="T600">(</text:span><text:span text:style-name="T602">'%d:%d'</text:span><text:span text:style-name="T600">, </text:span><text:span text:style-name="T599">$diferenca</text:span><text:span text:style-name="T600"> / </text:span><text:span text:style-name="T603">3600</text:span><text:span text:style-name="T600">, </text:span><text:span text:style-name="T599">$diferenca</text:span><text:span text:style-name="T600"> / </text:span><text:span text:style-name="T603">60</text:span><text:span text:style-name="T600"> % </text:span><text:span text:style-name="T603">60</text:span><text:span text:style-name="T600">);</text:span></text:p>
        </text:list-item>
        <text:list-item>
          <text:p text:style-name="P189"><text:span text:style-name="Source_20_Text"><text:span text:style-name="T604">json_encode()</text:span></text:span><text:span text:style-name="Source_20_Text"><text:span text:style-name="T594"> converte uma estrutura de dados (arrays ou objetos) em uma string JSON.</text:span></text:span></text:p>
        </text:list-item>
        <text:list-item>
          <text:p text:style-name="P189"><text:span text:style-name="Source_20_Text"><text:span text:style-name="T604">json_decode()</text:span></text:span><text:span text:style-name="Source_20_Text"><text:span text:style-name="T594"> converte uma string JSON para uma estrutura de dados (array ou objeto).<text:line-break/>O 2º parâmetro é opcional, </text:span></text:span><text:span text:style-name="Source_20_Text"><text:span text:style-name="T605">s</text:span></text:span><text:span text:style-name="Source_20_Text"><text:span text:style-name="T594">e </text:span></text:span><text:span text:style-name="Source_20_Text"><text:span text:style-name="T606">true</text:span></text:span><text:span text:style-name="Source_20_Text"><text:span text:style-name="T594">, retorna </text:span></text:span><text:span text:style-name="Source_20_Text"><text:span text:style-name="T607">arrays associativos</text:span></text:span><text:span text:style-name="Source_20_Text"><text:span text:style-name="T594">; se </text:span></text:span><text:span text:style-name="Source_20_Text"><text:span text:style-name="T606">false</text:span></text:span><text:span text:style-name="Source_20_Text"><text:span text:style-name="T594"> (padrão), retorna objetos. </text:span></text:span></text:p>
        </text:list-item>
        <text:list-item>
          <text:p text:style-name="P189"><text:span text:style-name="Source_20_Text"/></text:p>
        </text:list-item>
      </text:list>
      <text:h text:style-name="P28" text:outline-level="1">Aula 18 e 19 – Vetores e Matrizes <text:span text:style-name="T608">(arrays)</text:span></text:h>
      <text:p text:style-name="P190"/>
      <text:p text:style-name="P191"><text:span text:style-name="Source_20_Text"><text:span text:style-name="T609">O </text:span></text:span><text:span text:style-name="Source_20_Text"><text:span text:style-name="T610">índice</text:span></text:span><text:span text:style-name="Source_20_Text"><text:span text:style-name="T609"> de variáveis composta começa em </text:span></text:span><text:span text:style-name="Source_20_Text"><text:span text:style-name="T611">zero</text:span></text:span><text:span text:style-name="Source_20_Text"><text:span text:style-name="T609"> (0).</text:span></text:span></text:p>
      <text:p text:style-name="P192"><text:span text:style-name="Source_20_Text"><text:span text:style-name="T609">No PHP:</text:span></text:span></text:p>
      <text:list text:style-name="L15">
        <text:list-item>
          <text:p text:style-name="P193"><text:span text:style-name="Source_20_Text"><text:span text:style-name="T459">não </text:span></text:span><text:span text:style-name="Source_20_Text"><text:span text:style-name="T612">é obrigatório a </text:span></text:span><text:span text:style-name="Source_20_Text"><text:span text:style-name="T459">declaração do tipo da variável, sejam elas simples ou compostas </text:span></text:span><text:span text:style-name="Source_20_Text"><text:span text:style-name="T613">(vetores)</text:span></text:span><text:span text:style-name="Source_20_Text"><text:span text:style-name="T459"> </text:span></text:span><text:span text:style-name="Source_20_Text"><text:span text:style-name="T458">pois a linguagem é din</text:span></text:span><text:span text:style-name="Source_20_Text"><text:span text:style-name="T612">a</text:span></text:span><text:span text:style-name="Source_20_Text"><text:span text:style-name="T458">mica</text:span></text:span><text:span text:style-name="Source_20_Text"><text:span text:style-name="T614">mente tipada</text:span></text:span><text:span text:style-name="Source_20_Text"><text:span text:style-name="T458">.</text:span></text:span></text:p>
        </text:list-item>
        <text:list-item>
          <text:p text:style-name="P193"><text:span text:style-name="Source_20_Text"><text:span text:style-name="T459">os </text:span></text:span><text:span text:style-name="Source_20_Text"><text:span text:style-name="T463">vetores são dinâmicos</text:span></text:span><text:span text:style-name="Source_20_Text"><text:span text:style-name="T459">, ou seja, alocam apenas o espaço de memória necessário para abrigar os dados pois um novo índice é criado a cada nova variável, portanto </text:span></text:span><text:span text:style-name="Source_20_Text"><text:span text:style-name="T463">não há necessidade de declarar o tamanho do vetor</text:span></text:span><text:span text:style-name="Source_20_Text"><text:span text:style-name="T459">, </text:span></text:span><text:span text:style-name="Source_20_Text"><text:span text:style-name="T615">diferente do Java</text:span></text:span><text:span text:style-name="Source_20_Text"><text:span text:style-name="T459">.</text:span></text:span></text:p>
        </text:list-item>
        <text:list-item>
          <text:p text:style-name="P193"><text:span text:style-name="Source_20_Text"><text:span text:style-name="T459">as variáveis compostas são </text:span></text:span><text:span text:style-name="Source_20_Text"><text:span text:style-name="T616">heterogêneas</text:span></text:span><text:span text:style-name="Source_20_Text"><text:span text:style-name="T459">, isto é, um mesmo vetor aceita tipos diferentes de variáveis.</text:span></text:span></text:p>
        </text:list-item>
        <text:list-item>
          <text:p text:style-name="P193"><text:span text:style-name="Source_20_Text"><text:span text:style-name="T459">O tipo </text:span></text:span><text:span text:style-name="Source_20_Text"><text:span text:style-name="T617">array</text:span></text:span><text:span text:style-name="Source_20_Text"><text:span text:style-name="T459"> é um tipo composto extremamente flexível e pode ser considerado um </text:span></text:span><text:span text:style-name="Source_20_Text"><text:span text:style-name="T617">HashMap</text:span></text:span><text:span text:style-name="Source_20_Text"><text:span text:style-name="T459"> e também é um tipo </text:span></text:span><text:span text:style-name="Source_20_Text"><text:span text:style-name="T617">iterable</text:span></text:span><text:span text:style-name="Source_20_Text"><text:span text:style-name="T459"> <text:line-break/></text:span></text:span></text:p>
        </text:list-item>
      </text:list>
      <text:p text:style-name="P194"><text:span text:style-name="Source_20_Text"><text:span text:style-name="T609">$</text:span></text:span><text:span text:style-name="Source_20_Text"><text:span text:style-name="T618">vetor[] = 7;</text:span></text:span><text:span text:style-name="Source_20_Text"><text:span text:style-name="T609"><text:tab/>cria uma nova posição, </text:span></text:span><text:span text:style-name="Source_20_Text"><text:span text:style-name="T611">no final do vetor</text:span></text:span><text:span text:style-name="Source_20_Text"><text:span text:style-name="T609">, com o valor 7.</text:span></text:span></text:p>
      <text:p text:style-name="P195"><text:span text:style-name="Source_20_Text"><text:span text:style-name="T459">A função </text:span></text:span><text:span text:style-name="T619">count</text:span><text:span text:style-name="T620">()</text:span><text:span text:style-name="T621"> </text:span><text:span text:style-name="Source_20_Text"><text:span text:style-name="T459">calcula a quantidade de elementos.</text:span></text:span></text:p>
      <text:h text:style-name="P196" text:outline-level="3"><text:span text:style-name="T622">Criando vetores:</text:span><text:span text:style-name="Source_20_Text"><text:span text:style-name="T459"> utilize a palavra reservada </text:span></text:span><text:span text:style-name="Source_20_Text"><text:span text:style-name="T623">array</text:span></text:span><text:span text:style-name="Source_20_Text"><text:span text:style-name="T624">()</text:span></text:span></text:h>
      <text:p text:style-name="P197"><draw:frame draw:style-name="fr2" draw:name="Figura28" text:anchor-type="as-char" svg:width="9.705cm" svg:height="5.08cm" draw:z-index="34"><draw:image xlink:href="Pictures/10000001000001F100000101DF838B23.png" xlink:type="simple" xlink:show="embed" xlink:actuate="onLoad" draw:mime-type="image/png"/></draw:frame></text:p>
      <text:p text:style-name="P197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198"><text:span text:style-name="T625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span></text:p>
      <text:p text:style-name="P199"/>
      <text:p text:style-name="P197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626">Não confundir com </text:span><text:span text:style-name="T627">função flecha</text:span><text:span text:style-name="T626"> do Javascript</text:span></text:p>
      <text:p text:style-name="P200"><text:span text:style-name="T628">Iteração</text:span><text:span text:style-name="T177"> foreach()</text:span><text:span text:style-name="T629">{}</text:span>: <text:span text:style-name="T630">percorre todos os elementos do vetor. Exemplo:</text:span></text:p>
      <text:p text:style-name="P201"><text:span text:style-name="T631">foreach</text:span><text:span text:style-name="T632"> (</text:span><text:span text:style-name="T633">$c</text:span><text:span text:style-name="T632"> as </text:span><text:span text:style-name="T633">$valor</text:span><text:span text:style-name="T632">) { </text:span><text:span text:style-name="T634">//"Para cada elemento do vetor </text:span><text:span text:style-name="T635">$c</text:span><text:span text:style-name="T634"><text:tab/><text:line-break/>tratado como </text:span><text:span text:style-name="T635">$valor</text:span><text:span text:style-name="T634">, faça:"</text:span></text:p>
      <text:p text:style-name="P202"><text:span text:style-name="T634"><text:line-break/></text:span><text:span text:style-name="T636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03">Explicando o foreach:<text:span text:style-name="T637">“Para cada elemento do vetor </text:span><text:span text:style-name="T638">`$cad`</text:span><text:span text:style-name="T637">, nomeado como </text:span><text:span text:style-name="T638">`$campo`</text:span><text:span text:style-name="T637">, associado ao conteúdo </text:span><text:span text:style-name="T638">`$valor`</text:span><text:span text:style-name="T637">, </text:span><text:span text:style-name="T639">faça</text:span><text:span text:style-name="T637">…”</text:span></text:p>
      <text:p text:style-name="P204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640">Tecnicamente, não existem matrizes dentro do PHP, mas dá para contornar isso, trabalhando com vetores dentro de vetores. </text:span><text:span text:style-name="T641">(arrays multidimensionais)</text:span></text:p>
      <text:p text:style-name="P205"><text:span text:style-name="T642">Funç</text:span><text:span text:style-name="T643">ões</text:span><text:span text:style-name="T642"> para </text:span><text:span text:style-name="T644">ordenação de valores:</text:span></text:p>
      <text:p text:style-name="P206"><text:span text:style-name="T575">sort</text:span><text:span text:style-name="T576">(</text:span><text:span text:style-name="T578">$</text:span><text:span text:style-name="T645">arr</text:span><text:span text:style-name="T646">Dados</text:span><text:span text:style-name="T576">);</text:span> <text:span text:style-name="T640">ordena crescente o vetor e, consequentemente, </text:span><text:span text:style-name="T647">troca</text:span><text:span text:style-name="T648"> os índices dos valores.</text:span></text:p>
      <text:p text:style-name="P206"><text:span text:style-name="T649">rsort</text:span><text:span text:style-name="T650">(</text:span><text:span text:style-name="T651">$</text:span><text:span text:style-name="T645">arr</text:span><text:span text:style-name="T646">Dados</text:span><text:span text:style-name="T650">);</text:span><text:span text:style-name="T652"> </text:span><text:span text:style-name="T648">ordena decrescente o vetor, ou seja, de forma </text:span><text:span text:style-name="T653">r</text:span><text:span text:style-name="T654">eversa.</text:span></text:p>
      <text:p text:style-name="P206"><text:span text:style-name="T649">a</text:span><text:span text:style-name="T655">sort</text:span><text:span text:style-name="T656">(</text:span><text:span text:style-name="T657">$</text:span><text:span text:style-name="T645">arr</text:span><text:span text:style-name="T646">Dados</text:span><text:span text:style-name="T656">);</text:span><text:span text:style-name="T640"> ordena de forma crescente e</text:span><text:span text:style-name="T658"> </text:span><text:span text:style-name="T659">mantém a </text:span><text:span text:style-name="T660">a</text:span><text:span text:style-name="T659">ssociação</text:span><text:span text:style-name="T658"> de chave:valor</text:span><text:span text:style-name="T640">.</text:span></text:p>
      <text:p text:style-name="P206"><text:span text:style-name="T649">a</text:span><text:span text:style-name="T575">rsort</text:span><text:span text:style-name="T576">(</text:span><text:span text:style-name="T578">$</text:span><text:span text:style-name="T645">arr</text:span><text:span text:style-name="T646">Dados</text:span><text:span text:style-name="T576">);</text:span> <text:span text:style-name="T640">ordena de forma </text:span><text:span text:style-name="T661">r</text:span><text:span text:style-name="T640">eversa e </text:span><text:span text:style-name="T662">a</text:span><text:span text:style-name="T648">ssociativa(decrescente).</text:span></text:p>
      <text:p text:style-name="P207"><text:span text:style-name="T649">k</text:span><text:span text:style-name="T655">sort</text:span><text:span text:style-name="T656">(</text:span><text:span text:style-name="T657">$</text:span><text:span text:style-name="T645">arr</text:span><text:span text:style-name="T646">Dados</text:span><text:span text:style-name="T656">);</text:span><text:span text:style-name="T640"> ordena de forma crescente </text:span><text:span text:style-name="T663">pelo índice/chaves/</text:span><text:span text:style-name="T660">k</text:span><text:span text:style-name="T664">eys</text:span><text:span text:style-name="T640">.</text:span></text:p>
      <text:p text:style-name="P208"><text:span text:style-name="T649">k</text:span><text:span text:style-name="T665">r</text:span><text:span text:style-name="T655">sort</text:span><text:span text:style-name="T656">(</text:span><text:span text:style-name="T657">$</text:span><text:span text:style-name="T645">arr</text:span><text:span text:style-name="T646">Dados</text:span><text:span text:style-name="T656">);</text:span><text:span text:style-name="T666"> ordena </text:span><text:span text:style-name="T667">de maneira </text:span><text:span text:style-name="T668">r</text:span><text:span text:style-name="T667">eversa</text:span><text:span text:style-name="T669"> </text:span><text:span text:style-name="T667">e </text:span><text:span text:style-name="T670">através das </text:span><text:span text:style-name="T671">k</text:span><text:span text:style-name="T667">eys.</text:span></text:p>
      <text:p text:style-name="P209"><text:span text:style-name="T672">u</text:span><text:span text:style-name="T673">sort</text:span><text:span text:style-name="T674">(</text:span><text:span text:style-name="T675">$</text:span><text:span text:style-name="T676">arrDados</text:span><text:span text:style-name="T675">, ‘</text:span><text:span text:style-name="T677">callback’</text:span><text:span text:style-name="T674">);</text:span><text:span text:style-name="T678"> </text:span><text:span text:style-name="T679">o</text:span><text:span text:style-name="T678">rdena pelos valores utilizando </text:span><text:span text:style-name="T680">callback</text:span><text:span text:style-name="T678"> de comparação definida pelo </text:span><text:span text:style-name="T681">u</text:span><text:span text:style-name="T678">suário.</text:span></text:p>
      <text:p text:style-name="P209"><text:span text:style-name="T672">u</text:span><text:span text:style-name="T682">k</text:span><text:span text:style-name="T673">sort</text:span><text:span text:style-name="T674">(</text:span><text:span text:style-name="T675">$</text:span><text:span text:style-name="T676">arrDados</text:span><text:span text:style-name="T675">, ‘</text:span><text:span text:style-name="T677">callback’</text:span><text:span text:style-name="T674">);</text:span><text:span text:style-name="T683"> Ordena </text:span><text:span text:style-name="T684">os í</text:span><text:span text:style-name="T683">ndices, </text:span><text:span text:style-name="T685">mantendo os valores associados</text:span><text:span text:style-name="T683">. </text:span></text:p>
      <text:p text:style-name="P210"/>
      <text:p text:style-name="P211"><draw:frame draw:style-name="fr4" draw:name="Figura37" text:anchor-type="paragraph" svg:x="8.992cm" svg:y="0.132cm" svg:width="8.615cm" svg:height="3.618cm" draw:z-index="31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30"><draw:image xlink:href="Pictures/1000000000000241000000FACE342D8F.jpg" xlink:type="simple" xlink:show="embed" xlink:actuate="onLoad" draw:mime-type="image/jpeg"/></draw:frame></text:p>
      <text:p text:style-name="P212"/>
      <text:p text:style-name="P212"/>
      <text:p text:style-name="P212"/>
      <text:p text:style-name="P212"/>
      <text:p text:style-name="P212"/>
      <text:p text:style-name="P212"><text:line-break/></text:p>
      <text:p text:style-name="P213">Na Ordenação Associativa, <text:span text:style-name="T77">altera a ordem dos índices</text:span><text:span text:style-name="T686">, </text:span><text:span text:style-name="T687">mantendo-os em</text:span><text:span text:style-name="T77"> suas chaves</text:span>.</text:p>
      <text:p text:style-name="P214"><draw:frame draw:style-name="fr4" draw:name="Figura38" text:anchor-type="paragraph" svg:x="0.106cm" svg:y="0.111cm" svg:width="8.497cm" svg:height="3.563cm" draw:z-index="32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33"><draw:image xlink:href="Pictures/1000000000000247000000F9F355F885.jpg" xlink:type="simple" xlink:show="embed" xlink:actuate="onLoad" draw:mime-type="image/jpeg"/></draw:frame></text:p>
      <text:p text:style-name="P214"/>
      <text:p text:style-name="P215"/>
      <text:p text:style-name="P216"/>
      <text:p text:style-name="P216"/>
      <text:p text:style-name="P216"/>
      <text:p text:style-name="P216"/>
      <text:p text:style-name="P216"/>
      <text:p text:style-name="P216"/>
      <text:p text:style-name="P217">Funções para <text:span text:style-name="T49">verificação de arrays</text:span>:</text:p>
      <text:list text:style-name="L16">
        <text:list-item>
          <text:p text:style-name="P218"><text:span text:style-name="Strong_20_Emphasis"><text:span text:style-name="T688">array_key_exists</text:span></text:span><text:span text:style-name="Strong_20_Emphasis"><text:span text:style-name="T689">()</text:span></text:span><text:span text:style-name="T690">: verifica se a chave existe</text:span></text:p>
        </text:list-item>
        <text:list-item>
          <text:p text:style-name="P218"><text:span text:style-name="Strong_20_Emphasis"><text:span text:style-name="T688">isset</text:span></text:span><text:span text:style-name="Strong_20_Emphasis"><text:span text:style-name="T689">()</text:span></text:span><text:span text:style-name="T690">: verifica se a chave existe e não é nula</text:span></text:p>
        </text:list-item>
        <text:list-item>
          <text:p text:style-name="P218"><text:span text:style-name="Strong_20_Emphasis"><text:span text:style-name="T688">in_array</text:span></text:span><text:span text:style-name="Strong_20_Emphasis"><text:span text:style-name="T689">()</text:span></text:span><text:span text:style-name="T690">: verifica se o valor existe</text:span></text:p>
        </text:list-item>
        <text:list-item>
          <text:p text:style-name="P218"><text:span text:style-name="Strong_20_Emphasis"><text:span text:style-name="T688">array_search</text:span></text:span><text:span text:style-name="Strong_20_Emphasis"><text:span text:style-name="T689">()</text:span></text:span><text:span text:style-name="T690">: retorna a chave de um valor</text:span></text:p>
        </text:list-item>
      </text:list>
      <text:p text:style-name="P219"><text:span text:style-name="T691">Funções para </text:span><text:span text:style-name="T692">gerenciamento</text:span><text:span text:style-name="T691"> de arrays:</text:span></text:p>
      <text:p text:style-name="P220"><text:span text:style-name="T693">$vetor</text:span><text:span text:style-name="T694">[] = </text:span><text:span text:style-name="T695">7</text:span><text:span text:style-name="T694">;             <text:tab/><text:tab/><text:tab/><text:tab/><text:tab/><text:tab/></text:span><text:span text:style-name="T696"><text:tab/><text:tab/><text:tab/></text:span></text:p>
      <text:p text:style-name="P221"><text:span text:style-name="T697">array_push</text:span><text:span text:style-name="T698">(</text:span><text:span text:style-name="T699">$vetor</text:span><text:span text:style-name="T698">, </text:span><text:span text:style-name="T700">7</text:span><text:span text:style-name="T698">);    </text:span><text:span text:style-name="T701">//adiciona elemento no final<text:tab/><text:tab/><text:tab/></text:span></text:p>
      <text:p text:style-name="P221"><text:span text:style-name="T697">array_unshift</text:span><text:span text:style-name="T698">(</text:span><text:span text:style-name="T699">$vetor</text:span><text:span text:style-name="T698">, </text:span><text:span text:style-name="T700">7</text:span><text:span text:style-name="T698">); </text:span><text:span text:style-name="T701">//adiciona elemento no início<text:tab/><text:tab/><text:tab/></text:span></text:p>
      <text:p text:style-name="P221"><text:span text:style-name="T697">array_shift</text:span><text:span text:style-name="T698">(</text:span><text:span text:style-name="T699">$vetor</text:span><text:span text:style-name="T698">);      </text:span><text:span text:style-name="T701">//elimina elemento no início<text:tab/><text:tab/><text:tab/></text:span></text:p>
      <text:p text:style-name="P221"><text:span text:style-name="T697">array_pop</text:span><text:span text:style-name="T698">(</text:span><text:span text:style-name="T699">$vetor</text:span><text:span text:style-name="T698">);        </text:span><text:span text:style-name="T701">//elimina elemento no final<text:tab/><text:tab/><text:tab/><text:tab/></text:span></text:p>
      <text:p text:style-name="P221"><text:span text:style-name="T697">unset</text:span><text:span text:style-name="T698">(</text:span><text:span text:style-name="T699">$vetor</text:span><text:span text:style-name="T698">[</text:span><text:span text:style-name="T700">1</text:span><text:span text:style-name="T698">]);         </text:span><text:span text:style-name="T701">//elimina elemento no índice especificado<text:tab/></text:span></text:p>
      <text:p text:style-name="P222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17"/>
      <text:p text:style-name="P223">Funções para <text:span text:style-name="T702">manipulação</text:span><text:span text:style-name="T49"> de arrays</text:span>:</text:p>
      <text:list text:continue-numbering="true" text:style-name="L16">
        <text:list-item>
          <text:p text:style-name="P224"><text:span text:style-name="T703">array_diff</text:span><text:span text:style-name="T704">()</text:span><text:span text:style-name="T690">: </text:span><text:span text:style-name="Strong_20_Emphasis"><text:span text:style-name="T4">retorna os valores do primeiro array que não existem nos outros arrays</text:span></text:span><text:span text:style-name="T705">, porém leva em consideração </text:span><text:span text:style-name="T706">somente o valor</text:span><text:span text:style-name="T705"> (e não as chaves)</text:span></text:p>
        </text:list-item>
        <text:list-item>
          <text:p text:style-name="P224"><text:span text:style-name="T703">array_diff_assoc</text:span><text:span text:style-name="T704">()</text:span><text:span text:style-name="T690">: </text:span><text:span text:style-name="Strong_20_Emphasis"><text:span text:style-name="T705">retorna os valores do primeiro array que não existem nos outros arrays</text:span></text:span><text:span text:style-name="T705">, considerando </text:span><text:span text:style-name="T706">tanto chave quanto valor</text:span></text:p>
        </text:list-item>
        <text:list-item>
          <text:p text:style-name="P224"><text:span text:style-name="Strong_20_Emphasis"><text:span text:style-name="T703">array_keys</text:span></text:span><text:span text:style-name="Strong_20_Emphasis"><text:span text:style-name="T704">()</text:span></text:span><text:span text:style-name="Strong_20_Emphasis"><text:span text:style-name="T707">: </text:span></text:span><text:span text:style-name="Strong_20_Emphasis"><text:span text:style-name="T708">r</text:span></text:span><text:span text:style-name="Strong_20_Emphasis"><text:span text:style-name="T707">etorna todas as chaves ou, </text:span></text:span><text:span text:style-name="Strong_20_Emphasis"><text:span text:style-name="T709">se aplicado o parâmetro de filtro,</text:span></text:span><text:span text:style-name="Strong_20_Emphasis"><text:span text:style-name="T707"> uma parte das chaves de um array</text:span></text:span></text:p>
        </text:list-item>
        <text:list-item>
          <text:p text:style-name="P225"><text:span text:style-name="Strong_20_Emphasis"><text:span text:style-name="T703">array_combine</text:span></text:span><text:span text:style-name="Strong_20_Emphasis"><text:span text:style-name="T704">()</text:span></text:span><text:span text:style-name="Strong_20_Emphasis"><text:span text:style-name="T709">: cria um array usando um array para as chaves e outro array para os valores</text:span></text:span></text:p>
        </text:list-item>
        <text:list-item>
          <text:p text:style-name="P226"><text:span text:style-name="Strong_20_Emphasis"><text:span text:style-name="T703">array_values</text:span></text:span><text:span text:style-name="Strong_20_Emphasis"><text:span text:style-name="T704">()</text:span></text:span><text:span text:style-name="Strong_20_Emphasis"><text:span text:style-name="T709">: retorna todos os valores de um array e indexa o array numericamente</text:span></text:span></text:p>
        </text:list-item>
        <text:list-item>
          <text:p text:style-name="P226"><text:span text:style-name="Strong_20_Emphasis"><text:span text:style-name="T703">array_flip</text:span></text:span><text:span text:style-name="Strong_20_Emphasis"><text:span text:style-name="T704">()</text:span></text:span><text:span text:style-name="Strong_20_Emphasis"><text:span text:style-name="T709">: troca as chaves com os seus valores</text:span></text:span></text:p>
        </text:list-item>
        <text:list-item>
          <text:p text:style-name="P227"><text:span text:style-name="Strong_20_Emphasis"><text:span text:style-name="T703">array_merge</text:span></text:span><text:span text:style-name="Strong_20_Emphasis"><text:span text:style-name="T704">()</text:span></text:span><text:span text:style-name="Strong_20_Emphasis"><text:span text:style-name="T710">: funde arrays, increment</text:span></text:span><text:span text:style-name="Strong_20_Emphasis"><text:span text:style-name="T711">ando ou sobrescrevendo valores. Tem 2 comportamentos:</text:span></text:span></text:p>
          <text:list>
            <text:list-item>
              <text:p text:style-name="P227"><text:span text:style-name="Strong_20_Emphasis"><text:span text:style-name="T711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27"><text:span text:style-name="Strong_20_Emphasis"><text:span text:style-name="T711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28"><text:span text:style-name="Strong_20_Emphasis"><text:span text:style-name="T703">list()</text:span></text:span><text:span text:style-name="Strong_20_Emphasis"><text:span text:style-name="T712">: atribui uma lista de variáveis em uma única operação. </text:span></text:span><text:span text:style-name="Strong_20_Emphasis"><text:span text:style-name="T713">Exemplo:<text:line-break/></text:span></text:span><text:span text:style-name="Strong_20_Emphasis"><text:span text:style-name="T714">$result</text:span></text:span><text:span text:style-name="Strong_20_Emphasis"><text:span text:style-name="T715"> = </text:span></text:span><text:span text:style-name="Strong_20_Emphasis"><text:span text:style-name="T714">$pdo</text:span></text:span><text:span text:style-name="Strong_20_Emphasis"><text:span text:style-name="T715">-&gt;</text:span></text:span><text:span text:style-name="Strong_20_Emphasis"><text:span text:style-name="T716">query</text:span></text:span><text:span text:style-name="Strong_20_Emphasis"><text:span text:style-name="T715">(</text:span></text:span><text:span text:style-name="Strong_20_Emphasis"><text:span text:style-name="T717">"</text:span></text:span><text:span text:style-name="Strong_20_Emphasis"><text:span text:style-name="T718">SELECT</text:span></text:span><text:span text:style-name="Strong_20_Emphasis"><text:span text:style-name="T717"> id, </text:span></text:span><text:span text:style-name="Strong_20_Emphasis"><text:span text:style-name="T718">name</text:span></text:span><text:span text:style-name="Strong_20_Emphasis"><text:span text:style-name="T717"> </text:span></text:span><text:span text:style-name="Strong_20_Emphasis"><text:span text:style-name="T718">FROM</text:span></text:span><text:span text:style-name="Strong_20_Emphasis"><text:span text:style-name="T717"> employees"</text:span></text:span><text:span text:style-name="Strong_20_Emphasis"><text:span text:style-name="T715">);<text:line-break/></text:span></text:span><text:span text:style-name="T380">list</text:span><text:span text:style-name="T272">(</text:span><text:span text:style-name="T270">$id</text:span><text:span text:style-name="T272">, </text:span><text:span text:style-name="T270">$name</text:span><text:span text:style-name="T272">) = </text:span><text:span text:style-name="T270">$result</text:span><text:span text:style-name="T272">→f</text:span><text:span text:style-name="T380">etch(</text:span><text:span text:style-name="T719">PD</text:span><text:span text:style-name="T720">O:</text:span><text:span text:style-name="T272">:FETCH_NUM);<text:line-break/></text:span><text:span text:style-name="Strong_20_Emphasis"><text:span text:style-name="T721">A partir do PHP 7.1, é possível usar a sintaxe mais resumida para </text:span></text:span><text:span text:style-name="Strong_20_Emphasis"><text:span text:style-name="T722">atribuição por array desestruturado</text:span></text:span><text:span text:style-name="Strong_20_Emphasis"><text:span text:style-name="T721">: </text:span></text:span><text:span text:style-name="Strong_20_Emphasis"><text:span text:style-name="T723">[</text:span></text:span><text:span text:style-name="Strong_20_Emphasis"><text:span text:style-name="T724">$id</text:span></text:span><text:span text:style-name="Strong_20_Emphasis"><text:span text:style-name="T723">, </text:span></text:span><text:span text:style-name="Strong_20_Emphasis"><text:span text:style-name="T724">$name</text:span></text:span><text:span text:style-name="Strong_20_Emphasis"><text:span text:style-name="T723">] = </text:span></text:span><text:span text:style-name="Strong_20_Emphasis"><text:span text:style-name="T724">$result</text:span></text:span><text:span text:style-name="Strong_20_Emphasis"><text:span text:style-name="T723">→f</text:span></text:span><text:span text:style-name="Strong_20_Emphasis"><text:span text:style-name="T725">etch(</text:span></text:span><text:span text:style-name="Strong_20_Emphasis"><text:span text:style-name="T726">PDO:</text:span></text:span><text:span text:style-name="Strong_20_Emphasis"><text:span text:style-name="T723">:FETCH_NUM);<text:line-break/></text:span></text:span></text:p>
        </text:list-item>
        <text:list-item>
          <text:p text:style-name="P229"><text:span text:style-name="Strong_20_Emphasis"><text:span text:style-name="T688">extract</text:span></text:span><text:span text:style-name="Strong_20_Emphasis"><text:span text:style-name="T727">()</text:span></text:span><text:span text:style-name="Strong_20_Emphasis"><text:span text:style-name="T712">: Cria variáveis a partir de um array associativo, </text:span></text:span><text:span text:style-name="Strong_20_Emphasis"><text:span text:style-name="T728">tranformando </text:span></text:span><text:span text:style-name="Strong_20_Emphasis"><text:span text:style-name="T712">as chaves do array em variáveis e atribui os valores correspondentes.</text:span></text:span></text:p>
        </text:list-item>
        <text:list-item>
          <text:p text:style-name="P229"><text:span text:style-name="Strong_20_Emphasis"><text:span text:style-name="T688">compact</text:span></text:span><text:span text:style-name="Strong_20_Emphasis"><text:span text:style-name="T727">()</text:span></text:span><text:span text:style-name="Strong_20_Emphasis"><text:span text:style-name="T712">: Cria um array associativo a partir de variáveis, pegando variáveis e formando um array com seus nomes como chaves.</text:span></text:span></text:p>
        </text:list-item>
      </text:list>
      <text:p text:style-name="P230"><text:span text:style-name="Strong_20_Emphasis"><text:span text:style-name="T713"/></text:span></text:p>
      <text:h text:style-name="P231" text:outline-level="1">Objetos</text:h>
      <text:p text:style-name="P146"><text:span text:style-name="T729">P</text:span><text:span text:style-name="T730">ode ser criado normalmente como resultado de um type cast a partir de um array. Transformando as chaves do array em nomes de propriedades. Este tipo de cast vai resultar em um tipo </text:span><text:span text:style-name="Source_20_Text"><text:span text:style-name="T372">object(stdClass)</text:span></text:span><text:span text:style-name="T730">. </text:span></text:p>
      <text:p text:style-name="P232"><text:span text:style-name="T209">$obj</text:span><text:span text:style-name="T207"> = (</text:span><text:span text:style-name="T206">object</text:span><text:span text:style-name="T207">) [</text:span><text:span text:style-name="T379">'a'</text:span><text:span text:style-name="T207"> =&gt; </text:span><text:span text:style-name="T381">1</text:span><text:span text:style-name="T207">];<text:tab/></text:span></text:p>
      <text:p text:style-name="P233">// $obj é object(stdClass)<text:tab/></text:p>
      <text:p text:style-name="P233">// $obj-&gt;a é int(1)<text:tab/><text:tab/></text:p>
      <text:h text:style-name="P234" text:outline-level="1">S<text:span text:style-name="T731">paceship</text:span> Operator</text:h>
      <text:p text:style-name="P235"><text:span text:style-name="T732">I</text:span>ntroduzido na versão <text:span text:style-name="Strong_20_Emphasis">7.</text:span><text:span text:style-name="Strong_20_Emphasis"><text:span text:style-name="T731">0</text:span></text:span>, é representado por <text:span text:style-name="T187">&lt;=&gt;</text:span> para comparar dois valores e retornar:</text:p>
      <text:list text:style-name="L17">
        <text:list-item>
          <text:p text:style-name="P236"><text:span text:style-name="Source_20_Text">-1</text:span> se o lado esquerdo for menor que o lado direito</text:p>
        </text:list-item>
        <text:list-item>
          <text:p text:style-name="P236"><text:span text:style-name="T731">0</text:span> se ambos forem iguais</text:p>
        </text:list-item>
        <text:list-item>
          <text:p text:style-name="P236"><text:span text:style-name="Source_20_Text">1</text:span> se o lado esquerdo for maior que o lado direito </text:p>
        </text:list-item>
      </text:list>
      <text:p text:style-name="P237">Esse operador é útil para ordenações e comparações. <text:span text:style-name="T731">Exemplo:</text:span></text:p>
      <text:p text:style-name="P238"><text:span text:style-name="T733">$numeros</text:span><text:span text:style-name="T734"> = [</text:span><text:span text:style-name="T735">3</text:span><text:span text:style-name="T734">, </text:span><text:span text:style-name="T735">1</text:span><text:span text:style-name="T734">, </text:span><text:span text:style-name="T735">4</text:span><text:span text:style-name="T734">, </text:span><text:span text:style-name="T735">1</text:span><text:span text:style-name="T734">, </text:span><text:span text:style-name="T735">5</text:span><text:span text:style-name="T734">, </text:span><text:span text:style-name="T735">9</text:span><text:span text:style-name="T734">]</text:span><text:span text:style-name="T736">;<text:tab/><text:tab/><text:tab/><text:tab/><text:tab/><text:tab/><text:tab/><text:tab/><text:tab/><text:tab/></text:span></text:p>
      <text:p text:style-name="P239"><text:span text:style-name="T208">usort</text:span><text:span text:style-name="T207">(</text:span><text:span text:style-name="T209">$numeros</text:span><text:span text:style-name="T207">, </text:span><text:span text:style-name="T206">fn</text:span><text:span text:style-name="T207">(</text:span><text:span text:style-name="T209">$a</text:span><text:span text:style-name="T207">, </text:span><text:span text:style-name="T209">$b</text:span><text:span text:style-name="T207">) =&gt; </text:span><text:span text:style-name="T209">$a</text:span><text:span text:style-name="T207"> &lt;=&gt; </text:span><text:span text:style-name="T209">$b</text:span><text:span text:style-name="T207">); </text:span><text:span text:style-name="T210">// Ordena em ordem crescente<text:tab/></text:span></text:p>
      <text:p text:style-name="P240"><text:span text:style-name="T601">print_r</text:span><text:span text:style-name="T600">(</text:span><text:span text:style-name="T599">$numeros</text:span><text:span text:style-name="T600">); </text:span><text:span text:style-name="T737">// Saída: [1, </text:span><text:span text:style-name="T738">1, 3, 4, 5, 9]<text:tab/><text:tab/><text:tab/><text:tab/><text:tab/><text:tab/></text:span></text:p>
      <text:h text:style-name="P241" text:outline-level="1"><text:span text:style-name="T739">Spread/</text:span><text:span text:style-name="T740">unpacking</text:span><text:span text:style-name="T739"> Operator</text:span></text:h>
      <text:p text:style-name="P146"><text:span text:style-name="T732">I</text:span>ntroduzido na versão <text:span text:style-name="Strong_20_Emphasis">7.4</text:span>, é representado por três pontos <text:span text:style-name="Source_20_Text"><text:span text:style-name="T741">...</text:span></text:span> <text:s/>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<text:span text:style-name="T77">desempacotamento</text:span> e manipulação dinâmica de dados. </text:p>
      <text:list text:style-name="L18">
        <text:list-item>
          <text:p text:style-name="P242"><text:span text:style-name="T730">P</text:span><text:span text:style-name="T742">ermite </text:span><text:span text:style-name="T730">passar um </text:span><text:span text:style-name="T743">número variável de argumentos para</text:span><text:span text:style-name="T49"> funções</text:span>:</text:p>
        </text:list-item>
      </text:list>
      <text:p text:style-name="P132"><text:span text:style-name="T206">function</text:span><text:span text:style-name="T207"> </text:span><text:span text:style-name="T208">soma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, </text:span><text:span text:style-name="T206">int</text:span><text:span text:style-name="T207"> </text:span><text:span text:style-name="T209">$c</text:span><text:span text:style-name="T207">): </text:span><text:span text:style-name="T206">int</text:span><text:span text:style-name="T207"> {<text:tab/></text:span></text:p>
      <text:p text:style-name="P132"><text:span text:style-name="T378"><text:s text:c="2"/>return</text:span><text:span text:style-name="T207"> </text:span><text:span text:style-name="T209">$a</text:span><text:span text:style-name="T207"> + </text:span><text:span text:style-name="T209">$b</text:span><text:span text:style-name="T207"> + </text:span><text:span text:style-name="T209">$c</text:span><text:span text:style-name="T207">;<text:tab/><text:tab/><text:tab/><text:tab/><text:tab/></text:span></text:p>
      <text:p text:style-name="P133">}<text:tab/><text:tab/><text:tab/><text:tab/><text:tab/><text:tab/><text:tab/><text:tab/></text:p>
      <text:p text:style-name="P132"><text:span text:style-name="T209">$valores</text:span><text:span text:style-name="T207"> = [</text:span><text:span text:style-name="T381">1</text:span><text:span text:style-name="T207">, </text:span><text:span text:style-name="T381">2</text:span><text:span text:style-name="T207">, </text:span><text:span text:style-name="T381">3</text:span><text:span text:style-name="T207">];<text:tab/><text:tab/><text:tab/><text:tab/><text:tab/></text:span></text:p>
      <text:p text:style-name="P132"><text:span text:style-name="T208">echo</text:span><text:span text:style-name="T207"> </text:span><text:span text:style-name="T208">soma</text:span><text:span text:style-name="T207">(...</text:span><text:span text:style-name="T209">$valores</text:span><text:span text:style-name="T207">); </text:span><text:span text:style-name="T210">// Resultado: 6<text:tab/><text:tab/></text:span></text:p>
      <text:p text:style-name="P146"/>
      <text:list text:style-name="L19">
        <text:list-item>
          <text:p text:style-name="P243"><text:span text:style-name="T732">T</text:span>ambém pode ser usado para <text:span text:style-name="T744">desempacotar array</text:span><text:span text:style-name="T745"> emoutro array</text:span>:</text:p>
        </text:list-item>
      </text:list>
      <text:p text:style-name="P132"><text:span text:style-name="T209">$array1</text:span><text:span text:style-name="T207"> = [</text:span><text:span text:style-name="T381">1</text:span><text:span text:style-name="T207">, </text:span><text:span text:style-name="T381">2</text:span><text:span text:style-name="T207">, </text:span><text:span text:style-name="T381">3</text:span><text:span text:style-name="T207">];<text:tab/><text:tab/><text:tab/><text:tab/><text:tab/></text:span></text:p>
      <text:p text:style-name="P244"><text:span text:style-name="T270">$array2</text:span><text:span text:style-name="T272"> = [</text:span><text:span text:style-name="T273">4</text:span><text:span text:style-name="T272">, </text:span><text:span text:style-name="T273">5</text:span><text:span text:style-name="T272">, ...</text:span><text:span text:style-name="T270">$array1</text:span><text:span text:style-name="T272">, </text:span><text:span text:style-name="T273">6</text:span><text:span text:style-name="T272">];<text:tab/><text:tab/><text:tab/></text:span></text:p>
      <text:p text:style-name="P132"><text:span text:style-name="T208">print_r</text:span><text:span text:style-name="T207">(</text:span><text:span text:style-name="T209">$array2</text:span><text:span text:style-name="T207">);<text:tab/><text:tab/><text:tab/><text:tab/><text:tab/><text:tab/></text:span></text:p>
      <text:p text:style-name="P233">/* Resultado:<text:tab/><text:tab/><text:tab/><text:tab/><text:tab/><text:tab/></text:p>
      <text:p text:style-name="P233">Array<text:tab/>(<text:tab/><text:tab/><text:tab/><text:tab/><text:tab/><text:tab/><text:tab/></text:p>
      <text:p text:style-name="P233"><text:s text:c="2"/>[0] =&gt; 4<text:tab/><text:tab/><text:tab/><text:tab/><text:tab/><text:tab/><text:tab/></text:p>
      <text:p text:style-name="P233"><text:s text:c="2"/>[1] =&gt; 5<text:tab/><text:tab/><text:tab/><text:tab/><text:tab/><text:tab/><text:tab/></text:p>
      <text:p text:style-name="P233"><text:s text:c="2"/>[2] =&gt; 1<text:tab/><text:tab/><text:tab/><text:tab/><text:tab/><text:tab/><text:tab/></text:p>
      <text:p text:style-name="P233"><text:s text:c="2"/>[3] =&gt; 2<text:tab/><text:tab/><text:tab/><text:tab/><text:tab/><text:tab/><text:tab/></text:p>
      <text:p text:style-name="P233"><text:s text:c="2"/>[4] =&gt; 3<text:tab/><text:tab/><text:tab/><text:tab/><text:tab/><text:tab/><text:tab/></text:p>
      <text:p text:style-name="P233"><text:s text:c="2"/>[5] =&gt; 6<text:tab/><text:tab/><text:tab/><text:tab/><text:tab/><text:tab/><text:tab/></text:p>
      <text:p text:style-name="P233">) */<text:tab/><text:tab/><text:tab/><text:tab/><text:tab/><text:tab/><text:tab/><text:tab/></text:p>
      <text:p text:style-name="P146"/>
      <text:h text:style-name="P28" text:outline-level="1">Variáveis de Sessão</text:h>
      <text:p text:style-name="P245"/>
      <text:p text:style-name="P246"><text:span text:style-name="T746">A</text:span><text:span text:style-name="T192"> variável superglobal </text:span><text:span text:style-name="T247">$_SESSION</text:span><text:span text:style-name="T192"> é um array associativo que contém variáveis de sessão que ficam disponíveis para o script atual e para as próximas páginas acessadas por um usuário.</text:span></text:p>
      <text:p text:style-name="P247"/>
      <text:p text:style-name="P247"><text:span text:style-name="T77">Aplicação</text:span>: armazenar variável que se mantenha durante o acesso de várias páginas de um site.</text:p>
      <text:p text:style-name="P247"/>
      <text:p text:style-name="P248"><text:span text:style-name="T746">A</text:span><text:span text:style-name="T192">s variáveis de sessão correspondem a um dos possíveis itens das chamadas </text:span><text:span text:style-name="T747">variáveis superglobais</text:span><text:span text:style-name="T192">.</text:span></text:p>
      <text:p text:style-name="P248"><text:span text:style-name="T192"/></text:p>
      <text:p text:style-name="P248"><text:span text:style-name="T192"/></text:p>
      <text:h text:style-name="P249" text:outline-level="1">Variáveis <text:span text:style-name="T748">Superglobais</text:span></text:h>
      <text:h text:style-name="P249" text:outline-level="1"><text:span text:style-name="T192"><text:line-break/></text:span><text:span text:style-name="T746">S</text:span><text:span text:style-name="T749">ão var</text:span><text:span text:style-name="T192">iáveis pré-definidas, promovidas pelo ambiente PHP, acessíveis em quaisquer pontos de aplicação, estruturadas em arrays associativos:</text:span></text:h>
      <text:list text:style-name="L20">
        <text:list-item>
          <text:p text:style-name="P250">$GLOBALS</text:p>
        </text:list-item>
        <text:list-item>
          <text:p text:style-name="P250">$_SERVER</text:p>
        </text:list-item>
        <text:list-item>
          <text:p text:style-name="P250">$_GET</text:p>
        </text:list-item>
        <text:list-item>
          <text:p text:style-name="P250">$_POST</text:p>
        </text:list-item>
        <text:list-item>
          <text:p text:style-name="P250">$_FILES</text:p>
        </text:list-item>
        <text:list-item>
          <text:p text:style-name="P250">$_COOKIE</text:p>
        </text:list-item>
        <text:list-item>
          <text:p text:style-name="P250">$_SESSION</text:p>
        </text:list-item>
        <text:list-item>
          <text:p text:style-name="P250">$_REQUEST</text:p>
        </text:list-item>
        <text:list-item>
          <text:p text:style-name="P250">$_ENV</text:p>
        </text:list-item>
      </text:list>
      <text:p text:style-name="P251"/>
      <text:h text:style-name="P252" text:outline-level="1">Armazenamento local</text:h>
      <text:p text:style-name="P253"><text:span text:style-name="T750">E</text:span><text:span text:style-name="T751">xistem dois tipos de </text:span><text:span text:style-name="T752">objetos</text:span><text:span text:style-name="T751"> que permitem o </text:span><text:span text:style-name="T753">armazenamento de dados localmente</text:span><text:span text:style-name="T751"> no cliente (memória cache):</text:span></text:p>
      <text:list text:style-name="L21">
        <text:list-item>
          <text:p text:style-name="P254"><text:span text:style-name="T754">localStorage</text:span><text:span text:style-name="T192">: fica armazenada no computador do cliente (não expira)</text:span></text:p>
        </text:list-item>
        <text:list-item>
          <text:p text:style-name="P254"><text:span text:style-name="T754">sessionStorage</text:span><text:span text:style-name="T192">: e</text:span><text:span text:style-name="T755">x</text:span><text:span text:style-name="T192">pira assim que a aba do navegador é fechada<text:line-break/></text:span></text:p>
        </text:list-item>
      </text:list>
      <text:h text:style-name="P255" text:outline-level="1"><text:span text:style-name="Source_20_Text"><text:span text:style-name="T756">Fuso-Horários</text:span></text:span></text:h>
      <text:p text:style-name="P256"><text:span text:style-name="T757">Ao </text:span><text:span text:style-name="T749">inpecionar com</text:span><text:span text:style-name="T757"> </text:span><text:span text:style-name="T758">var_dump()</text:span><text:span text:style-name="T757"> um objeto da clas</text:span><text:span text:style-name="T759">s</text:span><text:span text:style-name="T757">e DateTime, podem ser apresentados </text:span><text:span text:style-name="T760">3 tipos</text:span><text:span text:style-name="T757"> diferentes de </text:span><text:span text:style-name="T761">timezones</text:span><text:span text:style-name="T757"> na propriedade </text:span><text:span text:style-name="T762">timezone_type</text:span><text:span text:style-name="T757">:</text:span></text:p>
      <text:list text:style-name="L22">
        <text:list-item>
          <text:p text:style-name="P257"><text:span text:style-name="T761">UTC</text:span><text:span text:style-name="T757"> (Coordinated Universal Time): Ao contrário do GMT, o UTC não se define pelo sol ou as estrelas, </text:span><text:span text:style-name="T749">pois é</text:span><text:span text:style-name="T757">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763">.<text:line-break/></text:span><text:span text:style-name="T764">Exemplo: </text:span><text:span text:style-name="T765">new</text:span><text:span text:style-name="T766"> </text:span><text:span text:style-name="T767">DateTime</text:span><text:span text:style-name="T766">(</text:span><text:span text:style-name="T768">"17 July 2013 </text:span><text:span text:style-name="T769">-0300</text:span><text:span text:style-name="T768">"</text:span><text:span text:style-name="T766">);<text:line-break/></text:span><text:span text:style-name="T766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761"><text:line-break/></text:span></text:p>
        </text:list-item>
        <text:list-item>
          <text:p text:style-name="P258"><text:span text:style-name="T761">GMT</text:span><text:span text:style-name="T757">(Greenwich Mean Time ou Tempo Médio de Greenwich)<text:line-break/></text:span><text:span text:style-name="T770">Exemplo: </text:span><text:span text:style-name="T771">new</text:span><text:span text:style-name="T772"> </text:span><text:span text:style-name="T773">DateTime</text:span><text:span text:style-name="T772">(</text:span><text:span text:style-name="T774">"17 July 2013 </text:span><text:span text:style-name="T775">GMT</text:span><text:span text:style-name="T774">"</text:span><text:span text:style-name="T772">);</text:span><text:span text:style-name="T776"> </text:span><text:span text:style-name="T777">ou </text:span><text:span text:style-name="T771">new</text:span><text:span text:style-name="T772"> </text:span><text:span text:style-name="T773">DateTime</text:span><text:span text:style-name="T772">(</text:span><text:span text:style-name="T774">"17 July 2013 </text:span><text:span text:style-name="T778">Z</text:span><text:span text:style-name="T774">"</text:span><text:span text:style-name="T772">);</text:span><text:span text:style-name="T779"> </text:span><text:span text:style-name="T770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770"><draw:frame draw:style-name="fr1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59"/>
        </text:list-item>
        <text:list-item>
          <text:p text:style-name="P257"><text:span text:style-name="T770">Identificador do</text:span><text:span text:style-name="T757"> </text:span><text:span text:style-name="T761">Fuso horário</text:span><text:span text:style-name="T757">:<text:line-break/></text:span><text:span text:style-name="T770">Exemplo: </text:span><text:span text:style-name="T771">new</text:span><text:span text:style-name="T772"> </text:span><text:span text:style-name="T773">DateTime</text:span><text:span text:style-name="T772">( </text:span><text:span text:style-name="T774">"17 July 2013"</text:span><text:span text:style-name="T772">, </text:span><text:span text:style-name="T771">new</text:span><text:span text:style-name="T772"> </text:span><text:span text:style-name="T773">DateTimeZone</text:span><text:span text:style-name="T772">(</text:span><text:span text:style-name="T774">"</text:span><text:span text:style-name="T775">Europe/London</text:span><text:span text:style-name="T774">"</text:span><text:span text:style-name="T772">));</text:span><text:span text:style-name="T757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60"/>
      <text:p text:style-name="P261"><text:span text:style-name="T757">N</text:span><text:span text:style-name="T780">ota: Quando uma data for apresentada com as letras T e Z, </text:span><text:span text:style-name="T781">e</text:span><text:span text:style-name="T780">xemplo: </text:span><text:span text:style-name="T774">2023-01-31</text:span><text:span text:style-name="T775">T</text:span><text:span text:style-name="T774">16:42:59</text:span><text:span text:style-name="T775">Z</text:span><text:span text:style-name="T780">, </text:span><text:span text:style-name="T781">s</text:span><text:span text:style-name="T780">ignifica que ela está adequada à norma ISO 8601 (padrão UTC). A letra </text:span><text:span text:style-name="T782">Z</text:span><text:span text:style-name="T780"> é o designador de zona para o deslocamento </text:span><text:span text:style-name="T783">zero</text:span><text:span text:style-name="T780"> do UTC </text:span><text:span text:style-name="T781">(</text:span><text:span text:style-name="T780">meridiano de Greenwich</text:span><text:span text:style-name="T781">)</text:span><text:span text:style-name="T780">, ou seja, </text:span><text:span text:style-name="T781">o fuso horário zero</text:span><text:span text:style-name="T780">, também conhecido como "</text:span><text:span text:style-name="T784">Zulu time</text:span><text:span text:style-name="T780">" </text:span><text:span text:style-name="T781">pelos militares</text:span><text:span text:style-name="T780">.<text:line-break/></text:span></text:p>
      <text:p text:style-name="P262">Modificar timezone para padrão ISO8601:</text:p>
      <text:p text:style-name="P263"><text:span text:style-name="Source_20_Text"><text:span text:style-name="T785">$date</text:span></text:span><text:span text:style-name="Source_20_Text"><text:span text:style-name="T786">-&gt;</text:span></text:span><text:span text:style-name="Source_20_Text"><text:span text:style-name="T787">setTimezone</text:span></text:span><text:span text:style-name="Source_20_Text"><text:span text:style-name="T786">(</text:span></text:span><text:span text:style-name="Source_20_Text"><text:span text:style-name="T788">new</text:span></text:span><text:span text:style-name="Source_20_Text"><text:span text:style-name="T786"> </text:span></text:span><text:span text:style-name="Source_20_Text"><text:span text:style-name="T789">DateTimeZone</text:span></text:span><text:span text:style-name="Source_20_Text"><text:span text:style-name="T786">(</text:span></text:span><text:span text:style-name="Source_20_Text"><text:span text:style-name="T790">'</text:span></text:span><text:span text:style-name="Source_20_Text"><text:span text:style-name="T791">UTC</text:span></text:span><text:span text:style-name="Source_20_Text"><text:span text:style-name="T790">'</text:span></text:span><text:span text:style-name="Source_20_Text"><text:span text:style-name="T786">));</text:span></text:span></text:p>
      <text:p text:style-name="P264"><text:span text:style-name="Source_20_Text"/></text:p>
      <text:p text:style-name="P264"><text:span text:style-name="Source_20_Text"><text:span text:style-name="T792">Modificar timezone para </text:span></text:span><text:span text:style-name="Source_20_Text"><text:span text:style-name="T793">nossa</text:span></text:span><text:span text:style-name="Source_20_Text"><text:span text:style-name="T792"> região:</text:span></text:span></text:p>
      <text:p text:style-name="P265"><text:span text:style-name="T794">$date</text:span><text:span text:style-name="T795">-&gt;</text:span><text:span text:style-name="T796">setTimezone</text:span><text:span text:style-name="T795">(</text:span><text:span text:style-name="T797">new</text:span><text:span text:style-name="T795"> </text:span><text:span text:style-name="T798">DateTimeZone</text:span><text:span text:style-name="T795">(</text:span><text:span text:style-name="T799">'America/Sao_Paulo'</text:span><text:span text:style-name="T795">));</text:span></text:p>
      <text:p text:style-name="P266"/>
      <text:p text:style-name="P267">Converter data UTC para fuso horário brasileiro:</text:p>
      <text:p text:style-name="P268"><text:span text:style-name="T209">$objData</text:span><text:span text:style-name="T207"> = </text:span><text:span text:style-name="T206">new</text:span><text:span text:style-name="T207"> </text:span><text:span text:style-name="T211">DateTime</text:span><text:span text:style-name="T207">(</text:span><text:span text:style-name="T379">"2023-05-18 14:00:00"</text:span><text:span text:style-name="T207">, </text:span><text:span text:style-name="T206">new</text:span><text:span text:style-name="T207"> </text:span><text:span text:style-name="T211">DateTimeZone</text:span><text:span text:style-name="T207">(</text:span><text:span text:style-name="T379">'UTC'</text:span><text:span text:style-name="T207">));<text:tab/></text:span></text:p>
      <text:p text:style-name="P268"><text:span text:style-name="T208">date_default_timezone_set</text:span><text:span text:style-name="T207">(</text:span><text:span text:style-name="T379">'America/Sao_Paulo'</text:span><text:span text:style-name="T207">);<text:tab/><text:tab/><text:tab/><text:tab/><text:tab/></text:span></text:p>
      <text:p text:style-name="P269"><text:span text:style-name="T800">$objData</text:span><text:span text:style-name="T801">-&gt;</text:span><text:span text:style-name="T802">setTimezone</text:span><text:span text:style-name="T801">(</text:span><text:span text:style-name="T803">new</text:span><text:span text:style-name="T801"> </text:span><text:span text:style-name="T804">DateTimeZone</text:span><text:span text:style-name="T801">(</text:span><text:span text:style-name="T802">date_default_timezone_get</text:span><text:span text:style-name="T801">()));<text:tab/></text:span></text:p>
      <text:h text:style-name="P270" text:outline-level="1"><text:span text:style-name="Source_20_Text"><text:span text:style-name="T756">PRG</text:span></text:span></text:h>
      <text:p text:style-name="P271"/>
      <text:p text:style-name="P271"><text:span text:style-name="T805">O padrão </text:span><text:span text:style-name="Source_20_Text"><text:span text:style-name="T806">POST/Redirect/GET (PRG)</text:span></text:span><text:span text:style-name="T805"> é uma prática comum no desenvolvimento web para evitar problemas ao recarregar ou navegar de volta em páginas que processam formulários via </text:span><text:span text:style-name="Strong_20_Emphasis"><text:span text:style-name="T805">POST</text:span></text:span><text:span text:style-name="T805">. </text:span></text:p>
      <text:p text:style-name="P271"><text:span text:style-name="Strong_20_Emphasis"><text:span text:style-name="T807">Por usar?</text:span></text:span></text:p>
      <text:list text:style-name="L23">
        <text:list-item>
          <text:p text:style-name="P272"><text:span text:style-name="Strong_20_Emphasis">Evitar o "Reenvio de Formulário"</text:span></text:p>
        </text:list-item>
      </text:list>
      <text:list text:style-name="L24">
        <text:list-item>
          <text:list>
            <text:list-item>
              <text:p text:style-name="P273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73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73"><text:span text:style-name="Strong_20_Emphasis">Melhorar a Experiência do Usuário (UX)</text:span></text:p>
          <text:list>
            <text:list-item>
              <text:p text:style-name="P273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73"><text:span text:style-name="Strong_20_Emphasis">URLs Limpas e Compartilháveis</text:span></text:p>
          <text:list>
            <text:list-item>
              <text:p text:style-name="P273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74"/>
      <text:h text:style-name="P275" text:outline-level="1"><text:span text:style-name="Source_20_Text"><text:span text:style-name="T756">file_get_contents x cURL</text:span></text:span></text:h>
      <text:p text:style-name="P274"/>
      <text:p text:style-name="P276"><text:span text:style-name="T805">Tanto </text:span><text:span text:style-name="Source_20_Text"><text:span text:style-name="T808">file_get_contents</text:span></text:span><text:span text:style-name="Source_20_Text"><text:span text:style-name="T809">()</text:span></text:span><text:span text:style-name="T805"> quanto </text:span><text:span text:style-name="Source_20_Text"><text:span text:style-name="T806">cURL</text:span></text:span><text:span text:style-name="T805"> são métodos em PHP usados para fazer requisições HTTP, mas têm diferenças importantes em termos de fun</text:span><text:span text:style-name="T810">cionalidade, flexibilidade e uso.</text:span></text:p>
      <text:p text:style-name="P276"><text:span text:style-name="T810"/></text:p>
      <text:p text:style-name="P276"><text:span text:style-name="Strong_20_Emphasis"><text:span text:style-name="T810">Resumindo: </text:span></text:span><text:span text:style-name="T810">Use </text:span><text:span text:style-name="Source_20_Text"><text:span text:style-name="T810">file_get_contents</text:span></text:span><text:span text:style-name="T810"> para tarefas simples e rápidas. Use </text:span><text:span text:style-name="Strong_20_Emphasis"><text:span text:style-name="T810">cURL</text:span></text:span><text:span text:style-name="T810"> quando precisar de maior controle, flexibilidade e suporte a operações HTTP avançadas.<text:line-break/><text:line-break/></text:span><text:span text:style-name="Strong_20_Emphasis"><text:span text:style-name="T810">Quando usar </text:span></text:span><text:span text:style-name="Strong_20_Emphasis"><text:span text:style-name="Source_20_Text"><text:span text:style-name="T810">file_get_contents</text:span></text:span></text:span><text:span text:style-name="Strong_20_Emphasis"><text:span text:style-name="T810">? </text:span></text:span><text:span text:style-name="T810">Para tarefas simples, como:</text:span></text:p>
      <text:list text:style-name="L25">
        <text:list-item>
          <text:p text:style-name="P277">Buscar o conteúdo de uma URL.</text:p>
        </text:list-item>
        <text:list-item>
          <text:p text:style-name="P277">Ler arquivos locais ou remotos.</text:p>
        </text:list-item>
      </text:list>
      <text:p text:style-name="P278"><text:span text:style-name="T270">$url</text:span><text:span text:style-name="T272"> = </text:span><text:span text:style-name="T444">"https://api.example.com/data"</text:span><text:span text:style-name="T272">;<text:tab/></text:span></text:p>
      <text:p text:style-name="P132"><text:span text:style-name="T209">$response</text:span><text:span text:style-name="T207"> = </text:span><text:span text:style-name="T208">file_get_contents</text:span><text:span text:style-name="T207">(</text:span><text:span text:style-name="T209">$url</text:span><text:span text:style-name="T207">);<text:tab/><text:tab/></text:span></text:p>
      <text:p text:style-name="P279"><text:span text:style-name="T380">echo</text:span><text:span text:style-name="T272"> </text:span><text:span text:style-name="T270">$response</text:span><text:span text:style-name="T272">;<text:tab/><text:tab/><text:tab/><text:tab/><text:tab/></text:span></text:p>
      <text:p text:style-name="P280"/>
      <text:p text:style-name="P280"><text:span text:style-name="Strong_20_Emphasis"><text:span text:style-name="T811">Quando usar cURL? </text:span></text:span><text:span text:style-name="T811">P</text:span><text:span text:style-name="T730">ara tarefa</text:span>s complexas, como:</text:p>
      <text:list text:style-name="L26">
        <text:list-item>
          <text:p text:style-name="P281">Trabalhar com APIs RESTful que exigem autenticação, cabeçalhos personalizados, ou métodos HTTP avançados.</text:p>
        </text:list-item>
        <text:list-item>
          <text:p text:style-name="P281">Gerenciar cookies e sessões.</text:p>
        </text:list-item>
        <text:list-item>
          <text:p text:style-name="P281">Controlar redirecionamentos e timeouts.</text:p>
        </text:list-item>
        <text:list-item>
          <text:p text:style-name="P281">Upload de arquivos.</text:p>
        </text:list-item>
      </text:list>
      <text:p text:style-name="P278"><text:span text:style-name="Strong_20_Emphasis"><text:span text:style-name="T812">$ch</text:span></text:span><text:span text:style-name="Strong_20_Emphasis"><text:span text:style-name="T813"> = </text:span></text:span><text:span text:style-name="Strong_20_Emphasis"><text:span text:style-name="T814">curl_init</text:span></text:span><text:span text:style-name="Strong_20_Emphasis"><text:span text:style-name="T813">(</text:span></text:span><text:span text:style-name="Strong_20_Emphasis"><text:span text:style-name="T815">"https://api.example.com/data"</text:span></text:span><text:span text:style-name="Strong_20_Emphasis"><text:span text:style-name="T813">);<text:tab/></text:span></text:span></text:p>
      <text:p text:style-name="P132"><text:span text:style-name="T208">curl_setopt</text:span><text:span text:style-name="T207">(</text:span><text:span text:style-name="T209">$ch</text:span><text:span text:style-name="T207">, CURLOPT_RETURNTRANSFER, </text:span><text:span text:style-name="T206">true</text:span><text:span text:style-name="T207">);<text:tab/></text:span></text:p>
      <text:p text:style-name="P132"><text:span text:style-name="T208">curl_setopt</text:span><text:span text:style-name="T207">(</text:span><text:span text:style-name="T209">$ch</text:span><text:span text:style-name="T207">, CURLOPT_HTTPHEADER, [<text:tab/><text:tab/></text:span></text:p>
      <text:p text:style-name="P282"><text:s text:c="2"/>"Authorization: Bearer your_token_here"<text:tab/><text:tab/></text:p>
      <text:p text:style-name="P133">]);<text:tab/><text:tab/><text:tab/><text:tab/><text:tab/><text:tab/><text:tab/><text:tab/></text:p>
      <text:p text:style-name="P132"><text:span text:style-name="T209">$response</text:span><text:span text:style-name="T207"> = </text:span><text:span text:style-name="T208">curl_exec</text:span><text:span text:style-name="T207">(</text:span><text:span text:style-name="T209">$ch</text:span><text:span text:style-name="T207">);<text:tab/><text:tab/><text:tab/><text:tab/></text:span></text:p>
      <text:p text:style-name="P132"><text:span text:style-name="T208">curl_close</text:span><text:span text:style-name="T207">(</text:span><text:span text:style-name="T209">$ch</text:span><text:span text:style-name="T207">);<text:tab/><text:tab/><text:tab/><text:tab/><text:tab/><text:tab/></text:span></text:p>
      <text:p text:style-name="P132"><text:span text:style-name="T208">echo</text:span><text:span text:style-name="T207"> </text:span><text:span text:style-name="T209">$response</text:span><text:span text:style-name="T207">;<text:tab/><text:tab/><text:tab/><text:tab/><text:tab/><text:tab/></text:span></text:p>
      <text:p text:style-name="P283"><text:soft-page-break/><text:span text:style-name="T810"/></text:p>
      <text:h text:style-name="P275" text:outline-level="1"><text:span text:style-name="Source_20_Text"><text:span text:style-name="T756">Modo estrito de tipagem</text:span></text:span></text:h>
      <text:p text:style-name="P284"><text:span text:style-name="T816">O</text:span> <text:span text:style-name="T816">PHP</text:span> lida com tipos <text:span text:style-name="T816">de duas formas:</text:span> Uma delas é chamada "Coercive Type Mode" onde acontece todo aquele malabarismo e adivinhações de tipos. A outra é o <text:span text:style-name="T224">Strict Type Mode</text:span> onde o malabarismo e a adivinhação ainda acontecem, mas quando os tipos são definidos explicitamente alguns TypeErrors serão lançados quando os tipos não forem compatíveis.</text:p>
      <text:list text:style-name="L27">
        <text:list-item>
          <text:p text:style-name="P285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85">É útil para criar códigos mais seguros e previsíveis,</text:p>
        </text:list-item>
        <text:list-item>
          <text:p text:style-name="P285">Se os tipos não forem compatíveis, o PHP lançará um erro <text:span text:style-name="Strong_20_Emphasis"><text:span text:style-name="T4">TypeError,</text:span></text:span></text:p>
        </text:list-item>
        <text:list-item>
          <text:p text:style-name="P285"><text:span text:style-name="T817">A </text:span><text:span text:style-name="T818">diretiva </text:span><text:span text:style-name="T819">declare</text:span><text:span text:style-name="T818"> agirá</text:span> somente <text:span text:style-name="T818">n</text:span>o arquivo onde foi declarado,</text:p>
        </text:list-item>
        <text:list-item>
          <text:p text:style-name="P285">Deve ser a <text:span text:style-name="Strong_20_Emphasis"><text:span text:style-name="T4">primeira linha do arquivo</text:span></text:span>, logo após a abertura <text:span text:style-name="T148">&lt;?</text:span><text:span text:style-name="T820">php</text:span></text:p>
        </text:list-item>
      </text:list>
      <text:p text:style-name="P286"><text:span text:style-name="T821">&lt;?php</text:span><text:span text:style-name="T822"><text:tab/><text:tab/><text:tab/><text:tab/></text:span></text:p>
      <text:p text:style-name="P287"><text:span text:style-name="T378">declare</text:span><text:span text:style-name="T207">(strict_types=</text:span><text:span text:style-name="T381">1</text:span><text:span text:style-name="T207">);<text:tab/></text:span></text:p>
      <text:p text:style-name="P288"/>
      <text:h text:style-name="P289" text:outline-level="1">Miscelâneas</text:h>
      <text:p text:style-name="P290"><text:span text:style-name="T823"/></text:p>
      <text:p text:style-name="P290"><text:span text:style-name="T823">O </text:span><text:span text:style-name="T824">protocolo </text:span><text:span text:style-name="T825">FastCGI</text:span><text:span text:style-name="T824"> <text:s/>mantém processos prontos para reutilização, ao contrário do </text:span><text:span text:style-name="T823">tradicional</text:span><text:span text:style-name="T824"> mod_php, que precisa inicializar o PHP a cada solicitação. </text:span><text:span text:style-name="T823">Para extrair o máximo d</text:span><text:span text:style-name="T824">esse</text:span><text:span text:style-name="T823"> protocolo, foi desenvolvido o </text:span><text:span text:style-name="Strong_20_Emphasis"><text:span text:style-name="T825">PHP-FPM</text:span></text:span><text:span text:style-name="T823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190">não possui um mecanismo embutido para receber diretamente conexões HTTP</text:span></text:span><text:span text:style-name="T190">;</text:span> essa função é delegada a um servidor web, como o Apache ou o Nginx.</text:p>
      <text:p text:style-name="P291">Funções do PHP-FPM como “Servidor de Aplicação”:</text:p>
      <text:list text:style-name="L28">
        <text:list-item>
          <text:p text:style-name="P292">Executa scripts PHP.</text:p>
        </text:list-item>
        <text:list-item>
          <text:p text:style-name="P292">Processa requisições encaminhadas por servidores web (Apache, Nginx, etc.).</text:p>
        </text:list-item>
        <text:list-item>
          <text:p text:style-name="P292">Gerencia o ciclo de vida dos processos que executam os scripts PHP.</text:p>
        </text:list-item>
      </text:list>
      <text:p text:style-name="P291"/>
      <text:p text:style-name="P291">Como ocorre a interação entre PHP-FPM e Apache:</text:p>
      <text:list text:style-name="L29">
        <text:list-item>
          <text:p text:style-name="P293"><text:span text:style-name="Strong_20_Emphasis"><text:span text:style-name="T730">Solicitação do Cliente</text:span></text:span><text:span text:style-name="T730">: O navegador do cliente envia uma solicitação HTTP para o Apache.</text:span></text:p>
        </text:list-item>
        <text:list-item>
          <text:p text:style-name="P293"><text:span text:style-name="Strong_20_Emphasis"><text:span text:style-name="T730">Encaminhamento para o PHP-FPM</text:span></text:span><text:span text:style-name="T730">: O Apache, por meio do módulo </text:span><text:span text:style-name="Source_20_Text"><text:span text:style-name="T730">mod_proxy_fcgi</text:span></text:span><text:span text:style-name="T730">, encaminha a solicitação para o PHP-FPM.</text:span></text:p>
        </text:list-item>
        <text:list-item>
          <text:p text:style-name="P293"><text:span text:style-name="Strong_20_Emphasis"><text:span text:style-name="T730">Processamento do Script</text:span></text:span><text:span text:style-name="T730">: O PHP-FPM executa o script PHP solicitado.</text:span></text:p>
        </text:list-item>
        <text:list-item>
          <text:p text:style-name="P293"><text:span text:style-name="Strong_20_Emphasis"><text:span text:style-name="T730">Resposta ao Cliente</text:span></text:span><text:span text:style-name="T730">: O resultado gerado pelo PHP-FPM é retornado ao Apache, que o envia de volta ao cliente.</text:span></text:p>
        </text:list-item>
      </text:list>
      <text:p text:style-name="Text_20_body"><text:span text:style-name="T730"/></text:p>
      <text:p text:style-name="Text_20_body"><text:span text:style-name="T730">É importante lembrar que o </text:span><text:span text:style-name="Strong_20_Emphasis"><text:span text:style-name="T730">PHP-FPM não é um servidor web</text:span></text:span><text:span text:style-name="T730">. Portanto:</text:span></text:p>
      <text:list text:style-name="L30">
        <text:list-item>
          <text:p text:style-name="P294"><text:span text:style-name="T730">Ele </text:span><text:span text:style-name="Strong_20_Emphasis"><text:span text:style-name="T730">não recebe solicitações HTTP diretamente dos navegadores</text:span></text:span><text:span text:style-name="T730">.</text:span></text:p>
        </text:list-item>
        <text:list-item>
          <text:p text:style-name="P295">Depende de um servidor web (como Apache ou Nginx) para intermediar as solicitações e as respostas.</text:p>
        </text:list-item>
      </text:list>
      <text:p text:style-name="P291"/>
      <text:p text:style-name="P296"/>
      <text:p text:style-name="P297"><text:span text:style-name="Strong_20_Emphasis"><text:span text:style-name="T826">WebSocket</text:span></text:span><text:span text:style-name="T810"> </text:span><text:span text:style-name="T827">é</text:span><text:span text:style-name="T810"> um protocolo de comunicação que permite a </text:span><text:span text:style-name="Strong_20_Emphasis"><text:span text:style-name="T828">troca de dados em tempo real. </text:span></text:span><text:span text:style-name="T810">Diferentemente do HTTP tradicional, que funciona no modelo de requisição/resposta, os WebSockets estabelecem uma </text:span><text:span text:style-name="Strong_20_Emphasis"><text:span text:style-name="T828">conexão bidirecional persistente</text:span></text:span><text:span text:style-name="T810">, onde tanto o cliente quanto o servidor podem enviar e receber mensagens a qualquer momento. </text:span><text:span text:style-name="Strong_20_Emphasis"><text:span text:style-name="T826">Woole</text:span></text:span><text:span text:style-name="Strong_20_Emphasis"><text:span text:style-name="T810"> </text:span></text:span><text:span text:style-name="Strong_20_Emphasis"><text:span text:style-name="T827">é u</text:span></text:span>ma extensão do PHP que permite implementar servidores WebSocket de alto desempenho. Ideal para aplicações que precisam de alta concorrência e desempenho.</text:p>
      <text:p text:style-name="P2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20T16:51:53.862000000</dc:date>
    <meta:editing-duration>P2DT2H14M1S</meta:editing-duration>
    <meta:editing-cycles>168</meta:editing-cycles>
    <meta:document-statistic meta:table-count="0" meta:image-count="42" meta:object-count="0" meta:page-count="35" meta:paragraph-count="427" meta:word-count="6064" meta:character-count="39207" meta:non-whitespace-character-count="33082"/>
  </office:meta>
</office:document-meta>
</file>